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rotation-align="none"/>
      <style:text-properties fo:color="#20202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fo:background-color="#ffff00"/>
    </style:style>
    <style:style style:name="T1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font-name="Calibri"/>
    </style:style>
    <style:style style:name="T2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style-asian="normal" style:font-style-complex="normal" style:text-emphasize="none" style:font-relief="none" style:font-name="Calibri" fo:font-weight="bold" style:font-weight-asian="bold" style:font-weight-complex="bold"/>
    </style:style>
    <style:style style:name="T3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="Calibri"/>
    </style:style>
    <style:style style:name="T4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2pt" style:font-size-asian="12pt" style:font-name-complex="Calibri" style:font-name="Calibri" fo:font-weight="bold" style:font-weight-asian="bold" style:font-weight-complex="bold"/>
    </style:style>
    <style:style style:name="T5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2pt" style:font-size-asian="12pt" style:font-name-complex="Calibri" style:font-name="Calibri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2pt" style:font-size-asian="12pt" style:language-complex="hi" style:country-complex="IN" fo:font-size="12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Ubuntu"/>
    </style:style>
    <style:style style:name="T8" style:family="text">
      <style:text-properties style:language-asian="zh" style:country-asian="CN" style:font-relief="none" style:text-emphasize="none" style:font-style-complex="normal" style:font-style-asian="normal" style:font-size-complex="12pt" style:font-size-asian="12pt" style:language-complex="hi" style:country-complex="IN" fo:font-size="12pt" style:text-overline-style="none" style:text-overline-color="font-color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fo:color="#000000" style:font-name="Calibri" fo:font-weight="bold" style:font-name-complex="Calibri" style:font-weight-asian="bold" style:font-weight-complex="bold"/>
    </style:style>
    <style:style style:name="T9" style:family="text">
      <style:text-properties style:font-name-asian="Noto Sans CJK SC" style:font-name="Calibri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fo:color="#000000" style:text-overline-style="none" style:text-overline-color="font-color" style:language-asian="zh" style:country-asian="C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10" style:family="text">
      <style:text-properties style:font-name-asian="Noto Sans CJK SC" style:font-relief="none" style:text-emphasize="none" style:font-style-complex="normal" style:font-style-asian="normal" style:font-size-complex="12pt" style:font-size-asian="12pt" style:text-overline-style="none" style:text-overline-color="font-color" style:language-asian="zh" style:country-asian="CN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Ubuntu" fo:font-weight="bold" style:font-name-complex="Lohit Devanagari" style:font-weight-asian="bold" style:font-weight-complex="bold"/>
    </style:style>
    <style:style style:name="T11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font-size-asian="12pt" style:font-size-complex="12pt" style:font-weight-asian="normal" style:font-weight-complex="normal" style:font-style-asian="normal" style:font-style-complex="normal" style:text-emphasize="none" style:font-relief="none" fo:color="#000000" fo:font-style="normal" style:font-name-asian="Noto Sans CJK SC" fo:font-size="12pt"/>
    </style:style>
    <style:style style:name="T12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font-size-asian="12pt" style:font-size-complex="12pt" style:font-style-asian="normal" style:font-style-complex="normal" style:text-emphasize="none" style:font-relief="none" fo:color="#000000" fo:font-style="normal" style:font-name-asian="Noto Sans CJK SC" fo:font-size="12pt" style:font-weight-complex="bold" fo:font-weight="bold" style:font-weight-asian="bold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font-size-asian="12pt" style:font-size-complex="12pt" style:font-style-asian="normal" style:font-style-complex="normal" style:text-emphasize="none" style:font-relief="none" fo:color="#000000" fo:font-style="normal" style:font-name-asian="Noto Sans CJK SC" fo:font-size="12pt" fo:font-weight="normal" style:font-weight-asian="normal" style:font-weight-complex="normal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font-size-asian="12pt" style:font-size-complex="12pt" style:font-style-asian="normal" style:font-style-complex="normal" style:text-emphasize="none" style:font-relief="none" fo:color="#000000" fo:font-style="normal" style:font-name-asian="Noto Sans CJK SC" fo:font-size="12pt" fo:font-weight="bold" style:font-weight-asian="bold" style:font-weight-complex="bold"/>
    </style:style>
    <style:style style:name="T15" style:family="text">
      <style:text-properties fo:color="#000000" style:font-name="Calibri" style:text-overline-style="none" style:text-overline-color="font-color" fo:font-size="12pt" fo:font-weight="normal" style:text-underline-style="none" style:text-underline-color="font-color" style:text-line-through-type="none" style:text-outline="false" fo:text-shadow="none" style:text-line-through-mode="continuous" style:font-name-complex="Calibri" style:language-complex="hi" style:country-complex="IN" style:language-asian="zh" style:country-asian="CN" style:font-name-asian="Noto Sans CJK SC" fo:language="en" fo:country="US" style:font-relief="none" style:text-emphasize="none" style:font-style-complex="normal" style:font-style-asian="normal" style:font-weight-complex="normal" style:font-weight-asian="normal" style:font-size-complex="12pt" style:font-size-asian="12pt" fo:font-style="normal"/>
    </style:style>
    <style:style style:name="T16" style:family="text">
      <style:text-properties fo:color="#000000" style:font-name="Calibri" style:text-overline-style="none" style:text-overline-color="font-color" fo:font-size="12pt" style:text-underline-style="none" style:text-underline-color="font-color" style:text-line-through-type="none" style:text-outline="false" fo:text-shadow="none" style:text-line-through-mode="continuous" style:font-name-complex="Calibri" style:language-complex="hi" style:country-complex="IN" style:language-asian="zh" style:country-asian="CN" style:font-name-asian="Noto Sans CJK SC" fo:language="en" fo:country="US" style:font-relief="none" style:text-emphasize="none" style:font-style-complex="normal" style:font-style-asian="normal" style:font-size-complex="12pt" style:font-size-asian="12pt" fo:font-style="normal" style:font-weight-complex="bold" style:font-weight-asian="bold" fo:font-weight="bold"/>
    </style:style>
    <style:style style:name="T17" style:family="text">
      <style:text-properties fo:color="#000000" style:font-name="Calibri" style:text-overline-style="none" style:text-overline-color="font-color" fo:font-size="12pt" style:text-underline-style="none" style:text-underline-color="font-color" style:text-line-through-type="none" style:text-outline="false" fo:text-shadow="none" style:text-line-through-mode="continuous" style:font-name-complex="Calibri" style:language-complex="hi" style:country-complex="IN" style:language-asian="zh" style:country-asian="CN" style:font-name-asian="Noto Sans CJK SC" fo:language="en" fo:country="US" style:font-relief="none" style:text-emphasize="none" style:font-style-complex="normal" style:font-style-asian="normal" style:font-size-complex="12pt" style:font-size-asian="12pt" fo:font-style="normal"/>
    </style:style>
    <style:style style:name="T18" style:family="text">
      <style:text-properties fo:color="#000000" style:font-name="Calibri" style:text-overline-style="none" style:text-overline-color="font-color" fo:font-size="12pt" style:text-underline-style="none" style:text-underline-color="font-color" style:text-line-through-type="none" style:text-outline="false" fo:text-shadow="none" style:text-line-through-mode="continuous" style:font-name-complex="Calibri" style:language-complex="hi" style:country-complex="IN" style:language-asian="zh" style:country-asian="CN" style:font-name-asian="Noto Sans CJK SC" fo:language="en" fo:country="US" style:font-relief="none" style:text-emphasize="none" style:font-style-complex="normal" style:font-style-asian="normal" style:font-size-complex="12pt" style:font-size-asian="12pt" fo:font-style="normal" fo:font-weight="bold" style:font-weight-complex="bold" style:font-weight-asian="bold"/>
    </style:style>
    <style:style style:name="T19" style:family="text">
      <style:text-properties fo:color="#000000" style:font-name="Calibri" style:text-overline-style="none" style:text-overline-color="font-color" fo:font-size="12pt" style:text-underline-style="none" style:text-underline-color="font-color" style:text-line-through-type="none" style:text-outline="false" fo:text-shadow="none" style:text-line-through-mode="continuous" style:font-name-complex="Calibri" style:language-complex="hi" style:country-complex="IN" style:language-asian="zh" style:country-asian="CN" style:font-name-asian="Noto Sans CJK SC" fo:language="en" fo:country="US" style:font-relief="none" style:text-emphasize="none" style:font-style-complex="normal" style:font-style-asian="normal" style:font-size-complex="12pt" style:font-size-asian="12pt" fo:font-style="normal" fo:font-weight="normal" style:font-weight-asian="normal" style:font-weight-complex="normal"/>
    </style:style>
    <style:style style:name="T20" style:family="text">
      <style:text-properties fo:color="#000000" style:font-name="Calibri" style:text-overline-style="none" style:text-overline-color="font-color" fo:font-size="12pt" style:text-underline-style="none" style:text-underline-color="font-color" style:text-line-through-type="none" style:text-outline="false" fo:text-shadow="none" style:text-line-through-mode="continuous" style:font-name-complex="Calibri" style:language-complex="hi" style:country-complex="IN" style:language-asian="zh" style:country-asian="CN" style:font-name-asian="Noto Sans CJK SC" fo:language="en" fo:country="US" style:font-relief="none" style:text-emphasize="none" style:font-style-complex="normal" style:font-style-asian="normal" style:font-size-complex="12pt" style:font-size-asian="12pt" fo:font-style="normal" fo:font-weight="bold" style:font-weight-asian="bold" style:font-weight-complex="bold"/>
    </style:style>
    <style:style style:name="T21" style:family="text">
      <style:text-properties style:text-line-through-type="none" style:font-style-complex="normal" fo:color="#000000" style:font-name="Calibri" style:language-complex="hi" style:country-complex="IN" style:text-line-through-mode="continuous" fo:text-shadow="none" style:text-outline="false" fo:font-weight="normal" style:font-name-complex="Calibri" style:font-name-asian="Noto Sans CJK SC" style:font-size-complex="12pt" style:text-emphasize="none" style:text-underline-style="none" style:text-underline-color="font-color" style:text-overline-style="none" style:text-overline-color="font-color" fo:font-size="12pt" style:font-relief="none" style:font-style-asian="normal" style:font-weight-complex="normal" style:font-weight-asian="normal" style:font-size-asian="12pt" fo:font-style="normal" style:language-asian="zh" style:country-asian="CN" fo:language="en" fo:country="US"/>
    </style:style>
    <style:style style:name="T22" style:family="text">
      <style:text-properties style:text-line-through-type="none" style:font-style-complex="normal" fo:color="#000000" style:font-name="Calibri" style:language-complex="hi" style:country-complex="IN" style:text-line-through-mode="continuous" fo:text-shadow="none" style:text-outline="false" style:font-name-complex="Calibri" style:font-name-asian="Noto Sans CJK SC" style:font-size-complex="12pt" style:text-emphasize="none" style:text-underline-style="none" style:text-underline-color="font-color" style:text-overline-style="none" style:text-overline-color="font-color" fo:font-size="12pt" style:font-relief="none" style:font-style-asian="normal" style:font-size-asian="12pt" fo:font-style="normal" style:language-asian="zh" style:country-asian="CN" fo:language="en" fo:country="US" style:font-weight-complex="bold" style:font-weight-asian="bold" fo:font-weight="bold"/>
    </style:style>
    <style:style style:name="T23" style:family="text">
      <style:text-properties style:text-line-through-type="none" style:font-style-complex="normal" fo:color="#000000" style:font-name="Calibri" style:language-complex="hi" style:country-complex="IN" style:text-line-through-mode="continuous" fo:text-shadow="none" style:text-outline="false" style:font-name-complex="Calibri" style:font-name-asian="Noto Sans CJK SC" style:font-size-complex="12pt" style:text-emphasize="none" style:text-underline-style="none" style:text-underline-color="font-color" style:text-overline-style="none" style:text-overline-color="font-color" fo:font-size="12pt" style:font-relief="none" style:font-style-asian="normal" style:font-size-asian="12pt" fo:font-style="normal" style:language-asian="zh" style:country-asian="CN" fo:language="en" fo:country="US" fo:font-weight="normal" style:font-weight-complex="normal" style:font-weight-asian="normal"/>
    </style:style>
    <style:style style:name="T24" style:family="text">
      <style:text-properties style:text-line-through-type="none" style:font-style-complex="normal" fo:color="#000000" style:font-name="Calibri" style:language-complex="hi" style:country-complex="IN" style:text-line-through-mode="continuous" fo:text-shadow="none" style:text-outline="false" style:font-name-complex="Calibri" style:font-name-asian="Noto Sans CJK SC" style:font-size-complex="12pt" style:text-emphasize="none" style:text-underline-style="none" style:text-underline-color="font-color" style:text-overline-style="none" style:text-overline-color="font-color" fo:font-size="12pt" style:font-relief="none" style:font-style-asian="normal" style:font-size-asian="12pt" fo:font-style="normal" style:language-asian="zh" style:country-asian="CN" fo:language="en" fo:country="US" fo:font-weight="bold" style:font-weight-asian="bold" style:font-weight-complex="bold"/>
    </style:style>
    <style:style style:name="T25" style:family="text">
      <style:text-properties style:text-line-through-type="none" style:font-style-complex="normal" fo:color="#000000" style:font-name="Calibri" style:language-complex="hi" style:country-complex="IN" style:text-line-through-mode="continuous" fo:text-shadow="none" style:text-outline="false" style:font-name-complex="Calibri" style:font-name-asian="Noto Sans CJK SC" style:font-size-complex="12pt" style:text-emphasize="none" style:text-underline-style="none" style:text-underline-color="font-color" style:text-overline-style="none" style:text-overline-color="font-color" fo:font-size="12pt" style:font-relief="none" style:font-style-asian="normal" style:font-size-asian="12pt" fo:font-style="normal" style:language-asian="zh" style:country-asian="CN" fo:language="en" fo:country="US" fo:font-weight="normal" style:font-weight-asian="normal" style:font-weight-complex="normal"/>
    </style:style>
    <style:style style:name="T26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fo:font-weight="normal" style:text-emphasize="none" style:font-weight-asian="normal" style:text-outline="false" fo:text-shadow="none" style:text-overline-style="none" style:text-overline-color="font-color" style:font-style-complex="normal" style:font-size-asian="12pt" style:font-name-complex="Calibri" style:font-weight-complex="normal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/>
    </style:style>
    <style:style style:name="T27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style:font-weight-asian="bold" fo:font-weight="bold" style:font-weight-complex="bold"/>
    </style:style>
    <style:style style:name="T28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fo:font-weight="normal" style:font-weight-asian="normal" style:font-weight-complex="normal"/>
    </style:style>
    <style:style style:name="T29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style:font-weight-complex="bold" style:font-weight-asian="bold" fo:font-weight="bold"/>
    </style:style>
    <style:style style:name="T30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style:font-weight-complex="normal" style:font-weight-asian="normal" fo:font-weight="normal"/>
    </style:style>
    <style:style style:name="T31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style:font-weight-complex="bold" fo:font-weight="bold" style:font-weight-asian="bold"/>
    </style:style>
    <style:style style:name="T32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fo:font-weight="bold" style:font-weight-complex="bold" style:font-weight-asian="bold"/>
    </style:style>
    <style:style style:name="T33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fo:font-weight="normal" style:font-weight-complex="normal" style:font-weight-asian="normal"/>
    </style:style>
    <style:style style:name="T34" style:family="text">
      <style:text-properties style:text-line-through-mode="continuous" style:font-relief="none" fo:language="en" fo:country="US" fo:font-size="12pt" style:font-name="Calibri" style:font-size-complex="12pt" style:language-asian="zh" style:country-asian="CN" style:text-emphasize="none" style:text-outline="false" fo:text-shadow="none" style:text-overline-style="none" style:text-overline-color="font-color" style:font-style-complex="normal" style:font-size-asian="12pt" style:font-name-complex="Calibri" style:text-underline-style="none" style:text-underline-color="font-color" style:language-complex="hi" style:country-complex="IN" fo:font-style="normal" style:text-line-through-type="none" style:font-name-asian="Noto Sans CJK SC" fo:color="#000000" style:font-style-asian="normal" fo:font-weight="bold" style:font-weight-asian="bold" style:font-weight-complex="bold"/>
    </style:style>
    <style:style style:name="T35" style:family="text">
      <style:text-properties style:language-complex="hi" style:country-complex="IN" style:language-asian="zh" style:country-asian="CN" fo:font-style="normal" style:font-name="Calibri" style:font-weight-complex="normal" style:font-weight-asian="normal" fo:text-shadow="none" style:text-outline="false" style:font-name-complex="Calibri" style:font-name-asian="Noto Sans CJK SC" fo:language="en" fo:country="US" style:font-size-asian="12pt" fo:color="#000000" style:font-style-complex="normal" style:text-emphasize="none" style:font-relief="none" fo:font-weight="normal" style:font-size-complex="12pt" style:text-overline-style="none" style:text-overline-color="font-color" fo:font-size="12pt" style:font-style-asian="normal" style:text-line-through-mode="continuous" style:text-line-through-type="none" style:text-underline-style="none" style:text-underline-color="font-color"/>
    </style:style>
    <style:style style:name="T36" style:family="text">
      <style:text-properties style:language-complex="hi" style:country-complex="IN" style:language-asian="zh" style:country-asian="CN" fo:font-style="normal" style:font-name="Calibri" fo:text-shadow="none" style:text-outline="false" style:font-name-complex="Calibri" style:font-name-asian="Noto Sans CJK SC" fo:language="en" fo:country="US" style:font-size-asian="12pt" fo:color="#000000" style:font-style-complex="normal" style:text-emphasize="none" style:font-relief="none" style:font-size-complex="12pt" style:text-overline-style="none" style:text-overline-color="font-color" fo:font-size="12pt" style:font-style-asian="normal" style:text-line-through-mode="continuous" style:text-line-through-type="none" style:text-underline-style="none" style:text-underline-color="font-color" style:font-weight-complex="bold" fo:font-weight="bold" style:font-weight-asian="bold"/>
    </style:style>
    <style:style style:name="T37" style:family="text">
      <style:text-properties style:language-complex="hi" style:country-complex="IN" style:language-asian="zh" style:country-asian="CN" fo:font-style="normal" style:font-name="Calibri" fo:text-shadow="none" style:text-outline="false" style:font-name-complex="Calibri" style:font-name-asian="Noto Sans CJK SC" fo:language="en" fo:country="US" style:font-size-asian="12pt" fo:color="#000000" style:font-style-complex="normal" style:text-emphasize="none" style:font-relief="none" style:font-size-complex="12pt" style:text-overline-style="none" style:text-overline-color="font-color" fo:font-size="12pt" style:font-style-asian="normal" style:text-line-through-mode="continuous" style:text-line-through-type="none" style:text-underline-style="none" style:text-underline-color="font-color" style:font-weight-complex="normal" style:font-weight-asian="normal" fo:font-weight="normal"/>
    </style:style>
    <style:style style:name="T38" style:family="text">
      <style:text-properties style:language-complex="hi" style:country-complex="IN" style:language-asian="zh" style:country-asian="CN" fo:font-style="normal" style:font-name="Calibri" fo:text-shadow="none" style:text-outline="false" style:font-name-complex="Calibri" style:font-name-asian="Noto Sans CJK SC" fo:language="en" fo:country="US" style:font-size-asian="12pt" fo:color="#000000" style:font-style-complex="normal" style:text-emphasize="none" style:font-relief="none" style:font-size-complex="12pt" style:text-overline-style="none" style:text-overline-color="font-color" fo:font-size="12pt" style:font-style-asian="normal" style:text-line-through-mode="continuous" style:text-line-through-type="none" style:text-underline-style="none" style:text-underline-color="font-color" fo:font-weight="bold" style:font-weight-asian="bold" style:font-weight-complex="bold"/>
    </style:style>
    <style:style style:name="T39" style:family="text">
      <style:text-properties style:language-complex="hi" style:country-complex="IN" style:language-asian="zh" style:country-asian="CN" fo:font-style="normal" style:font-name="Calibri" fo:text-shadow="none" style:text-outline="false" style:font-name-complex="Calibri" style:font-name-asian="Noto Sans CJK SC" fo:language="en" fo:country="US" style:font-size-asian="12pt" fo:color="#000000" style:font-style-complex="normal" style:text-emphasize="none" style:font-relief="none" style:font-size-complex="12pt" style:text-overline-style="none" style:text-overline-color="font-color" fo:font-size="12pt" style:font-style-asian="normal" style:text-line-through-mode="continuous" style:text-line-through-type="none" style:text-underline-style="none" style:text-underline-color="font-color" fo:font-weight="normal" style:font-weight-asian="normal" style:font-weight-complex="normal"/>
    </style:style>
    <style:style style:name="T40" style:family="text">
      <style:text-properties style:font-weight-complex="normal" style:font-size-complex="12pt" style:text-outline="false" fo:text-shadow="none" fo:language="en" fo:country="US" style:language-complex="hi" style:country-complex="IN" style:font-name="Calibri" style:text-overline-style="none" style:text-overline-color="font-color" fo:font-weight="normal" style:font-weight-asian="normal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font-name-complex="Calibri" style:text-line-through-type="none" style:text-underline-style="none" style:text-underline-color="font-color"/>
    </style:style>
    <style:style style:name="T41" style:family="text">
      <style:text-properties style:font-size-complex="12pt" style:text-outline="false" fo:text-shadow="none" fo:language="en" fo:country="US" style:language-complex="hi" style:country-complex="IN" style:font-name="Calibri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font-name-complex="Calibri" style:text-line-through-type="none" style:text-underline-style="none" style:text-underline-color="font-color" style:font-weight-asian="bold" style:font-weight-complex="bold" fo:font-weight="bold"/>
    </style:style>
    <style:style style:name="T42" style:family="text">
      <style:text-properties style:font-size-complex="12pt" style:text-outline="false" fo:text-shadow="none" fo:language="en" fo:country="US" style:language-complex="hi" style:country-complex="IN" style:font-name="Calibri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font-name-complex="Calibri" style:text-line-through-type="none" style:text-underline-style="none" style:text-underline-color="font-color" style:font-weight-asian="normal" fo:font-weight="normal" style:font-weight-complex="normal"/>
    </style:style>
    <style:style style:name="T43" style:family="text">
      <style:text-properties style:font-size-complex="12pt" style:text-outline="false" fo:text-shadow="none" fo:language="en" fo:country="US" style:language-complex="hi" style:country-complex="IN" style:font-name="Calibri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font-name-complex="Calibri" style:text-line-through-type="none" style:text-underline-style="none" style:text-underline-color="font-color" fo:font-weight="bold" style:font-weight-asian="bold" style:font-weight-complex="bold"/>
    </style:style>
    <style:style style:name="T44" style:family="text">
      <style:text-properties style:font-size-complex="12pt" style:text-outline="false" fo:text-shadow="none" fo:language="en" fo:country="US" style:language-complex="hi" style:country-complex="IN" style:font-name="Calibri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font-name-complex="Calibri" style:text-line-through-type="none" style:text-underline-style="none" style:text-underline-color="font-color" fo:font-weight="normal" style:font-weight-asian="normal" style:font-weight-complex="normal"/>
    </style:style>
    <style:style style:name="T45" style:family="text">
      <style:text-properties style:font-size-complex="12pt" style:text-outline="false" fo:text-shadow="none" fo:language="en" fo:country="US" style:language-complex="hi" style:country-complex="IN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text-line-through-type="none" style:text-underline-style="none" style:text-underline-color="font-color" style:font-weight-complex="bold" style:font-name="Ubuntu" style:font-weight-asian="bold" style:font-name-complex="Lohit Devanagari" fo:font-weight="bold"/>
    </style:style>
    <style:style style:name="T46" style:family="text">
      <style:text-properties style:font-size-complex="12pt" style:text-outline="false" fo:text-shadow="none" fo:language="en" fo:country="US" style:language-complex="hi" style:country-complex="IN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text-line-through-type="none" style:text-underline-style="none" style:text-underline-color="font-color" style:font-name="Calibri" fo:font-weight="normal" style:font-name-complex="Calibri" style:font-weight-asian="normal" style:font-weight-complex="normal"/>
    </style:style>
    <style:style style:name="T47" style:family="text">
      <style:text-properties style:font-size-complex="12pt" style:text-outline="false" fo:text-shadow="none" fo:language="en" fo:country="US" style:language-complex="hi" style:country-complex="IN" style:text-overline-style="none" style:text-overline-color="font-color" style:font-style-complex="normal" style:language-asian="zh" style:country-asian="CN" fo:font-style="normal" style:text-line-through-mode="continuous" fo:font-size="12pt" style:font-size-asian="12pt" style:font-style-asian="normal" style:text-emphasize="none" style:font-relief="none" fo:color="#000000" style:font-name-asian="Noto Sans CJK SC" style:text-line-through-type="none" style:text-underline-style="none" style:text-underline-color="font-color" style:font-name="Calibri" style:font-name-complex="Calibri" fo:font-weight="bold" style:font-weight-asian="bold" style:font-weight-complex="bold"/>
    </style:style>
    <style:style style:name="T48" style:family="text">
      <style:text-properties style:text-line-through-type="none" style:font-weight-asian="normal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name="Calibri" style:font-weight-complex="normal" style:language-complex="hi" style:country-complex="IN" style:font-name-complex="Calibri" style:font-relief="none" fo:color="#000000" style:language-asian="zh" style:country-asian="CN" style:font-style-asian="normal" style:font-style-complex="normal" fo:font-weight="normal" style:text-underline-style="none" style:text-underline-color="font-color" style:text-line-through-mode="continuous" fo:font-style="normal"/>
    </style:style>
    <style:style style:name="T49" style:family="text">
      <style:text-properties style:text-line-through-type="none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language-complex="hi" style:country-complex="IN" style:font-relief="none" fo:color="#000000" style:language-asian="zh" style:country-asian="CN" style:font-style-asian="normal" style:font-style-complex="normal" style:text-underline-style="none" style:text-underline-color="font-color" style:text-line-through-mode="continuous" fo:font-style="normal" style:font-weight-complex="bold" style:font-weight-asian="bold" style:font-name="Ubuntu" style:font-name-complex="Lohit Devanagari" fo:font-weight="bold"/>
    </style:style>
    <style:style style:name="T50" style:family="text">
      <style:text-properties style:text-line-through-type="none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language-complex="hi" style:country-complex="IN" style:font-relief="none" fo:color="#000000" style:language-asian="zh" style:country-asian="CN" style:font-style-asian="normal" style:font-style-complex="normal" style:text-underline-style="none" style:text-underline-color="font-color" style:text-line-through-mode="continuous" fo:font-style="normal" style:font-name="Calibri" fo:font-weight="normal" style:font-name-complex="Calibri" style:font-weight-asian="normal" style:font-weight-complex="normal"/>
    </style:style>
    <style:style style:name="T51" style:family="text">
      <style:text-properties style:text-line-through-type="none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language-complex="hi" style:country-complex="IN" style:font-relief="none" fo:color="#000000" style:language-asian="zh" style:country-asian="CN" style:font-style-asian="normal" style:font-style-complex="normal" style:text-underline-style="none" style:text-underline-color="font-color" style:text-line-through-mode="continuous" fo:font-style="normal" style:font-name="Calibri" style:font-name-complex="Calibri" fo:font-weight="bold" style:font-weight-asian="bold" style:font-weight-complex="bold"/>
    </style:style>
    <style:style style:name="T52" style:family="text">
      <style:text-properties style:text-line-through-mode="continuous" style:font-name="Calibri" style:font-weight-complex="normal" style:font-weight-asian="normal" fo:text-shadow="none" style:text-outline="false" style:font-name-complex="Calibri" style:font-name-asian="Noto Sans CJK SC" fo:color="#000000" style:text-emphasize="none" style:font-style-complex="normal" style:language-asian="zh" style:country-asian="CN" fo:font-style="normal" style:text-line-through-type="none" style:text-underline-style="none" style:text-underline-color="font-color" style:language-complex="hi" style:country-complex="IN" style:font-size-asian="12pt" fo:language="en" fo:country="US" style:font-relief="none" fo:font-weight="normal" style:font-size-complex="12pt" style:text-overline-style="none" style:text-overline-color="font-color" fo:font-size="12pt" style:font-style-asian="normal"/>
    </style:style>
    <style:style style:name="T53" style:family="text">
      <style:text-properties style:text-line-through-mode="continuous" style:font-name="Calibri" fo:text-shadow="none" style:text-outline="false" style:font-name-complex="Calibri" style:font-name-asian="Noto Sans CJK SC" fo:color="#000000" style:text-emphasize="none" style:font-style-complex="normal" style:language-asian="zh" style:country-asian="CN" fo:font-style="normal" style:text-line-through-type="none" style:text-underline-style="none" style:text-underline-color="font-color" style:language-complex="hi" style:country-complex="IN" style:font-size-asian="12pt" fo:language="en" fo:country="US" style:font-relief="none" style:font-size-complex="12pt" style:text-overline-style="none" style:text-overline-color="font-color" fo:font-size="12pt" style:font-style-asian="normal" fo:font-weight="bold" style:font-weight-asian="bold" style:font-weight-complex="bold"/>
    </style:style>
    <style:style style:name="T54" style:family="text">
      <style:text-properties style:text-line-through-mode="continuous" style:font-name="Calibri" fo:text-shadow="none" style:text-outline="false" style:font-name-complex="Calibri" style:font-name-asian="Noto Sans CJK SC" fo:color="#000000" style:text-emphasize="none" style:font-style-complex="normal" style:language-asian="zh" style:country-asian="CN" fo:font-style="normal" style:text-line-through-type="none" style:text-underline-style="none" style:text-underline-color="font-color" style:language-complex="hi" style:country-complex="IN" style:font-size-asian="12pt" fo:language="en" fo:country="US" style:font-relief="none" style:font-size-complex="12pt" style:text-overline-style="none" style:text-overline-color="font-color" fo:font-size="12pt" style:font-style-asian="normal" style:font-weight-complex="normal" fo:font-weight="normal" style:font-weight-asian="normal"/>
    </style:style>
    <style:style style:name="T55" style:family="text">
      <style:text-properties style:text-line-through-mode="continuous" style:font-name="Calibri" fo:text-shadow="none" style:text-outline="false" style:font-name-complex="Calibri" style:font-name-asian="Noto Sans CJK SC" fo:color="#000000" style:text-emphasize="none" style:font-style-complex="normal" style:language-asian="zh" style:country-asian="CN" fo:font-style="normal" style:text-line-through-type="none" style:text-underline-style="none" style:text-underline-color="font-color" style:language-complex="hi" style:country-complex="IN" style:font-size-asian="12pt" fo:language="en" fo:country="US" style:font-relief="none" style:font-size-complex="12pt" style:text-overline-style="none" style:text-overline-color="font-color" fo:font-size="12pt" style:font-style-asian="normal" fo:font-weight="normal" style:font-weight-asian="normal" style:font-weight-complex="normal"/>
    </style:style>
    <style:style style:name="T56" style:family="text">
      <style:text-properties style:text-line-through-mode="continuous" style:font-name="Calibri" fo:text-shadow="none" style:text-outline="false" style:font-name-complex="Calibri" style:font-name-asian="Noto Sans CJK SC" fo:color="#000000" style:text-emphasize="none" style:font-style-complex="normal" style:language-asian="zh" style:country-asian="CN" fo:font-style="normal" style:text-line-through-type="none" style:text-underline-style="none" style:text-underline-color="font-color" style:language-complex="hi" style:country-complex="IN" style:font-size-asian="12pt" fo:language="en" fo:country="US" style:font-relief="none" style:font-size-complex="12pt" style:text-overline-style="none" style:text-overline-color="font-color" fo:font-size="12pt" style:font-style-asian="normal" style:font-weight-complex="bold" fo:font-weight="bold" style:font-weight-asian="bold"/>
    </style:style>
    <style:style style:name="T57" style:family="text">
      <style:text-properties style:text-line-through-mode="continuous" style:font-name="Calibri" fo:text-shadow="none" style:text-outline="false" style:font-name-complex="Calibri" style:font-name-asian="Noto Sans CJK SC" fo:color="#000000" style:text-emphasize="none" style:font-style-complex="normal" style:language-asian="zh" style:country-asian="CN" fo:font-style="normal" style:text-line-through-type="none" style:text-underline-style="none" style:text-underline-color="font-color" style:language-complex="hi" style:country-complex="IN" style:font-size-asian="12pt" fo:language="en" fo:country="US" style:font-relief="none" style:font-size-complex="12pt" style:text-overline-style="none" style:text-overline-color="font-color" fo:font-size="12pt" style:font-style-asian="normal" style:font-weight-asian="normal" style:font-weight-complex="normal" fo:font-weight="normal"/>
    </style:style>
    <style:style style:name="T58" style:family="text">
      <style:text-properties style:text-emphasize="none" fo:font-size="12pt" style:font-style-asian="normal" style:font-size-complex="12pt" style:font-weight-asian="normal" fo:color="#000000" fo:language="en" fo:country="US" style:text-line-through-mode="continuous" fo:text-shadow="none" style:text-underline-style="none" style:text-underline-color="font-color" style:font-weight-complex="normal" style:font-name-asian="Noto Sans CJK SC" style:font-relief="none" style:text-overline-style="none" style:text-overline-color="font-color" fo:font-weight="normal" style:font-style-complex="normal" style:font-size-asian="12pt" style:font-name-complex="Calibri" style:language-asian="zh" style:country-asian="CN" style:font-name="Calibri" style:text-line-through-type="none" fo:font-style="normal" style:text-outline="false" style:language-complex="hi" style:country-complex="IN"/>
    </style:style>
    <style:style style:name="T59" style:family="text">
      <style:text-properties style:text-emphasize="none" fo:font-size="12pt" style:font-style-asian="normal" style:font-size-complex="12pt" fo:color="#000000" fo:language="en" fo:country="US" style:text-line-through-mode="continuous" fo:text-shadow="none" style:text-underline-style="none" style:text-underline-color="font-color" style:font-name-asian="Noto Sans CJK SC" style:font-relief="none" style:text-overline-style="none" style:text-overline-color="font-color" style:font-style-complex="normal" style:font-size-asian="12pt" style:font-name-complex="Calibri" style:language-asian="zh" style:country-asian="CN" style:font-name="Calibri" style:text-line-through-type="none" fo:font-style="normal" style:text-outline="false" style:language-complex="hi" style:country-complex="IN" style:font-weight-complex="bold" style:font-weight-asian="bold" fo:font-weight="bold"/>
    </style:style>
    <style:style style:name="T60" style:family="text">
      <style:text-properties style:text-emphasize="none" fo:font-size="12pt" style:font-style-asian="normal" style:font-size-complex="12pt" fo:color="#000000" fo:language="en" fo:country="US" style:text-line-through-mode="continuous" fo:text-shadow="none" style:text-underline-style="none" style:text-underline-color="font-color" style:font-name-asian="Noto Sans CJK SC" style:font-relief="none" style:text-overline-style="none" style:text-overline-color="font-color" style:font-style-complex="normal" style:font-size-asian="12pt" style:font-name-complex="Calibri" style:language-asian="zh" style:country-asian="CN" style:font-name="Calibri" style:text-line-through-type="none" fo:font-style="normal" style:text-outline="false" style:language-complex="hi" style:country-complex="IN" fo:font-weight="normal" style:font-weight-asian="normal" style:font-weight-complex="normal"/>
    </style:style>
    <style:style style:name="T61" style:family="text">
      <style:text-properties style:text-emphasize="none" fo:font-size="12pt" style:font-style-asian="normal" style:font-size-complex="12pt" fo:color="#000000" fo:language="en" fo:country="US" style:text-line-through-mode="continuous" fo:text-shadow="none" style:text-underline-style="none" style:text-underline-color="font-color" style:font-name-asian="Noto Sans CJK SC" style:font-relief="none" style:text-overline-style="none" style:text-overline-color="font-color" style:font-style-complex="normal" style:font-size-asian="12pt" style:language-asian="zh" style:country-asian="CN" style:text-line-through-type="none" fo:font-style="normal" style:text-outline="false" style:language-complex="hi" style:country-complex="IN" style:font-name="Ubuntu" fo:font-weight="bold" style:font-name-complex="Lohit Devanagari" style:font-weight-asian="bold" style:font-weight-complex="bold"/>
    </style:style>
    <style:style style:name="T62" style:family="text">
      <style:text-properties style:text-emphasize="none" fo:font-size="12pt" style:font-style-asian="normal" style:font-size-complex="12pt" fo:color="#000000" fo:language="en" fo:country="US" style:text-line-through-mode="continuous" fo:text-shadow="none" style:text-underline-style="none" style:text-underline-color="font-color" style:font-name-asian="Noto Sans CJK SC" style:font-relief="none" style:text-overline-style="none" style:text-overline-color="font-color" style:font-style-complex="normal" style:font-size-asian="12pt" style:language-asian="zh" style:country-asian="CN" style:text-line-through-type="none" fo:font-style="normal" style:text-outline="false" style:language-complex="hi" style:country-complex="IN" style:font-name="Calibri" fo:font-weight="normal" style:font-name-complex="Calibri" style:font-weight-asian="normal" style:font-weight-complex="normal"/>
    </style:style>
    <style:style style:name="T63" style:family="text">
      <style:text-properties style:text-emphasize="none" fo:font-size="12pt" style:font-style-asian="normal" style:font-size-complex="12pt" fo:color="#000000" fo:language="en" fo:country="US" style:text-line-through-mode="continuous" fo:text-shadow="none" style:text-underline-style="none" style:text-underline-color="font-color" style:font-name-asian="Noto Sans CJK SC" style:font-relief="none" style:text-overline-style="none" style:text-overline-color="font-color" style:font-style-complex="normal" style:font-size-asian="12pt" style:language-asian="zh" style:country-asian="CN" style:text-line-through-type="none" fo:font-style="normal" style:text-outline="false" style:language-complex="hi" style:country-complex="IN" style:font-name="Calibri" style:font-name-complex="Calibri" fo:font-weight="bold" style:font-weight-asian="bold" style:font-weight-complex="bold"/>
    </style:style>
    <style:style style:name="T64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weight-asian="normal" style:font-style-asian="normal" style:text-outline="false" style:language-asian="zh" style:country-asian="CN" style:text-line-through-mode="continuous" fo:font-size="12pt" style:text-overline-style="none" style:text-overline-color="font-color" fo:font-style="normal" fo:font-weight="normal" style:font-relief="none" fo:color="#000000" style:font-size-asian="12pt" style:language-complex="hi" style:country-complex="IN" style:font-weight-complex="normal"/>
    </style:style>
    <style:style style:name="T65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style-asian="normal" style:text-outline="false" style:language-asian="zh" style:country-asian="CN" style:text-line-through-mode="continuous" fo:font-size="12pt" style:text-overline-style="none" style:text-overline-color="font-color" fo:font-style="normal" style:font-relief="none" fo:color="#000000" style:font-size-asian="12pt" style:language-complex="hi" style:country-complex="IN" fo:font-weight="bold" style:font-weight-asian="bold" style:font-weight-complex="bold"/>
    </style:style>
    <style:style style:name="T66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style-asian="normal" style:text-outline="false" style:language-asian="zh" style:country-asian="CN" style:text-line-through-mode="continuous" fo:font-size="12pt" style:text-overline-style="none" style:text-overline-color="font-color" fo:font-style="normal" style:font-relief="none" fo:color="#000000" style:font-size-asian="12pt" style:language-complex="hi" style:country-complex="IN" style:font-weight-complex="normal" fo:font-weight="normal" style:font-weight-asian="normal"/>
    </style:style>
    <style:style style:name="T67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style-asian="normal" style:text-outline="false" style:language-asian="zh" style:country-asian="CN" style:text-line-through-mode="continuous" fo:font-size="12pt" style:text-overline-style="none" style:text-overline-color="font-color" fo:font-style="normal" style:font-relief="none" fo:color="#000000" style:font-size-asian="12pt" style:language-complex="hi" style:country-complex="IN" fo:font-weight="normal" style:font-weight-asian="normal" style:font-weight-complex="normal"/>
    </style:style>
    <style:style style:name="T68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style-asian="normal" style:text-outline="false" style:language-asian="zh" style:country-asian="CN" style:text-line-through-mode="continuous" fo:font-size="12pt" style:text-overline-style="none" style:text-overline-color="font-color" fo:font-style="normal" style:font-relief="none" fo:color="#000000" style:font-size-asian="12pt" style:language-complex="hi" style:country-complex="IN" style:font-weight-complex="bold" fo:font-weight="bold" style:font-weight-asian="bold"/>
    </style:style>
    <style:style style:name="T69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style-asian="normal" style:text-outline="false" style:language-asian="zh" style:country-asian="CN" style:text-line-through-mode="continuous" fo:font-size="12pt" style:text-overline-style="none" style:text-overline-color="font-color" fo:font-style="normal" style:font-relief="none" fo:color="#000000" style:font-size-asian="12pt" style:language-complex="hi" style:country-complex="IN" style:font-weight-asian="normal" style:font-weight-complex="normal" fo:font-weight="normal"/>
    </style:style>
    <style:style style:name="T70" style:family="text">
      <style:text-properties style:font-name="Calibri" style:text-line-through-type="none" style:text-underline-style="none" style:text-underline-color="font-color" style:font-style-complex="normal" style:text-emphasize="none" style:font-size-complex="12pt" style:font-name-asian="Noto Sans CJK SC" style:font-name-complex="Calibri" fo:language="en" fo:country="US" fo:text-shadow="none" style:font-style-asian="normal" style:text-outline="false" style:language-asian="zh" style:country-asian="CN" style:text-line-through-mode="continuous" fo:font-size="12pt" style:text-overline-style="none" style:text-overline-color="font-color" fo:font-style="normal" style:font-relief="none" fo:color="#000000" style:font-size-asian="12pt" style:language-complex="hi" style:country-complex="IN" style:font-weight-asian="bold" fo:font-weight="bold" style:font-weight-complex="bold"/>
    </style:style>
    <style:style style:name="T71" style:family="text">
      <style:text-properties style:font-name-asian="Noto Sans CJK SC" fo:language="en" fo:country="US" style:language-asian="zh" style:country-asian="CN" style:font-relief="none" style:text-emphasize="none" style:font-style-complex="normal" style:font-style-asian="normal" style:font-size-complex="12pt" style:font-size-asian="12pt" style:font-name-complex="Calibri" style:font-name="Calibri" fo:color="#000000" style:text-line-through-mode="continuous" fo:text-shadow="none" style:text-outline="false" fo:font-style="normal" style:text-line-through-type="none" style:text-underline-style="none" style:text-underline-color="font-color" fo:font-size="12pt" style:language-complex="hi" style:country-complex="IN" style:text-overline-style="none" style:text-overline-color="font-color"/>
    </style:style>
    <style:style style:name="T72" style:family="text">
      <style:text-properties style:font-name-asian="Noto Sans CJK SC" fo:language="en" fo:country="US" style:language-asian="zh" style:country-asian="CN" style:font-relief="none" style:text-emphasize="none" style:font-style-complex="normal" style:font-style-asian="normal" style:font-size-complex="12pt" style:font-size-asian="12pt" style:font-name-complex="Calibri" style:font-name="Calibri" fo:color="#000000" style:text-line-through-mode="continuous" fo:text-shadow="none" style:text-outline="false" fo:font-style="normal" style:text-line-through-type="none" style:text-underline-style="none" style:text-underline-color="font-color" fo:font-size="12pt" style:language-complex="hi" style:country-complex="IN" style:text-overline-style="none" style:text-overline-color="font-color" style:font-weight-asian="bold" fo:font-weight="bold" style:font-weight-complex="bold"/>
    </style:style>
    <style:style style:name="T73" style:family="text">
      <style:text-properties style:font-name-asian="Noto Sans CJK SC" fo:language="en" fo:country="US" style:language-asian="zh" style:country-asian="CN" style:font-relief="none" style:text-emphasize="none" style:font-style-complex="normal" style:font-style-asian="normal" style:font-size-complex="12pt" style:font-size-asian="12pt" style:font-name-complex="Calibri" style:font-name="Calibri" fo:color="#000000" style:text-line-through-mode="continuous" fo:text-shadow="none" style:text-outline="false" fo:font-style="normal" style:text-line-through-type="none" style:text-underline-style="none" style:text-underline-color="font-color" fo:font-size="12pt" style:language-complex="hi" style:country-complex="IN" style:text-overline-style="none" style:text-overline-color="font-color" fo:font-weight="normal" style:font-weight-asian="normal" style:font-weight-complex="normal"/>
    </style:style>
    <style:style style:name="T74" style:family="text">
      <style:text-properties style:font-name-asian="Noto Sans CJK SC" fo:language="en" fo:country="US" style:language-asian="zh" style:country-asian="CN" style:font-relief="none" style:text-emphasize="none" style:font-style-complex="normal" style:font-style-asian="normal" style:font-size-complex="12pt" style:font-size-asian="12pt" style:font-name-complex="Calibri" style:font-name="Calibri" fo:color="#000000" style:text-line-through-mode="continuous" fo:text-shadow="none" style:text-outline="false" fo:font-style="normal" style:text-line-through-type="none" style:text-underline-style="none" style:text-underline-color="font-color" fo:font-size="12pt" style:language-complex="hi" style:country-complex="IN" style:text-overline-style="none" style:text-overline-color="font-color" fo:font-weight="bold" style:font-weight-asian="bold" style:font-weight-complex="bold"/>
    </style:style>
    <style:style style:name="T75" style:family="text">
      <style:text-properties style:text-outline="false" style:font-weight-asian="normal" style:text-overline-style="none" style:text-overline-color="font-color" style:font-relief="none" style:text-emphasize="none" style:font-style-complex="normal" style:font-style-asian="normal" style:font-size-complex="12pt" style:font-size-asian="12pt" style:font-name-complex="Calibri" style:language-asian="zh" style:country-asian="CN" fo:font-style="normal" style:font-name="Calibri" style:font-weight-complex="normal" style:font-name-asian="Noto Sans CJK SC" fo:font-size="12pt" fo:font-weight="normal" style:text-underline-style="none" style:text-underline-color="font-color" fo:text-shadow="none" style:text-line-through-mode="continuous" fo:language="en" fo:country="US" style:language-complex="hi" style:country-complex="IN" fo:color="#000000" style:text-line-through-type="none"/>
    </style:style>
    <style:style style:name="T76" style:family="text">
      <style:text-properties style:text-outline="false" style:text-overline-style="none" style:text-overline-color="font-color" style:font-relief="none" style:text-emphasize="none" style:font-style-complex="normal" style:font-style-asian="normal" style:font-size-complex="12pt" style:font-size-asian="12pt" style:font-name-complex="Calibri" style:language-asian="zh" style:country-asian="CN" fo:font-style="normal" style:font-name="Calibri" style:font-name-asian="Noto Sans CJK SC" fo:font-size="12pt" style:text-underline-style="none" style:text-underline-color="font-color" fo:text-shadow="none" style:text-line-through-mode="continuous" fo:language="en" fo:country="US" style:language-complex="hi" style:country-complex="IN" fo:color="#000000" style:text-line-through-type="none" style:font-weight-complex="bold" style:font-weight-asian="bold" fo:font-weight="bold"/>
    </style:style>
    <style:style style:name="T77" style:family="text">
      <style:text-properties style:text-outline="false" style:text-overline-style="none" style:text-overline-color="font-color" style:font-relief="none" style:text-emphasize="none" style:font-style-complex="normal" style:font-style-asian="normal" style:font-size-complex="12pt" style:font-size-asian="12pt" style:font-name-complex="Calibri" style:language-asian="zh" style:country-asian="CN" fo:font-style="normal" style:font-name="Calibri" style:font-name-asian="Noto Sans CJK SC" fo:font-size="12pt" style:text-underline-style="none" style:text-underline-color="font-color" fo:text-shadow="none" style:text-line-through-mode="continuous" fo:language="en" fo:country="US" style:language-complex="hi" style:country-complex="IN" fo:color="#000000" style:text-line-through-type="none" fo:font-weight="normal" style:font-weight-asian="normal" style:font-weight-complex="normal"/>
    </style:style>
    <style:style style:name="T78" style:family="text">
      <style:text-properties style:text-outline="false" style:text-overline-style="none" style:text-overline-color="font-color" style:font-relief="none" style:text-emphasize="none" style:font-style-complex="normal" style:font-style-asian="normal" style:font-size-complex="12pt" style:font-size-asian="12pt" style:language-asian="zh" style:country-asian="CN" fo:font-style="normal" style:font-name-asian="Noto Sans CJK SC" fo:font-size="12pt" style:text-underline-style="none" style:text-underline-color="font-color" fo:text-shadow="none" style:text-line-through-mode="continuous" fo:language="en" fo:country="US" style:language-complex="hi" style:country-complex="IN" style:text-line-through-type="none" style:font-name="Ubuntu" fo:font-weight="bold" style:font-name-complex="Lohit Devanagari" style:font-weight-asian="bold" style:font-weight-complex="bold"/>
    </style:style>
    <style:style style:name="T79" style:family="text">
      <style:text-properties style:text-overline-style="none" style:text-overline-color="font-color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font-name="Ubuntu" style:font-name-asian="Noto Sans CJK SC" fo:font-size="12pt" style:font-name-complex="Lohit Devanagari" style:font-size-asian="12pt" style:font-size-complex="12pt" style:font-style-asian="normal" style:font-style-complex="normal" style:text-emphasize="none" style:font-relief="none" style:language-asian="zh" style:country-asian="CN"/>
    </style:style>
    <style:style style:name="T80" style:family="text">
      <style:text-properties style:text-overline-style="none" style:text-overline-color="font-color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fo:font-size="12pt" style:font-size-asian="12pt" style:font-size-complex="12pt" style:font-style-asian="normal" style:font-style-complex="normal" style:text-emphasize="none" style:font-relief="none" style:language-asian="zh" style:country-asian="CN" fo:color="#000000" style:font-name="Calibri" fo:font-weight="bold" style:font-name-complex="Calibri" style:font-weight-asian="bold" style:font-weight-complex="bold"/>
    </style:style>
    <style:style style:name="T81" style:family="text">
      <style:text-properties style:text-overline-style="none" style:text-overline-color="font-color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fo:font-size="12pt" style:font-size-asian="12pt" style:font-size-complex="12pt" style:font-style-asian="normal" style:font-style-complex="normal" style:text-emphasize="none" style:font-relief="none" style:language-asian="zh" style:country-asian="CN" fo:color="#000000" style:font-name="Calibri" style:font-name-complex="Calibri" fo:font-weight="normal" style:font-weight-asian="normal" style:font-weight-complex="normal"/>
    </style:style>
    <style:style style:name="T82" style:family="text">
      <style:text-properties style:text-line-through-mode="continuous" style:font-style-asian="normal" style:font-weight-asian="normal" style:text-emphasize="none" fo:font-weight="normal" style:font-style-complex="normal" fo:font-size="12pt" style:text-overline-style="none" style:text-overline-color="font-color" style:font-size-complex="12pt" style:font-name="Calibri" style:font-size-asian="12pt" style:text-outline="false" style:font-weight-complex="normal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/>
    </style:style>
    <style:style style:name="T83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fo:font-weight="bold" style:font-weight-complex="bold" style:font-weight-asian="bold"/>
    </style:style>
    <style:style style:name="T84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fo:font-weight="normal" style:font-weight-asian="normal" style:font-weight-complex="normal"/>
    </style:style>
    <style:style style:name="T85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style:font-weight-complex="bold" style:font-weight-asian="bold" fo:font-weight="bold"/>
    </style:style>
    <style:style style:name="T86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fo:font-weight="normal" style:font-weight-complex="normal" style:font-weight-asian="normal"/>
    </style:style>
    <style:style style:name="T87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style:font-weight-complex="normal" fo:font-weight="normal" style:font-weight-asian="normal"/>
    </style:style>
    <style:style style:name="T88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style:font-weight-asian="bold" style:font-weight-complex="bold" fo:font-weight="bold"/>
    </style:style>
    <style:style style:name="T89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style:font-weight-asian="normal" style:font-weight-complex="normal" fo:font-weight="normal"/>
    </style:style>
    <style:style style:name="T90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style:font-weight-asian="bold" fo:font-weight="bold" style:font-weight-complex="bold"/>
    </style:style>
    <style:style style:name="T91" style:family="text">
      <style:text-properties style:text-line-through-mode="continuous" style:font-style-asian="normal" style:text-emphasize="none" style:font-style-complex="normal" fo:font-size="12pt" style:text-overline-style="none" style:text-overline-color="font-color" style:font-size-complex="12pt" style:font-name="Calibri" style:font-size-asian="12pt" style:text-outline="false" style:language-asian="zh" style:country-asian="CN" style:font-name-complex="Calibri" style:text-underline-style="none" style:text-underline-color="font-color" style:font-relief="none" style:language-complex="hi" style:country-complex="IN" fo:color="#000000" fo:text-shadow="none" fo:font-style="normal" style:text-line-through-type="none" style:font-name-asian="Noto Sans CJK SC" fo:language="en" fo:country="US" fo:font-weight="bold" style:font-weight-asian="bold" style:font-weight-complex="bold"/>
    </style:style>
    <style:style style:name="T92" style:family="text">
      <style:text-properties style:font-name="Ubuntu" fo:font-size="12pt" style:language-asian="zh" style:country-asian="CN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emphasize="none" style:font-style-complex="normal" style:font-style-asian="normal" style:font-weight-complex="normal" style:font-weight-asian="normal" style:font-size-complex="12pt" style:font-size-asian="12pt" style:text-overline-style="none" style:text-overline-color="font-color" style:font-name-asian="Noto Sans CJK SC" style:font-name-complex="Lohit Devanagari" style:font-relief="none"/>
    </style:style>
    <style:style style:name="T93" style:family="text">
      <style:text-properties fo:font-size="12pt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text-emphasize="none" style:font-style-complex="normal" style:font-style-asian="normal" style:font-size-complex="12pt" style:font-size-asian="12pt" style:text-overline-style="none" style:text-overline-color="font-color" style:font-name-asian="Noto Sans CJK SC" style:font-relief="none" style:font-weight-complex="bold" style:font-weight-asian="bold" style:font-name-complex="Calibri" fo:color="#000000" style:font-name="Calibri" fo:font-weight="bold"/>
    </style:style>
    <style:style style:name="T94" style:family="text">
      <style:text-properties fo:font-size="12pt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text-emphasize="none" style:font-style-complex="normal" style:font-style-asian="normal" style:font-size-complex="12pt" style:font-size-asian="12pt" style:text-overline-style="none" style:text-overline-color="font-color" style:font-name-asian="Noto Sans CJK SC" style:font-relief="none" style:font-name="Ubuntu" fo:font-weight="normal" style:font-name-complex="Lohit Devanagari" style:font-weight-asian="normal" style:font-weight-complex="normal"/>
    </style:style>
    <style:style style:name="T95" style:family="text">
      <style:text-properties fo:font-size="12pt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text-emphasize="none" style:font-style-complex="normal" style:font-style-asian="normal" style:font-size-complex="12pt" style:font-size-asian="12pt" style:text-overline-style="none" style:text-overline-color="font-color" style:font-name-asian="Noto Sans CJK SC" style:font-relief="none" fo:color="#000000" style:font-name="Calibri" fo:font-weight="bold" style:font-name-complex="Calibri" style:font-weight-asian="bold" style:font-weight-complex="bold"/>
    </style:style>
    <style:style style:name="T96" style:family="text">
      <style:text-properties fo:font-size="12pt" style:font-name="Ubuntu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7" style:family="text">
      <style:text-properties fo:font-size="12pt" style:font-name="Ubuntu" style:font-relief="none" style:text-emphasize="none" style:font-style-complex="normal" style:font-style-asian="normal" style:font-size-complex="12pt" style:font-size-asian="12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8" style:family="text">
      <style:text-properties style:font-name="Ubuntu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99" style:family="text">
      <style:text-properties style:text-overline-style="none" style:text-overline-color="font-color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style-asian="normal" style:font-style-complex="normal" style:text-emphasize="none" style:font-relief="none" fo:color="#000000" style:font-name="Calibri" fo:font-weight="bold" style:font-weight-asian="bold" style:font-weight-complex="bold"/>
    </style:style>
    <style:style style:name="T100" style:family="text">
      <style:text-properties fo:font-size="12pt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color="#000000" style:text-overline-style="none" style:text-overline-color="font-color" style:font-name-asian="Noto Sans CJK SC" fo:language="en" fo:country="US" style:font-name="Calibri" style:font-name-complex="Calibri" style:font-size-asian="12pt" style:font-size-complex="12pt" style:font-style-asian="normal" style:font-style-complex="normal" style:text-emphasize="none" style:font-relief="none" style:language-complex="hi" style:country-complex="IN"/>
    </style:style>
    <style:style style:name="T101" style:family="text">
      <style:text-properties fo:font-size="12pt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color="#000000" style:text-overline-style="none" style:text-overline-color="font-color" style:font-name-asian="Noto Sans CJK SC" fo:language="en" fo:country="US" style:font-name="Calibri" style:font-name-complex="Calibri" style:font-size-asian="12pt" style:font-size-complex="12pt" style:font-style-asian="normal" style:font-style-complex="normal" style:text-emphasize="none" style:font-relief="none" style:language-complex="hi" style:country-complex="IN" style:font-weight-asian="bold" fo:font-weight="bold" style:font-weight-complex="bold"/>
    </style:style>
    <style:style style:name="T102" style:family="text">
      <style:text-properties fo:font-size="12pt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color="#000000" style:text-overline-style="none" style:text-overline-color="font-color" style:font-name-asian="Noto Sans CJK SC" fo:language="en" fo:country="US" style:font-name="Calibri" style:font-name-complex="Calibri" style:font-size-asian="12pt" style:font-size-complex="12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103" style:family="text">
      <style:text-properties fo:font-size="12pt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color="#000000" style:text-overline-style="none" style:text-overline-color="font-color" style:font-name-asian="Noto Sans CJK SC" fo:language="en" fo:country="US" style:font-name="Calibri" style:font-name-complex="Calibri" style:font-size-asian="12pt" style:font-size-complex="12pt" style:font-style-asian="normal" style:font-style-complex="normal" style:text-emphasize="none" style:font-relief="none" style:language-complex="hi" style:country-complex="IN" fo:font-weight="normal" style:font-weight-asian="normal" style:font-weight-complex="normal"/>
    </style:style>
    <style:style style:name="T104" style:family="text">
      <style:text-properties style:text-overline-style="none" style:text-overline-color="font-color" fo:color="#000000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Calibri"/>
    </style:style>
    <style:style style:name="T105" style:family="text">
      <style:text-properties style:text-overline-style="none" style:text-overline-color="font-color" fo:color="#000000" style:font-relief="none" style:text-emphasize="none" style:font-style-complex="normal" style:font-style-asian="normal" style:font-size-complex="12pt" style:font-size-asian="12pt" style:font-name-complex="Calib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2pt" style:font-name="Calibri" fo:font-weight="bold" style:font-weight-asian="bold" style:font-weight-complex="bold"/>
    </style:style>
    <style:style style:name="T106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fo:font-weight="normal" style:text-emphasize="none" style:font-style-complex="normal" style:text-line-through-type="none" fo:color="#000000" fo:text-shadow="none" style:font-weight-asian="normal" style:font-style-asian="normal" style:font-relief="none" fo:font-style="normal" style:font-weight-complex="normal"/>
    </style:style>
    <style:style style:name="T107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style:text-emphasize="none" style:font-style-complex="normal" style:text-line-through-type="none" fo:color="#000000" fo:text-shadow="none" style:font-style-asian="normal" style:font-relief="none" fo:font-style="normal" fo:font-weight="bold" style:font-weight-asian="bold" style:font-weight-complex="bold"/>
    </style:style>
    <style:style style:name="T108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style:text-emphasize="none" style:font-style-complex="normal" style:text-line-through-type="none" fo:color="#000000" fo:text-shadow="none" style:font-style-asian="normal" style:font-relief="none" fo:font-style="normal" fo:font-weight="normal" style:font-weight-asian="normal" style:font-weight-complex="normal"/>
    </style:style>
    <style:style style:name="T109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style:text-emphasize="none" style:font-style-complex="normal" style:text-line-through-type="none" fo:color="#000000" fo:text-shadow="none" style:font-style-asian="normal" style:font-relief="none" fo:font-style="normal" fo:font-weight="bold" style:font-weight-complex="bold" style:font-weight-asian="bold"/>
    </style:style>
    <style:style style:name="T110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style:text-emphasize="none" style:font-style-complex="normal" style:text-line-through-type="none" fo:color="#000000" fo:text-shadow="none" style:font-style-asian="normal" style:font-relief="none" fo:font-style="normal" style:font-weight-complex="bold" fo:font-weight="bold" style:font-weight-asian="bold"/>
    </style:style>
    <style:style style:name="T111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style:text-emphasize="none" style:font-style-complex="normal" style:text-line-through-type="none" fo:color="#000000" fo:text-shadow="none" style:font-style-asian="normal" style:font-relief="none" fo:font-style="normal" style:font-weight-asian="normal" style:font-weight-complex="normal" fo:font-weight="normal"/>
    </style:style>
    <style:style style:name="T112" style:family="text">
      <style:text-properties style:font-size-complex="12pt" style:language-complex="hi" style:country-complex="IN" style:font-name="Calibri" style:text-line-through-mode="continuous" style:font-name-asian="Noto Sans CJK SC" fo:language="en" fo:country="US" style:text-overline-style="none" style:text-overline-color="font-color" fo:font-size="12pt" style:language-asian="zh" style:country-asian="CN" style:text-underline-style="none" style:text-underline-color="font-color" style:font-size-asian="12pt" style:font-name-complex="Calibri" style:text-outline="false" style:text-emphasize="none" style:font-style-complex="normal" style:text-line-through-type="none" fo:color="#000000" fo:text-shadow="none" style:font-style-asian="normal" style:font-relief="none" fo:font-style="normal" fo:font-weight="normal" style:font-weight-complex="normal" style:font-weight-asian="normal"/>
    </style:style>
    <style:style style:name="T113" style:family="text">
      <style:text-properties style:text-line-through-mode="continuous" style:text-underline-style="none" style:text-underline-color="font-color" style:font-weight-asian="normal" fo:font-weight="normal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style:font-weight-complex="normal" fo:font-style="normal" style:font-style-asian="normal"/>
    </style:style>
    <style:style style:name="T114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style:font-weight-asian="bold" fo:font-weight="bold" style:font-weight-complex="bold"/>
    </style:style>
    <style:style style:name="T115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style:font-weight-asian="normal" fo:font-weight="normal" style:font-weight-complex="normal"/>
    </style:style>
    <style:style style:name="T116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style:font-weight-complex="bold" style:font-weight-asian="bold" fo:font-weight="bold"/>
    </style:style>
    <style:style style:name="T117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style:font-weight-complex="normal" style:font-weight-asian="normal" fo:font-weight="normal"/>
    </style:style>
    <style:style style:name="T118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style:font-weight-complex="bold" fo:font-weight="bold" style:font-weight-asian="bold"/>
    </style:style>
    <style:style style:name="T119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style:font-weight-complex="normal" fo:font-weight="normal" style:font-weight-asian="normal"/>
    </style:style>
    <style:style style:name="T120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fo:font-weight="bold" style:font-weight-complex="bold" style:font-weight-asian="bold"/>
    </style:style>
    <style:style style:name="T121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fo:font-weight="normal" style:font-weight-complex="normal" style:font-weight-asian="normal"/>
    </style:style>
    <style:style style:name="T122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fo:font-weight="bold" style:font-weight-asian="bold" style:font-weight-complex="bold"/>
    </style:style>
    <style:style style:name="T123" style:family="text">
      <style:text-properties style:text-line-through-mode="continuous" style:text-underline-style="none" style:text-underline-color="font-color" style:font-name="Calibri" style:font-style-complex="normal" style:font-relief="none" style:font-size-complex="12pt" fo:language="en" fo:country="US" style:text-emphasize="none" fo:font-size="12pt" fo:color="#000000" style:text-outline="false" style:text-overline-style="none" style:text-overline-color="font-color" style:font-size-asian="12pt" style:font-name-asian="Noto Sans CJK SC" style:language-complex="hi" style:country-complex="IN" style:text-line-through-type="none" style:language-asian="zh" style:country-asian="CN" style:font-name-complex="Calibri" fo:text-shadow="none" fo:font-style="normal" style:font-style-asian="normal" fo:font-weight="normal" style:font-weight-asian="normal" style:font-weight-complex="normal"/>
    </style:style>
    <style:style style:name="T124" style:family="text">
      <style:text-properties style:font-name-asian="Noto Sans CJK SC" style:text-overline-style="none" style:text-overline-color="font-color" fo:font-style="normal" fo:color="#000000" style:font-relief="none" style:text-emphasize="none" style:font-style-complex="normal" style:font-style-asian="normal" style:font-weight-complex="normal" style:font-weight-asian="normal" style:font-size-complex="12pt" style:font-size-asian="12pt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="Calibri" style:language-asian="zh" style:country-asian="CN" style:font-name-complex="Calibri"/>
    </style:style>
    <style:style style:name="T125" style:family="text">
      <style:text-properties style:font-name-asian="Noto Sans CJK SC" style:text-overline-style="none" style:text-overline-color="font-color" fo:font-style="normal" fo:color="#000000" style:font-relief="none" style:text-emphasize="none" style:font-style-complex="normal" style:font-style-asian="normal" style:font-size-complex="12pt" style:font-size-asian="12pt" fo:font-size="12pt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="Calibri" style:language-asian="zh" style:country-asian="CN" style:font-name-complex="Calibri" fo:font-weight="bold" style:font-weight-complex="bold" style:font-weight-asian="bold"/>
    </style:style>
    <style:style style:name="T126" style:family="text">
      <style:text-properties style:font-name-asian="Noto Sans CJK SC" style:text-overline-style="none" style:text-overline-color="font-color" fo:font-style="normal" fo:color="#000000" style:font-relief="none" style:text-emphasize="none" style:font-style-complex="normal" style:font-style-asian="normal" style:font-size-complex="12pt" style:font-size-asian="12pt" fo:font-size="12pt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="Calibri" style:language-asian="zh" style:country-asian="CN" style:font-name-complex="Calibri" fo:font-weight="normal" style:font-weight-asian="normal" style:font-weight-complex="normal"/>
    </style:style>
    <style:style style:name="T127" style:family="text">
      <style:text-properties style:font-name-asian="Noto Sans CJK SC" style:text-overline-style="none" style:text-overline-color="font-color" fo:font-style="normal" fo:color="#000000" style:font-relief="none" style:text-emphasize="none" style:font-style-complex="normal" style:font-style-asian="normal" style:font-size-complex="12pt" style:font-size-asian="12pt" fo:font-size="12pt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font-name="Calibri" style:language-asian="zh" style:country-asian="CN" style:font-name-complex="Calibri" fo:font-weight="bold" style:font-weight-asian="bold" style:font-weight-complex="bold"/>
    </style:style>
    <style:style style:name="T128" style:family="text">
      <style:text-properties style:font-name-asian="Noto Sans CJK SC" style:text-overline-style="none" style:text-overline-color="font-color" fo:font-style="normal" style:font-relief="none" style:text-emphasize="none" style:font-style-complex="normal" style:font-style-asian="normal" style:font-size-complex="12pt" style:font-size-asian="12pt" fo:font-size="12pt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style:language-asian="zh" style:country-asian="CN" style:font-name="Ubuntu" fo:font-weight="bold" style:font-name-complex="Lohit Devanagari" style:font-weight-asian="bold" style:font-weight-complex="bold"/>
    </style:style>
    <style:style style:name="T129" style:family="text">
      <style:text-properties fo:text-shadow="none" style:font-style-asian="normal" style:text-emphasize="none" fo:font-weight="normal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weight-complex="normal" style:font-name-asian="Noto Sans CJK SC" style:font-weight-asian="normal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/>
    </style:style>
    <style:style style:name="T130" style:family="text">
      <style:text-properties fo:text-shadow="none" style:font-style-asian="normal" style:text-emphasize="none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style:font-weight-asian="bold" style:font-weight-complex="bold" fo:font-weight="bold"/>
    </style:style>
    <style:style style:name="T131" style:family="text">
      <style:text-properties fo:text-shadow="none" style:font-style-asian="normal" style:text-emphasize="none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fo:font-weight="normal" style:font-weight-complex="normal" style:font-weight-asian="normal"/>
    </style:style>
    <style:style style:name="T132" style:family="text">
      <style:text-properties fo:text-shadow="none" style:font-style-asian="normal" style:text-emphasize="none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fo:font-weight="bold" style:font-weight-asian="bold" style:font-weight-complex="bold"/>
    </style:style>
    <style:style style:name="T133" style:family="text">
      <style:text-properties fo:text-shadow="none" style:font-style-asian="normal" style:text-emphasize="none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fo:font-weight="normal" style:font-weight-asian="normal" style:font-weight-complex="normal"/>
    </style:style>
    <style:style style:name="T134" style:family="text">
      <style:text-properties fo:text-shadow="none" style:font-style-asian="normal" style:text-emphasize="none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style:font-weight-complex="bold" style:font-weight-asian="bold" fo:font-weight="bold"/>
    </style:style>
    <style:style style:name="T135" style:family="text">
      <style:text-properties fo:text-shadow="none" style:font-style-asian="normal" style:text-emphasize="none" style:font-name-complex="Calibri" fo:font-style="normal" style:language-complex="hi" style:country-complex="IN" fo:language="en" fo:country="US" style:text-line-through-mode="continuous" style:font-name="Calibri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style:font-weight-complex="normal" style:font-weight-asian="normal" fo:font-weight="normal"/>
    </style:style>
    <style:style style:name="T136" style:family="text">
      <style:text-properties fo:text-shadow="none" style:font-style-asian="normal" style:text-emphasize="none" fo:font-style="normal" style:language-complex="hi" style:country-complex="IN" fo:language="en" fo:country="US" style:text-line-through-mode="continuous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style:font-name="Ubuntu" style:font-weight-complex="bold" style:font-weight-asian="bold" style:font-name-complex="Lohit Devanagari" fo:font-weight="bold"/>
    </style:style>
    <style:style style:name="T137" style:family="text">
      <style:text-properties fo:text-shadow="none" style:font-style-asian="normal" style:text-emphasize="none" fo:font-style="normal" style:language-complex="hi" style:country-complex="IN" fo:language="en" fo:country="US" style:text-line-through-mode="continuous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style:font-name="Calibri" fo:font-weight="normal" style:font-name-complex="Calibri" style:font-weight-asian="normal" style:font-weight-complex="normal"/>
    </style:style>
    <style:style style:name="T138" style:family="text">
      <style:text-properties fo:text-shadow="none" style:font-style-asian="normal" style:text-emphasize="none" fo:font-style="normal" style:language-complex="hi" style:country-complex="IN" fo:language="en" fo:country="US" style:text-line-through-mode="continuous" style:text-line-through-type="none" style:text-outline="false" style:font-style-complex="normal" style:font-name-asian="Noto Sans CJK SC" style:font-size-complex="12pt" style:font-size-asian="12pt" fo:color="#000000" fo:font-size="12pt" style:font-relief="none" style:text-overline-style="none" style:text-overline-color="font-color" style:text-underline-style="none" style:text-underline-color="font-color" style:language-asian="zh" style:country-asian="CN" style:font-name="Calibri" style:font-name-complex="Calibri" fo:font-weight="bold" style:font-weight-asian="bold" style:font-weight-complex="bold"/>
    </style:style>
    <style:style style:name="T139" style:family="text">
      <style:text-properties fo:language="en" fo:country="US" style:font-name-complex="Calibri" style:language-asian="zh" style:country-asian="CN" style:font-name="Calibri" style:font-name-asian="Noto Sans CJK SC" style:font-size-asian="12pt" style:font-style-complex="normal" fo:font-weight="normal" style:text-outline="false" fo:text-shadow="none" style:font-relief="none" fo:color="#000000" style:text-overline-style="none" style:text-overline-color="font-color" style:font-weight-complex="normal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font-weight-asian="normal" style:text-line-through-mode="continuous"/>
    </style:style>
    <style:style style:name="T140" style:family="text">
      <style:text-properties fo:language="en" fo:country="US" style:font-name-complex="Calibri" style:language-asian="zh" style:country-asian="CN" style:font-name="Calibri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style:font-weight-asian="bold" fo:font-weight="bold" style:font-weight-complex="bold"/>
    </style:style>
    <style:style style:name="T141" style:family="text">
      <style:text-properties fo:language="en" fo:country="US" style:font-name-complex="Calibri" style:language-asian="zh" style:country-asian="CN" style:font-name="Calibri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style:font-weight-asian="normal" style:font-weight-complex="normal" fo:font-weight="normal"/>
    </style:style>
    <style:style style:name="T142" style:family="text">
      <style:text-properties fo:language="en" fo:country="US" style:language-asian="zh" style:country-asian="CN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style:font-name="Ubuntu" fo:font-weight="bold" style:font-name-complex="Lohit Devanagari" style:font-weight-asian="bold" style:font-weight-complex="bold"/>
    </style:style>
    <style:style style:name="T143" style:family="text">
      <style:text-properties fo:language="en" fo:country="US" style:language-asian="zh" style:country-asian="CN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fo:font-weight="normal" style:font-name-complex="Calibri" style:font-weight-complex="normal" style:font-name="Calibri" style:font-weight-asian="normal"/>
    </style:style>
    <style:style style:name="T144" style:family="text">
      <style:text-properties fo:language="en" fo:country="US" style:language-asian="zh" style:country-asian="CN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style:font-name-complex="Calibri" style:font-name="Calibri" fo:font-weight="bold" style:font-weight-complex="bold" style:font-weight-asian="bold"/>
    </style:style>
    <style:style style:name="T145" style:family="text">
      <style:text-properties fo:language="en" fo:country="US" style:language-asian="zh" style:country-asian="CN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style:font-name-complex="Calibri" style:font-name="Calibri" fo:font-weight="normal" style:font-weight-asian="normal" style:font-weight-complex="normal"/>
    </style:style>
    <style:style style:name="T146" style:family="text">
      <style:text-properties fo:language="en" fo:country="US" style:language-asian="zh" style:country-asian="CN" style:font-name-asian="Noto Sans CJK SC" style:font-size-asian="12pt" style:font-style-complex="normal" style:text-outline="false" fo:text-shadow="none" style:font-relief="none" fo:color="#000000" style:text-overline-style="none" style:text-overline-color="font-color" style:text-line-through-type="none" fo:font-style="normal" style:language-complex="hi" style:country-complex="IN" style:text-underline-style="none" style:text-underline-color="font-color" fo:font-size="12pt" style:text-emphasize="none" style:font-style-asian="normal" style:font-size-complex="12pt" style:text-line-through-mode="continuous" style:font-name-complex="Calibri" style:font-name="Calibri" fo:font-weight="bold" style:font-weight-asian="bold" style:font-weight-complex="bold"/>
    </style:style>
    <style:style style:name="T147" style:family="text">
      <style:text-properties style:text-outline="false" style:language-complex="hi" style:country-complex="IN" style:font-name-complex="Calibri" fo:font-weight="normal" style:text-line-through-type="none" style:font-weight-asian="normal" style:font-style-complex="normal" style:font-style-asian="normal" style:language-asian="zh" style:country-asian="CN" fo:color="#000000" style:font-relief="none" style:text-emphasize="none" fo:text-shadow="none" style:font-size-complex="12pt" style:font-weight-complex="normal" style:text-overline-style="none" style:text-overline-color="font-color" fo:language="en" fo:country="US" fo:font-size="12pt" style:font-name="Calibri" style:text-underline-style="none" style:text-underline-color="font-color" style:text-line-through-mode="continuous" fo:font-style="normal" style:font-size-asian="12pt" style:font-name-asian="Noto Sans CJK SC"/>
    </style:style>
    <style:style style:name="T148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fo:font-weight="bold" style:font-weight-asian="bold" style:font-name="Ubuntu" style:font-weight-complex="bold" style:font-name-complex="Lohit Devanagari"/>
    </style:style>
    <style:style style:name="T149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Calibri" style:font-weight-asian="normal" style:font-weight-complex="normal" fo:font-weight="normal" style:font-name-complex="Calibri"/>
    </style:style>
    <style:style style:name="T150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Calibri" style:font-name-complex="Calibri" fo:font-weight="bold" style:font-weight-complex="bold" style:font-weight-asian="bold"/>
    </style:style>
    <style:style style:name="T151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Calibri" style:font-name-complex="Calibri" fo:font-weight="normal" style:font-weight-asian="normal" style:font-weight-complex="normal"/>
    </style:style>
    <style:style style:name="T152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Calibri" style:font-name-complex="Calibri" style:font-weight-asian="bold" fo:font-weight="bold" style:font-weight-complex="bold"/>
    </style:style>
    <style:style style:name="T153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Ubuntu" fo:font-weight="bold" style:font-name-complex="Lohit Devanagari" style:font-weight-asian="bold" style:font-weight-complex="bold"/>
    </style:style>
    <style:style style:name="T154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Calibri" fo:font-weight="normal" style:font-name-complex="Calibri" style:font-weight-asian="normal" style:font-weight-complex="normal"/>
    </style:style>
    <style:style style:name="T155" style:family="text">
      <style:text-properties style:text-outline="false" style:language-complex="hi" style:country-complex="IN" style:text-line-through-type="none" style:font-style-complex="normal" style:font-style-asian="normal" style:language-asian="zh" style:country-asian="CN" fo:color="#000000" style:font-relief="none" style:text-emphasize="none" fo:text-shadow="none" style:font-size-complex="12pt" style:text-overline-style="none" style:text-overline-color="font-color" fo:language="en" fo:country="US" fo:font-size="12pt" style:text-underline-style="none" style:text-underline-color="font-color" style:text-line-through-mode="continuous" fo:font-style="normal" style:font-size-asian="12pt" style:font-name-asian="Noto Sans CJK SC" style:font-name="Calibri" style:font-name-complex="Calibri" fo:font-weight="bold" style:font-weight-asian="bold" style:font-weight-complex="bold"/>
    </style:style>
    <style:style style:name="T156" style:family="text">
      <style:text-properties style:font-weight-asian="normal" fo:font-style="normal" style:font-name="Calibri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font-weight-complex="normal" style:language-complex="hi" style:country-complex="IN" style:font-name-complex="Calibri" style:font-relief="none" fo:color="#000000" style:language-asian="zh" style:country-asian="CN" style:font-style-asian="normal" style:font-style-complex="normal" fo:font-weight="normal"/>
    </style:style>
    <style:style style:name="T157" style:family="text">
      <style:text-properties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language-complex="hi" style:country-complex="IN" style:font-relief="none" fo:color="#000000" style:language-asian="zh" style:country-asian="CN" style:font-style-asian="normal" style:font-style-complex="normal" style:font-name-complex="Lohit Devanagari" fo:font-weight="bold" style:font-name="Ubuntu" style:font-weight-asian="bold" style:font-weight-complex="bold"/>
    </style:style>
    <style:style style:name="T158" style:family="text">
      <style:text-properties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language-complex="hi" style:country-complex="IN" style:font-relief="none" fo:color="#000000" style:language-asian="zh" style:country-asian="CN" style:font-style-asian="normal" style:font-style-complex="normal" style:font-name="Calibri" style:font-weight-complex="normal" style:font-weight-asian="normal" style:font-name-complex="Calibri" fo:font-weight="normal"/>
    </style:style>
    <style:style style:name="T159" style:family="text">
      <style:text-properties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language-complex="hi" style:country-complex="IN" style:font-relief="none" fo:color="#000000" style:language-asian="zh" style:country-asian="CN" style:font-style-asian="normal" style:font-style-complex="normal" style:font-name="Calibri" style:font-name-complex="Calibri" fo:font-weight="bold" style:font-weight-complex="bold" style:font-weight-asian="bold"/>
    </style:style>
    <style:style style:name="T160" style:family="text">
      <style:text-properties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language-complex="hi" style:country-complex="IN" style:font-relief="none" fo:color="#000000" style:language-asian="zh" style:country-asian="CN" style:font-style-asian="normal" style:font-style-complex="normal" style:font-name="Calibri" style:font-name-complex="Calibri" style:font-weight-asian="normal" fo:font-weight="normal" style:font-weight-complex="normal"/>
    </style:style>
    <style:style style:name="T161" style:family="text">
      <style:text-properties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language-complex="hi" style:country-complex="IN" style:font-relief="none" fo:color="#000000" style:language-asian="zh" style:country-asian="CN" style:font-style-asian="normal" style:font-style-complex="normal" style:font-name="Calibri" style:font-name-complex="Calibri" fo:font-weight="bold" style:font-weight-asian="bold" style:font-weight-complex="bold"/>
    </style:style>
    <style:style style:name="T162" style:family="text">
      <style:text-properties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text-line-through-type="none" style:text-line-through-mode="continuous" style:text-underline-style="none" style:text-underline-color="font-color" style:language-complex="hi" style:country-complex="IN" style:font-relief="none" fo:color="#000000" style:language-asian="zh" style:country-asian="CN" style:font-style-asian="normal" style:font-style-complex="normal" style:font-name="Calibri" style:font-name-complex="Calibri" fo:font-weight="normal" style:font-weight-asian="normal" style:font-weight-complex="normal"/>
    </style:style>
    <style:style style:name="T163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style:font-weight-asian="normal" style:font-weight-complex="normal" fo:font-style="normal" style:language-asian="zh" style:country-asian="CN" style:font-style-complex="normal" style:text-emphasize="none" style:font-relief="none" fo:font-weight="normal" style:font-size-complex="12pt" style:font-name-complex="Calibri" style:text-outline="false"/>
    </style:style>
    <style:style style:name="T164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fo:font-style="normal" style:language-asian="zh" style:country-asian="CN" style:font-style-complex="normal" style:text-emphasize="none" style:font-relief="none" style:font-size-complex="12pt" style:font-name-complex="Calibri" style:text-outline="false" fo:font-weight="bold" style:font-weight-complex="bold" style:font-weight-asian="bold"/>
    </style:style>
    <style:style style:name="T165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fo:font-style="normal" style:language-asian="zh" style:country-asian="CN" style:font-style-complex="normal" style:text-emphasize="none" style:font-relief="none" style:font-size-complex="12pt" style:font-name-complex="Calibri" style:text-outline="false" style:font-weight-complex="normal" style:font-weight-asian="normal" fo:font-weight="normal"/>
    </style:style>
    <style:style style:name="T166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fo:font-style="normal" style:language-asian="zh" style:country-asian="CN" style:font-style-complex="normal" style:text-emphasize="none" style:font-relief="none" style:font-size-complex="12pt" style:font-name-complex="Calibri" style:text-outline="false" fo:font-weight="bold" style:font-weight-asian="bold" style:font-weight-complex="bold"/>
    </style:style>
    <style:style style:name="T167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fo:font-style="normal" style:language-asian="zh" style:country-asian="CN" style:font-style-complex="normal" style:text-emphasize="none" style:font-relief="none" style:font-size-complex="12pt" style:font-name-complex="Calibri" style:text-outline="false" fo:font-weight="normal" style:font-weight-asian="normal" style:font-weight-complex="normal"/>
    </style:style>
    <style:style style:name="T168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fo:font-style="normal" style:language-asian="zh" style:country-asian="CN" style:font-style-complex="normal" style:text-emphasize="none" style:font-relief="none" style:font-size-complex="12pt" style:font-name-complex="Calibri" style:text-outline="false" style:font-weight-asian="bold" fo:font-weight="bold" style:font-weight-complex="bold"/>
    </style:style>
    <style:style style:name="T169" style:family="text">
      <style:text-properties fo:text-shadow="none" fo:font-size="12pt" style:text-overline-style="none" style:text-overline-color="font-color" style:font-name="Calibri" style:font-name-asian="Noto Sans CJK SC" fo:language="en" fo:country="US" style:font-size-asian="12pt" style:language-complex="hi" style:country-complex="IN" style:text-underline-style="none" style:text-underline-color="font-color" style:text-line-through-type="none" fo:color="#000000" style:text-line-through-mode="continuous" style:font-style-asian="normal" fo:font-style="normal" style:language-asian="zh" style:country-asian="CN" style:font-style-complex="normal" style:text-emphasize="none" style:font-relief="none" style:font-size-complex="12pt" style:font-name-complex="Calibri" style:text-outline="false" fo:font-weight="normal" style:font-weight-complex="normal" style:font-weight-asian="normal"/>
    </style:style>
    <style:style style:name="T170" style:family="text">
      <style:text-properties fo:text-shadow="none" fo:font-size="12pt" style:text-overline-style="none" style:text-overline-color="font-color" style:font-name-asian="Noto Sans CJK SC" fo:language="en" fo:country="US" style:font-size-asian="12pt" style:language-complex="hi" style:country-complex="IN" style:text-underline-style="none" style:text-underline-color="font-color" style:text-line-through-type="none" style:text-line-through-mode="continuous" style:font-style-asian="normal" fo:font-style="normal" style:language-asian="zh" style:country-asian="CN" style:font-style-complex="normal" style:text-emphasize="none" style:font-relief="none" style:font-size-complex="12pt" style:text-outline="false" style:font-name="Ubuntu" fo:font-weight="bold" style:font-name-complex="Lohit Devanagari" style:font-weight-asian="bold" style:font-weight-complex="bold"/>
    </style:style>
    <style:style style:name="T171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font-weight-complex="normal" style:language-asian="zh" style:country-asian="CN" style:font-style-complex="normal" style:font-weight-asian="normal" fo:font-weight="normal" style:text-overline-style="none" style:text-overline-color="font-color" style:font-name="Calibri" style:language-complex="hi" style:country-complex="IN" fo:font-style="normal" style:font-name-complex="Calibri"/>
    </style:style>
    <style:style style:name="T172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font-name="Calibri" style:language-complex="hi" style:country-complex="IN" fo:font-style="normal" style:font-name-complex="Calibri" style:font-weight-complex="bold" fo:font-weight="bold" style:font-weight-asian="bold"/>
    </style:style>
    <style:style style:name="T173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font-name="Calibri" style:language-complex="hi" style:country-complex="IN" fo:font-style="normal" style:font-name-complex="Calibri" style:font-weight-asian="normal" fo:font-weight="normal" style:font-weight-complex="normal"/>
    </style:style>
    <style:style style:name="T174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font-name="Calibri" style:language-complex="hi" style:country-complex="IN" fo:font-style="normal" style:font-name-complex="Calibri" fo:font-weight="bold" style:font-weight-asian="bold" style:font-weight-complex="bold"/>
    </style:style>
    <style:style style:name="T175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font-name="Calibri" style:language-complex="hi" style:country-complex="IN" fo:font-style="normal" style:font-name-complex="Calibri" fo:font-weight="normal" style:font-weight-asian="normal" style:font-weight-complex="normal"/>
    </style:style>
    <style:style style:name="T176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language-complex="hi" style:country-complex="IN" fo:font-style="normal" style:font-name="Ubuntu" fo:font-weight="bold" style:font-weight-asian="bold" style:font-name-complex="Lohit Devanagari" style:font-weight-complex="bold"/>
    </style:style>
    <style:style style:name="T177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language-complex="hi" style:country-complex="IN" fo:font-style="normal" style:font-name="Calibri" fo:font-weight="normal" style:font-name-complex="Calibri" style:font-weight-asian="normal" style:font-weight-complex="normal"/>
    </style:style>
    <style:style style:name="T178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language-complex="hi" style:country-complex="IN" fo:font-style="normal" style:font-name="Calibri" style:font-name-complex="Calibri" fo:font-weight="bold" style:font-weight-asian="bold" style:font-weight-complex="bold"/>
    </style:style>
    <style:style style:name="T179" style:family="text">
      <style:text-properties style:text-line-through-type="none" fo:text-shadow="none" fo:language="en" fo:country="US" style:font-name-asian="Noto Sans CJK SC" fo:color="#000000" style:font-relief="none" style:text-emphasize="none" style:font-style-asian="normal" style:font-size-asian="12pt" fo:font-size="12pt" style:text-line-through-mode="continuous" style:font-size-complex="12pt" style:text-outline="false" style:text-underline-style="none" style:text-underline-color="font-color" style:language-asian="zh" style:country-asian="CN" style:font-style-complex="normal" style:text-overline-style="none" style:text-overline-color="font-color" style:language-complex="hi" style:country-complex="IN" fo:font-style="normal" style:font-name="Calibri" style:font-name-complex="Calibri" fo:font-weight="normal" style:font-weight-asian="normal" style:font-weight-complex="normal"/>
    </style:style>
    <style:style style:name="T180" style:family="text">
      <style:text-properties style:font-weight-asian="normal"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font-name-complex="Calibri" style:text-overline-style="none" style:text-overline-color="font-color" style:font-weight-complex="normal" style:font-relief="none" fo:color="#000000" style:font-name="Calibri" style:font-name-asian="Noto Sans CJK SC" style:font-style-asian="normal" style:font-style-complex="normal" fo:font-weight="normal" style:text-underline-style="none" style:text-underline-color="font-color" fo:text-shadow="none" style:text-line-through-type="none"/>
    </style:style>
    <style:style style:name="T181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font-name-complex="Calibri" style:text-overline-style="none" style:text-overline-color="font-color" style:font-relief="none" fo:color="#000000" style:font-name="Calibri" style:font-name-asian="Noto Sans CJK SC" style:font-style-asian="normal" style:font-style-complex="normal" style:text-underline-style="none" style:text-underline-color="font-color" fo:text-shadow="none" style:text-line-through-type="none" style:font-weight-asian="bold" fo:font-weight="bold" style:font-weight-complex="bold"/>
    </style:style>
    <style:style style:name="T182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font-name-complex="Calibri" style:text-overline-style="none" style:text-overline-color="font-color" style:font-relief="none" fo:color="#000000" style:font-name="Calibri" style:font-name-asian="Noto Sans CJK SC" style:font-style-asian="normal" style:font-style-complex="normal" style:text-underline-style="none" style:text-underline-color="font-color" fo:text-shadow="none" style:text-line-through-type="none" style:font-weight-complex="normal" fo:font-weight="normal" style:font-weight-asian="normal"/>
    </style:style>
    <style:style style:name="T183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text-overline-style="none" style:text-overline-color="font-color" style:font-relief="none" fo:color="#000000" style:font-name-asian="Noto Sans CJK SC" style:font-style-asian="normal" style:font-style-complex="normal" style:text-underline-style="none" style:text-underline-color="font-color" fo:text-shadow="none" style:text-line-through-type="none" style:font-name="Ubuntu" style:font-name-complex="Lohit Devanagari" fo:font-weight="bold" style:font-weight-complex="bold" style:font-weight-asian="bold"/>
    </style:style>
    <style:style style:name="T184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text-overline-style="none" style:text-overline-color="font-color" style:font-relief="none" fo:color="#000000" style:font-name-asian="Noto Sans CJK SC" style:font-style-asian="normal" style:font-style-complex="normal" style:text-underline-style="none" style:text-underline-color="font-color" fo:text-shadow="none" style:text-line-through-type="none" style:font-weight-asian="normal" fo:font-weight="normal" style:font-name="Calibri" style:font-weight-complex="normal" style:font-name-complex="Calibri"/>
    </style:style>
    <style:style style:name="T185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text-overline-style="none" style:text-overline-color="font-color" style:font-relief="none" fo:color="#000000" style:font-name-asian="Noto Sans CJK SC" style:font-style-asian="normal" style:font-style-complex="normal" style:text-underline-style="none" style:text-underline-color="font-color" fo:text-shadow="none" style:text-line-through-type="none" style:font-name="Calibri" style:font-name-complex="Calibri" fo:font-weight="bold" style:font-weight-complex="bold" style:font-weight-asian="bold"/>
    </style:style>
    <style:style style:name="T186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text-overline-style="none" style:text-overline-color="font-color" style:font-relief="none" fo:color="#000000" style:font-name-asian="Noto Sans CJK SC" style:font-style-asian="normal" style:font-style-complex="normal" style:text-underline-style="none" style:text-underline-color="font-color" fo:text-shadow="none" style:text-line-through-type="none" style:font-name="Calibri" style:font-name-complex="Calibri" fo:font-weight="normal" style:font-weight-asian="normal" style:font-weight-complex="normal"/>
    </style:style>
    <style:style style:name="T187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text-overline-style="none" style:text-overline-color="font-color" style:font-relief="none" fo:color="#000000" style:font-name-asian="Noto Sans CJK SC" style:font-style-asian="normal" style:font-style-complex="normal" style:text-underline-style="none" style:text-underline-color="font-color" fo:text-shadow="none" style:text-line-through-type="none" style:font-name="Calibri" style:font-name-complex="Calibri" style:font-weight-asian="bold" fo:font-weight="bold" style:font-weight-complex="bold"/>
    </style:style>
    <style:style style:name="T188" style:family="text">
      <style:text-properties style:language-asian="zh" style:country-asian="CN" fo:language="en" fo:country="US" style:font-size-complex="12pt" style:text-outline="false" style:text-emphasize="none" fo:font-size="12pt" style:font-size-asian="12pt" style:language-complex="hi" style:country-complex="IN" fo:font-style="normal" style:text-line-through-mode="continuous" style:text-overline-style="none" style:text-overline-color="font-color" style:font-relief="none" fo:color="#000000" style:font-name-asian="Noto Sans CJK SC" style:font-style-asian="normal" style:font-style-complex="normal" style:text-underline-style="none" style:text-underline-color="font-color" fo:text-shadow="none" style:text-line-through-type="none" style:font-name="Calibri" style:font-name-complex="Calibri" fo:font-weight="bold" style:font-weight-asian="bold" style:font-weight-complex="bold"/>
    </style:style>
    <style:style style:name="T189" style:family="text">
      <style:text-properties fo:font-style="normal" style:language-asian="zh" style:country-asian="CN" fo:language="en" fo:country="US" fo:color="#000000" style:text-overline-style="none" style:text-overline-color="font-color" style:font-name-complex="Calibri" style:font-size-complex="12pt" style:text-outline="false" style:text-emphasize="none" fo:font-size="12pt" style:font-size-asian="12pt" style:language-complex="hi" style:country-complex="IN" style:text-line-through-mode="continuous" fo:font-weight="normal" style:font-style-complex="normal" style:font-style-asian="normal" style:font-name-asian="Noto Sans CJK SC" style:font-name="Calibri" style:font-weight-complex="normal" style:font-weight-asian="normal" style:text-line-through-type="none" style:font-relief="none" fo:text-shadow="none" style:text-underline-style="none" style:text-underline-color="font-color"/>
    </style:style>
    <style:style style:name="T190" style:family="text">
      <style:text-properties fo:font-style="normal" style:language-asian="zh" style:country-asian="CN" fo:language="en" fo:country="US" fo:color="#000000" style:text-overline-style="none" style:text-overline-color="font-color" style:font-name-complex="Calibri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font-name="Calibri" style:text-line-through-type="none" style:font-relief="none" fo:text-shadow="none" style:text-underline-style="none" style:text-underline-color="font-color" style:font-weight-complex="bold" style:font-weight-asian="bold" fo:font-weight="bold"/>
    </style:style>
    <style:style style:name="T191" style:family="text">
      <style:text-properties fo:font-style="normal" style:language-asian="zh" style:country-asian="CN" fo:language="en" fo:country="US" fo:color="#000000" style:text-overline-style="none" style:text-overline-color="font-color" style:font-name-complex="Calibri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font-name="Calibri" style:text-line-through-type="none" style:font-relief="none" fo:text-shadow="none" style:text-underline-style="none" style:text-underline-color="font-color" style:font-weight-complex="normal" fo:font-weight="normal" style:font-weight-asian="normal"/>
    </style:style>
    <style:style style:name="T192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weight-complex="bold" style:font-name-complex="Lohit Devanagari" style:font-name="Ubuntu" style:font-weight-asian="bold" fo:font-weight="bold"/>
    </style:style>
    <style:style style:name="T193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weight-complex="normal" style:font-weight-asian="normal" fo:font-weight="normal" style:font-name="Calibri"/>
    </style:style>
    <style:style style:name="T194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fo:font-weight="bold" style:font-weight-asian="bold" style:font-weight-complex="bold"/>
    </style:style>
    <style:style style:name="T195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fo:font-weight="normal" style:font-weight-asian="normal" style:font-weight-complex="normal"/>
    </style:style>
    <style:style style:name="T196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style:font-weight-complex="bold" fo:font-weight="bold" style:font-weight-asian="bold"/>
    </style:style>
    <style:style style:name="T197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style:font-weight-complex="normal" style:font-weight-asian="normal" fo:font-weight="normal"/>
    </style:style>
    <style:style style:name="T198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style:font-weight-asian="bold" style:font-weight-complex="bold" fo:font-weight="bold"/>
    </style:style>
    <style:style style:name="T199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fo:font-weight="normal" style:font-weight-complex="normal" style:font-weight-asian="normal"/>
    </style:style>
    <style:style style:name="T200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style:font-weight-asian="bold" fo:font-weight="bold" style:font-weight-complex="bold"/>
    </style:style>
    <style:style style:name="T201" style:family="text">
      <style:text-properties fo:font-style="normal" style:language-asian="zh" style:country-asian="CN" fo:language="en" fo:country="US" fo:color="#000000" style:text-overline-style="none" style:text-overline-color="font-color" style:font-size-complex="12pt" style:text-outline="false" style:text-emphasize="none" fo:font-size="12pt" style:font-size-asian="12pt" style:language-complex="hi" style:country-complex="IN" style:text-line-through-mode="continuous" style:font-style-complex="normal" style:font-style-asian="normal" style:font-name-asian="Noto Sans CJK SC" style:text-line-through-type="none" style:font-relief="none" fo:text-shadow="none" style:text-underline-style="none" style:text-underline-color="font-color" style:font-name-complex="Calibri" style:font-name="Calibri" style:font-weight-asian="normal" fo:font-weight="normal" style:font-weight-complex="normal"/>
    </style:style>
    <style:style style:name="T202" style:family="text">
      <style:text-properties style:font-weight-asian="normal" fo:text-shadow="none" style:text-line-through-mode="continuous" fo:language="en" fo:country="US" style:font-name="Ubuntu" style:font-relief="none" style:font-name-complex="Lohit Devanagari" style:font-name-asian="Noto Sans CJK SC" style:text-overline-style="none" style:text-overline-color="font-color" style:font-size-asian="12pt" style:font-size-complex="12pt" style:font-style-complex="normal" style:text-emphasize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fo:font-size="12pt" style:font-style-asian="normal" style:font-weight-complex="normal"/>
    </style:style>
    <style:style style:name="T203" style:family="text">
      <style:text-properties fo:text-shadow="none" style:text-line-through-mode="continuous" fo:language="en" fo:country="US" style:font-relief="none" style:font-name-asian="Noto Sans CJK SC" style:text-overline-style="none" style:text-overline-color="font-color" style:font-size-asian="12pt" style:font-size-complex="12pt" style:font-style-complex="normal" style:text-emphasize="none" style:text-outline="false" fo:font-style="normal" style:text-line-through-type="none" style:text-underline-style="none" style:text-underline-color="font-color" style:language-complex="hi" style:country-complex="IN" style:language-asian="zh" style:country-asian="CN" fo:font-size="12pt" style:font-style-asian="normal" style:font-weight-asian="bold" fo:color="#000000" fo:font-weight="bold" style:font-name-complex="Calibri" style:font-weight-complex="bold" style:font-name="Calibri"/>
    </style:style>
    <style:style style:name="T204" style:family="text">
      <style:text-properties fo:text-shadow="none" style:text-line-through-mode="continuous" fo:language="en" fo:country="US" style:font-relief="none" style:font-name-asian="Noto Sans CJK SC" style:text-overline-style="none" style:text-overline-color="font-color" style:font-size-asian="12pt" style:font-size-complex="12pt" style:font-style-complex="normal" style:text-emphasize="none" style:text-outline="false" fo:font-style="normal" style:text-line-through-type="none" style:text-underline-style="none" style:text-underline-color="font-color" style:language-complex="hi" style:country-complex="IN" style:language-asian="zh" style:country-asian="CN" fo:font-size="12pt" style:font-style-asian="normal" style:font-name="Ubuntu" fo:font-weight="normal" style:font-name-complex="Lohit Devanagari" style:font-weight-asian="normal" style:font-weight-complex="normal"/>
    </style:style>
    <style:style style:name="T205" style:family="text">
      <style:text-properties fo:text-shadow="none" style:text-line-through-mode="continuous" fo:language="en" fo:country="US" style:font-relief="none" style:font-name-asian="Noto Sans CJK SC" style:text-overline-style="none" style:text-overline-color="font-color" style:font-size-asian="12pt" style:font-size-complex="12pt" style:font-style-complex="normal" style:text-emphasize="none" style:text-outline="false" fo:font-style="normal" style:text-line-through-type="none" style:text-underline-style="none" style:text-underline-color="font-color" style:language-complex="hi" style:country-complex="IN" style:language-asian="zh" style:country-asian="CN" fo:font-size="12pt" style:font-style-asian="normal" style:font-weight-complex="bold" style:font-name="Calibri" style:font-weight-asian="bold" fo:color="#000000" style:font-name-complex="Calibri" fo:font-weight="bold"/>
    </style:style>
    <style:style style:name="T206" style:family="text">
      <style:text-properties fo:text-shadow="none" style:text-line-through-mode="continuous" fo:language="en" fo:country="US" style:font-relief="none" style:font-name-asian="Noto Sans CJK SC" style:text-overline-style="none" style:text-overline-color="font-color" style:font-size-asian="12pt" style:font-size-complex="12pt" style:font-style-complex="normal" style:text-emphasize="none" style:text-outline="false" fo:font-style="normal" style:text-line-through-type="none" style:text-underline-style="none" style:text-underline-color="font-color" style:language-complex="hi" style:country-complex="IN" style:language-asian="zh" style:country-asian="CN" fo:font-size="12pt" style:font-style-asian="normal" fo:color="#000000" style:font-name="Calibri" fo:font-weight="bold" style:font-name-complex="Calibri" style:font-weight-asian="bold" style:font-weight-complex="bold"/>
    </style:style>
    <style:style style:name="T207" style:family="text">
      <style:text-properties style:font-relief="none" fo:font-size="12pt" style:text-emphasize="none" style:font-style-complex="normal" style:font-style-asian="normal" style:font-weight-asian="normal" style:font-size-complex="12pt" style:font-size-asian="12pt" style:font-name-complex="Calibri" style:text-overline-style="none" style:text-overline-color="font-color" fo:font-style="normal" style:font-name="Calibri" style:font-name-asian="Noto Sans CJK SC" style:font-weight-complex="normal" style:language-asian="zh" style:country-asian="CN" fo:color="#000000" fo:language="en" fo:country="US" style:text-line-through-mode="continuous" fo:text-shadow="none" style:text-outline="false" style:text-line-through-type="none" style:text-underline-style="none" style:text-underline-color="font-color" fo:font-weight="normal" style:language-complex="hi" style:country-complex="IN"/>
    </style:style>
    <style:style style:name="T208" style:family="text">
      <style:text-properties style:font-relief="none" fo:font-size="12pt" style:text-emphasize="none" style:font-style-complex="normal" style:font-style-asian="normal" style:font-size-complex="12pt" style:font-size-asian="12pt" style:text-overline-style="none" style:text-overline-color="font-color" fo:font-style="normal" style:font-name-asian="Noto Sans CJK SC" style:language-asian="zh" style:country-asian="CN" fo:color="#000000" fo:language="en" fo:country="US" style:text-line-through-mode="continuous" fo:text-shadow="none" style:text-outline="false" style:text-line-through-type="none" style:text-underline-style="none" style:text-underline-color="font-color" style:language-complex="hi" style:country-complex="IN" style:font-weight-asian="bold" style:font-name="Ubuntu" fo:font-weight="bold" style:font-weight-complex="bold" style:font-name-complex="Lohit Devanagari"/>
    </style:style>
    <style:style style:name="T209" style:family="text">
      <style:text-properties style:font-relief="none" fo:font-size="12pt" style:text-emphasize="none" style:font-style-complex="normal" style:font-style-asian="normal" style:font-size-complex="12pt" style:font-size-asian="12pt" style:text-overline-style="none" style:text-overline-color="font-color" fo:font-style="normal" style:font-name-asian="Noto Sans CJK SC" style:language-asian="zh" style:country-asian="CN" fo:color="#000000" fo:language="en" fo:country="US" style:text-line-through-mode="continuous" fo:text-shadow="none" style:text-outline="false" style:text-line-through-type="none" style:text-underline-style="none" style:text-underline-color="font-color" style:language-complex="hi" style:country-complex="IN" style:font-name="Calibri" fo:font-weight="normal" style:font-name-complex="Calibri" style:font-weight-asian="normal" style:font-weight-complex="normal"/>
    </style:style>
    <style:style style:name="T210" style:family="text">
      <style:text-properties style:font-relief="none" fo:font-size="12pt" style:text-emphasize="none" style:font-style-complex="normal" style:font-style-asian="normal" style:font-size-complex="12pt" style:font-size-asian="12pt" style:text-overline-style="none" style:text-overline-color="font-color" fo:font-style="normal"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language-complex="hi" style:country-complex="IN" style:font-name="Ubuntu" fo:font-weight="bold" style:font-name-complex="Lohit Devanagari" style:font-weight-asian="bold" style:font-weight-complex="bold"/>
    </style:style>
    <style:style style:name="T211" style:family="text">
      <style:text-properties style:text-line-through-type="none" style:font-relief="none" style:font-name="Calibri" style:font-name-asian="Noto Sans CJK SC" style:font-weight-complex="normal" fo:color="#000000" fo:font-weight="normal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weight-asian="normal" style:font-style-asian="normal" fo:language="en" fo:country="US" style:text-outline="false" fo:text-shadow="none" style:font-name-complex="Calibri" fo:font-style="normal" style:language-complex="hi" style:country-complex="IN"/>
    </style:style>
    <style:style style:name="T212" style:family="text">
      <style:text-properties style:text-line-through-type="none" style:font-relief="none" style:font-name="Calibri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style:font-name-complex="Calibri" fo:font-style="normal" style:language-complex="hi" style:country-complex="IN" style:font-weight-complex="bold" fo:font-weight="bold" style:font-weight-asian="bold"/>
    </style:style>
    <style:style style:name="T213" style:family="text">
      <style:text-properties style:text-line-through-type="none" style:font-relief="none" style:font-name="Calibri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style:font-name-complex="Calibri" fo:font-style="normal" style:language-complex="hi" style:country-complex="IN" fo:font-weight="normal" style:font-weight-complex="normal" style:font-weight-asian="normal"/>
    </style:style>
    <style:style style:name="T214" style:family="text">
      <style:text-properties style:text-line-through-type="none" style:font-relief="none" style:font-name="Calibri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style:font-name-complex="Calibri" fo:font-style="normal" style:language-complex="hi" style:country-complex="IN" style:font-weight-asian="bold" style:font-weight-complex="bold" fo:font-weight="bold"/>
    </style:style>
    <style:style style:name="T215" style:family="text">
      <style:text-properties style:text-line-through-type="none" style:font-relief="none" style:font-name="Calibri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style:font-name-complex="Calibri" fo:font-style="normal" style:language-complex="hi" style:country-complex="IN" fo:font-weight="normal" style:font-weight-asian="normal" style:font-weight-complex="normal"/>
    </style:style>
    <style:style style:name="T216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name-complex="Lohit Devanagari" style:font-weight-complex="bold" style:font-name="Ubuntu" fo:font-weight="bold" style:font-weight-asian="bold"/>
    </style:style>
    <style:style style:name="T217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weight-complex="normal" style:font-weight-asian="normal" fo:font-weight="normal" style:font-name-complex="Calibri" style:font-name="Calibri"/>
    </style:style>
    <style:style style:name="T218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name-complex="Calibri" style:font-name="Calibri" style:font-weight-asian="bold" fo:font-weight="bold" style:font-weight-complex="bold"/>
    </style:style>
    <style:style style:name="T219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name-complex="Calibri" style:font-name="Calibri" style:font-weight-complex="normal" fo:font-weight="normal" style:font-weight-asian="normal"/>
    </style:style>
    <style:style style:name="T220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name-complex="Calibri" style:font-name="Calibri" fo:font-weight="bold" style:font-weight-asian="bold" style:font-weight-complex="bold"/>
    </style:style>
    <style:style style:name="T221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name-complex="Calibri" style:font-name="Calibri" fo:font-weight="bold" style:font-weight-complex="bold" style:font-weight-asian="bold"/>
    </style:style>
    <style:style style:name="T222" style:family="text">
      <style:text-properties style:text-line-through-type="none" style:font-relief="none" style:font-name-asian="Noto Sans CJK SC" fo:color="#000000" style:text-overline-style="none" style:text-overline-color="font-color" style:text-underline-style="none" style:text-underline-color="font-color" style:font-size-asian="12pt" style:language-asian="zh" style:country-asian="CN" style:font-style-complex="normal" style:text-emphasize="none" style:font-size-complex="12pt" style:text-line-through-mode="continuous" fo:font-size="12pt" style:font-style-asian="normal" fo:language="en" fo:country="US" style:text-outline="false" fo:text-shadow="none" fo:font-style="normal" style:language-complex="hi" style:country-complex="IN" style:font-name-complex="Calibri" style:font-name="Calibri" fo:font-weight="normal" style:font-weight-asian="normal" style:font-weight-complex="normal"/>
    </style:style>
    <style:style style:name="T223" style:family="text">
      <style:text-properties style:text-underline-style="none" style:text-underline-color="font-color" style:font-weight-complex="normal" fo:text-shadow="none" style:language-complex="hi" style:country-complex="IN" fo:font-weight="normal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font-weight-asian="normal" style:text-outline="false" fo:color="#000000" style:font-name-complex="Calibri" style:font-relief="none" style:text-emphasize="none" style:font-size-asian="12pt" style:language-asian="zh" style:country-asian="CN" style:text-line-through-type="none"/>
    </style:style>
    <style:style style:name="T224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text-outline="false" fo:color="#000000" style:font-name-complex="Calibri" style:font-relief="none" style:text-emphasize="none" style:font-size-asian="12pt" style:language-asian="zh" style:country-asian="CN" style:text-line-through-type="none" style:font-weight-complex="bold" fo:font-weight="bold" style:font-weight-asian="bold"/>
    </style:style>
    <style:style style:name="T225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text-outline="false" fo:color="#000000" style:font-name-complex="Calibri" style:font-relief="none" style:text-emphasize="none" style:font-size-asian="12pt" style:language-asian="zh" style:country-asian="CN" style:text-line-through-type="none" style:font-weight-asian="normal" style:font-weight-complex="normal" fo:font-weight="normal"/>
    </style:style>
    <style:style style:name="T226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text-outline="false" fo:color="#000000" style:font-name-complex="Calibri" style:font-relief="none" style:text-emphasize="none" style:font-size-asian="12pt" style:language-asian="zh" style:country-asian="CN" style:text-line-through-type="none" fo:font-weight="bold" style:font-weight-asian="bold" style:font-weight-complex="bold"/>
    </style:style>
    <style:style style:name="T227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text-outline="false" fo:color="#000000" style:font-name-complex="Calibri" style:font-relief="none" style:text-emphasize="none" style:font-size-asian="12pt" style:language-asian="zh" style:country-asian="CN" style:text-line-through-type="none" fo:font-weight="normal" style:font-weight-asian="normal" style:font-weight-complex="normal"/>
    </style:style>
    <style:style style:name="T228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text-outline="false" fo:color="#000000" style:font-name-complex="Calibri" style:font-relief="none" style:text-emphasize="none" style:font-size-asian="12pt" style:language-asian="zh" style:country-asian="CN" style:text-line-through-type="none" style:font-weight-complex="bold" style:font-weight-asian="bold" fo:font-weight="bold"/>
    </style:style>
    <style:style style:name="T229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style:font-name="Calibri" fo:font-style="normal" style:text-outline="false" fo:color="#000000" style:font-name-complex="Calibri" style:font-relief="none" style:text-emphasize="none" style:font-size-asian="12pt" style:language-asian="zh" style:country-asian="CN" style:text-line-through-type="none" fo:font-weight="normal" style:font-weight-complex="normal" style:font-weight-asian="normal"/>
    </style:style>
    <style:style style:name="T230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fo:font-style="normal" style:text-outline="false" fo:color="#000000" style:font-relief="none" style:text-emphasize="none" style:font-size-asian="12pt" style:language-asian="zh" style:country-asian="CN" style:text-line-through-type="none" style:font-name="Ubuntu" fo:font-weight="bold" style:font-name-complex="Lohit Devanagari" style:font-weight-asian="bold" style:font-weight-complex="bold"/>
    </style:style>
    <style:style style:name="T231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fo:font-style="normal" style:text-outline="false" fo:color="#000000" style:font-relief="none" style:text-emphasize="none" style:font-size-asian="12pt" style:language-asian="zh" style:country-asian="CN" style:text-line-through-type="none" style:font-name="Calibri" fo:font-weight="normal" style:font-name-complex="Calibri" style:font-weight-asian="normal" style:font-weight-complex="normal"/>
    </style:style>
    <style:style style:name="T232" style:family="text">
      <style:text-properties style:text-underline-style="none" style:text-underline-color="font-color" fo:text-shadow="none" style:language-complex="hi" style:country-complex="IN" fo:language="en" fo:country="US" style:font-name-asian="Noto Sans CJK SC" style:text-line-through-mode="continuous" style:font-size-complex="12pt" style:text-overline-style="none" style:text-overline-color="font-color" style:font-style-asian="normal" fo:font-size="12pt" style:font-style-complex="normal" fo:font-style="normal" style:text-outline="false" fo:color="#000000" style:font-relief="none" style:text-emphasize="none" style:font-size-asian="12pt" style:language-asian="zh" style:country-asian="CN" style:text-line-through-type="none" style:font-name="Calibri" style:font-name-complex="Calibri" fo:font-weight="bold" style:font-weight-asian="bold" style:font-weight-complex="bold"/>
    </style:style>
    <style:style style:name="T233" style:family="text">
      <style:text-properties style:text-line-through-type="none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language-complex="hi" style:country-complex="IN" style:font-relief="none" fo:color="#000000" style:language-asian="zh" style:country-asian="CN" style:font-style-asian="normal" style:font-style-complex="normal" style:text-underline-style="none" style:text-underline-color="font-color" style:text-line-through-mode="continuous" fo:font-style="normal" style:font-name-complex="Lohit Devanagari" fo:font-weight="bold" style:font-weight-asian="bold" style:font-weight-complex="bold" style:font-name="Ubuntu"/>
    </style:style>
    <style:style style:name="T234" style:family="text">
      <style:text-properties style:text-line-through-type="none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language-complex="hi" style:country-complex="IN" style:font-relief="none" fo:color="#000000" style:language-asian="zh" style:country-asian="CN" style:font-style-asian="normal" style:font-style-complex="normal" style:text-underline-style="none" style:text-underline-color="font-color" style:text-line-through-mode="continuous" fo:font-style="normal" style:font-name="Calibri" style:font-name-complex="Calibri" fo:font-weight="bold" style:font-weight-complex="bold" style:font-weight-asian="bold"/>
    </style:style>
    <style:style style:name="T235" style:family="text">
      <style:text-properties style:text-line-through-type="none" style:font-size-complex="12pt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language-complex="hi" style:country-complex="IN" style:font-relief="none" fo:color="#000000" style:language-asian="zh" style:country-asian="CN" style:font-style-asian="normal" style:font-style-complex="normal" style:text-underline-style="none" style:text-underline-color="font-color" style:text-line-through-mode="continuous" fo:font-style="normal" style:font-name="Calibri" style:font-name-complex="Calibri" fo:font-weight="normal" style:font-weight-asian="normal" style:font-weight-complex="normal"/>
    </style:style>
    <style:style style:name="T236" style:family="text">
      <style:text-properties style:text-emphasize="none" style:text-line-through-mode="continuous" style:font-relief="none" style:font-name-complex="Lohit Devanagari" style:font-name-asian="Noto Sans CJK SC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font-style-asian="normal" style:font-weight-complex="normal" style:font-weight-asian="normal" style:font-size-complex="12pt" style:font-size-asian="12pt" fo:font-size="12pt" style:language-complex="hi" style:country-complex="IN" style:language-asian="zh" style:country-asian="CN" style:font-name="Ubuntu" fo:language="en" fo:country="US" style:font-style-complex="normal"/>
    </style:style>
    <style:style style:name="T237" style:family="text">
      <style:text-properties style:text-emphasize="none" style:text-line-through-mode="continuous" style:font-relief="none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font-style-asian="normal" style:font-size-complex="12pt" style:font-size-asian="12pt" fo:font-size="12pt" style:language-complex="hi" style:country-complex="IN" style:language-asian="zh" style:country-asian="CN" fo:language="en" fo:country="US" style:font-style-complex="normal" style:font-weight-complex="bold" style:font-weight-asian="bold" style:font-name-complex="Calibri" fo:color="#000000" style:font-name="Calibri" fo:font-weight="bold"/>
    </style:style>
    <style:style style:name="T238" style:family="text">
      <style:text-properties style:text-emphasize="none" style:text-line-through-mode="continuous" style:font-relief="none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font-style-asian="normal" style:font-size-complex="12pt" style:font-size-asian="12pt" fo:font-size="12pt" style:language-complex="hi" style:country-complex="IN" style:language-asian="zh" style:country-asian="CN" fo:language="en" fo:country="US" style:font-style-complex="normal" style:font-name-complex="Calibri" fo:color="#000000" style:font-name="Calibri" fo:font-weight="normal" style:font-weight-asian="normal" style:font-weight-complex="normal"/>
    </style:style>
    <style:style style:name="T239" style:family="text">
      <style:text-properties style:text-emphasize="none" style:text-line-through-mode="continuous" style:font-relief="none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font-style-asian="normal" style:font-size-complex="12pt" style:font-size-asian="12pt" fo:font-size="12pt" style:language-complex="hi" style:country-complex="IN" style:language-asian="zh" style:country-asian="CN" fo:language="en" fo:country="US" style:font-style-complex="normal" fo:font-weight="normal" style:font-weight-asian="normal" style:font-weight-complex="normal" style:font-name="Ubuntu" style:font-name-complex="Lohit Devanagari"/>
    </style:style>
    <style:style style:name="T240" style:family="text">
      <style:text-properties style:text-emphasize="none" style:text-line-through-mode="continuous" style:font-relief="none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font-style-asian="normal" style:font-size-complex="12pt" style:font-size-asian="12pt" fo:font-size="12pt" style:language-complex="hi" style:country-complex="IN" style:language-asian="zh" style:country-asian="CN" fo:language="en" fo:country="US" style:font-style-complex="normal" fo:color="#000000" style:font-name="Calibri" fo:font-weight="bold" style:font-name-complex="Calibri" style:font-weight-asian="bold" style:font-weight-complex="bold"/>
    </style:style>
    <style:style style:name="T241" style:family="text">
      <style:text-properties style:text-line-through-mode="continuous" style:text-line-through-type="none" style:text-underline-style="none" style:text-underline-color="font-color" fo:font-weight="normal" style:font-style-complex="normal" style:font-style-asian="normal" style:language-asian="zh" style:country-asian="CN" fo:color="#000000" style:font-relief="none" style:font-name-complex="Calibri" style:language-complex="hi" style:country-complex="IN" style:font-weight-complex="normal" fo:font-style="normal" style:font-name="Calibri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font-weight-asian="normal"/>
    </style:style>
    <style:style style:name="T242" style:family="text">
      <style:text-properties style:text-line-through-mode="continuous" style:text-line-through-type="none" style:text-underline-style="none" style:text-underline-color="font-color" style:font-style-complex="normal" style:font-style-asian="normal" style:language-asian="zh" style:country-asian="CN" fo:color="#000000" style:font-relief="none" style:language-complex="hi" style:country-complex="IN"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font-name-complex="Lohit Devanagari" style:font-name="Ubuntu" style:font-weight-complex="bold" style:font-weight-asian="bold" fo:font-weight="bold"/>
    </style:style>
    <style:style style:name="T243" style:family="text">
      <style:text-properties style:text-line-through-mode="continuous" style:text-line-through-type="none" style:text-underline-style="none" style:text-underline-color="font-color" style:font-style-complex="normal" style:font-style-asian="normal" style:language-asian="zh" style:country-asian="CN" fo:color="#000000" style:font-relief="none" style:language-complex="hi" style:country-complex="IN"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font-name="Calibri" fo:font-weight="normal" style:font-name-complex="Calibri" style:font-weight-asian="normal" style:font-weight-complex="normal"/>
    </style:style>
    <style:style style:name="T244" style:family="text">
      <style:text-properties style:text-line-through-mode="continuous" style:text-line-through-type="none" style:text-underline-style="none" style:text-underline-color="font-color" style:font-style-complex="normal" style:font-style-asian="normal" style:language-asian="zh" style:country-asian="CN" fo:color="#000000" style:font-relief="none" style:language-complex="hi" style:country-complex="IN"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font-name="Calibri" style:font-name-complex="Calibri" fo:font-weight="bold" style:font-weight-complex="bold" style:font-weight-asian="bold"/>
    </style:style>
    <style:style style:name="T245" style:family="text">
      <style:text-properties style:text-line-through-mode="continuous" style:text-line-through-type="none" style:text-underline-style="none" style:text-underline-color="font-color" style:font-style-complex="normal" style:font-style-asian="normal" style:language-asian="zh" style:country-asian="CN" fo:color="#000000" style:font-relief="none" style:language-complex="hi" style:country-complex="IN"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font-name="Calibri" style:font-name-complex="Calibri" fo:font-weight="normal" style:font-weight-asian="normal" style:font-weight-complex="normal"/>
    </style:style>
    <style:style style:name="T246" style:family="text">
      <style:text-properties style:text-line-through-mode="continuous" style:text-line-through-type="none" style:text-underline-style="none" style:text-underline-color="font-color" style:font-style-complex="normal" style:font-style-asian="normal" style:language-asian="zh" style:country-asian="CN" style:font-relief="none" style:language-complex="hi" style:country-complex="IN" fo:font-style="normal" fo:font-size="12pt" fo:language="en" fo:country="US" style:text-overline-style="none" style:text-overline-color="font-color" style:font-name-asian="Noto Sans CJK SC" style:text-outline="false" fo:text-shadow="none" style:text-emphasize="none" style:font-size-asian="12pt" style:font-size-complex="12pt" style:font-name="Ubuntu" fo:font-weight="bold" style:font-name-complex="Lohit Devanagari" style:font-weight-asian="bold" style:font-weight-complex="bold"/>
    </style:style>
    <style:style style:name="T247" style:family="text">
      <style:text-properties style:font-size-asian="12pt" fo:font-weight="normal" fo:font-style="normal" style:font-name="Calibri" style:font-relief="none" style:text-emphasize="none" style:font-style-complex="normal" fo:color="#000000" style:font-weight-asian="normal" style:font-weight-complex="normal" style:font-style-asian="normal" style:font-name-asian="Noto Sans CJK SC" style:text-underline-style="none" style:text-underline-color="font-color" style:text-overline-style="none" style:text-overline-color="font-color" fo:text-shadow="none" style:text-outline="false" style:text-line-through-type="none" style:language-asian="zh" style:country-asian="CN" style:text-line-through-mode="continuous" fo:language="en" fo:country="US" style:language-complex="hi" style:country-complex="IN" fo:font-size="12pt" style:font-name-complex="Calibri" style:font-size-complex="12pt"/>
    </style:style>
    <style:style style:name="T248" style:family="text">
      <style:text-properties style:font-size-asian="12pt" fo:font-style="normal" style:font-name="Calibri" style:font-relief="none" style:text-emphasize="none" style:font-style-complex="normal" fo:color="#000000" style:font-style-asian="normal" style:font-name-asian="Noto Sans CJK SC" style:text-underline-style="none" style:text-underline-color="font-color" style:text-overline-style="none" style:text-overline-color="font-color" fo:text-shadow="none" style:text-outline="false" style:text-line-through-type="none" style:language-asian="zh" style:country-asian="CN" style:text-line-through-mode="continuous" fo:language="en" fo:country="US" style:language-complex="hi" style:country-complex="IN" fo:font-size="12pt" style:font-name-complex="Calibri" style:font-size-complex="12pt" style:font-weight-complex="bold" style:font-weight-asian="bold" fo:font-weight="bold"/>
    </style:style>
    <style:style style:name="T249" style:family="text">
      <style:text-properties style:font-size-asian="12pt" fo:font-style="normal" style:font-name="Calibri" style:font-relief="none" style:text-emphasize="none" style:font-style-complex="normal" fo:color="#000000" style:font-style-asian="normal" style:font-name-asian="Noto Sans CJK SC" style:text-underline-style="none" style:text-underline-color="font-color" style:text-overline-style="none" style:text-overline-color="font-color" fo:text-shadow="none" style:text-outline="false" style:text-line-through-type="none" style:language-asian="zh" style:country-asian="CN" style:text-line-through-mode="continuous" fo:language="en" fo:country="US" style:language-complex="hi" style:country-complex="IN" fo:font-size="12pt" style:font-name-complex="Calibri" style:font-size-complex="12pt" style:font-weight-complex="normal" fo:font-weight="normal" style:font-weight-asian="normal"/>
    </style:style>
    <style:style style:name="T250" style:family="text">
      <style:text-properties style:font-size-asian="12pt" fo:font-style="normal" style:font-name="Calibri" style:font-relief="none" style:text-emphasize="none" style:font-style-complex="normal" fo:color="#000000" style:font-style-asian="normal" style:font-name-asian="Noto Sans CJK SC" style:text-underline-style="none" style:text-underline-color="font-color" style:text-overline-style="none" style:text-overline-color="font-color" fo:text-shadow="none" style:text-outline="false" style:text-line-through-type="none" style:language-asian="zh" style:country-asian="CN" style:text-line-through-mode="continuous" fo:language="en" fo:country="US" style:language-complex="hi" style:country-complex="IN" fo:font-size="12pt" style:font-name-complex="Calibri" style:font-size-complex="12pt" fo:font-weight="bold" style:font-weight-asian="bold" style:font-weight-complex="bold"/>
    </style:style>
    <style:style style:name="T251" style:family="text">
      <style:text-properties style:font-size-asian="12pt" fo:font-style="normal" style:font-name="Calibri" style:font-relief="none" style:text-emphasize="none" style:font-style-complex="normal" fo:color="#000000" style:font-style-asian="normal" style:font-name-asian="Noto Sans CJK SC" style:text-underline-style="none" style:text-underline-color="font-color" style:text-overline-style="none" style:text-overline-color="font-color" fo:text-shadow="none" style:text-outline="false" style:text-line-through-type="none" style:language-asian="zh" style:country-asian="CN" style:text-line-through-mode="continuous" fo:language="en" fo:country="US" style:language-complex="hi" style:country-complex="IN" fo:font-size="12pt" style:font-name-complex="Calibri" style:font-size-complex="12pt" fo:font-weight="normal" style:font-weight-asian="normal" style:font-weight-complex="normal"/>
    </style:style>
    <style:style style:name="T252" style:family="text">
      <style:text-properties style:font-size-asian="12pt" fo:font-style="normal" style:font-relief="none" style:text-emphasize="none" style:font-style-complex="normal" style:font-style-asian="normal" style:font-name-asian="Noto Sans CJK SC" style:text-underline-style="none" style:text-underline-color="font-color" style:text-overline-style="none" style:text-overline-color="font-color" fo:text-shadow="none" style:text-outline="false" style:text-line-through-type="none" style:language-asian="zh" style:country-asian="CN" style:text-line-through-mode="continuous" fo:language="en" fo:country="US" style:language-complex="hi" style:country-complex="IN" fo:font-size="12pt" style:font-size-complex="12pt" style:font-name="Ubuntu" fo:font-weight="bold" style:font-name-complex="Lohit Devanagari" style:font-weight-asian="bold" style:font-weight-complex="bold"/>
    </style:style>
    <style:style style:name="T253" style:family="text">
      <style:text-properties fo:font-size="12pt" style:font-relief="none" style:font-name-complex="Lohit Devanagari" style:language-complex="hi" style:country-complex="IN" style:font-name="Ubuntu" style:font-size-asian="12pt" style:font-size-complex="12pt" style:font-weight-asian="normal" style:font-weight-complex="normal" style:font-style-asian="normal" style:font-style-complex="normal" style:text-emphasize="none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" style:language-asian="zh" style:country-asian="CN" fo:font-weight="normal"/>
    </style:style>
    <style:style style:name="T254" style:family="text">
      <style:text-properties fo:font-size="12pt" style:font-relief="none" style:font-name-complex="Lohit Devanagari" style:language-complex="hi" style:country-complex="IN" style:font-name="Ubuntu" style:font-size-asian="12pt" style:font-size-complex="12pt" style:font-style-asian="normal" style:font-style-complex="normal" style:text-emphasize="none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" style:language-asian="zh" style:country-asian="CN" fo:font-weight="bold" style:font-weight-asian="bold" style:font-weight-complex="bold"/>
    </style:style>
    <style:style style:name="T255" style:family="text">
      <style:text-properties fo:font-size="12pt" style:font-relief="none" style:font-name-complex="Lohit Devanagari" style:language-complex="hi" style:country-complex="IN" style:font-name="Ubuntu" style:font-size-asian="12pt" style:font-size-complex="12pt" style:font-style-asian="normal" style:font-style-complex="normal" style:text-emphasize="none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" style:language-asian="zh" style:country-asian="CN" fo:font-weight="normal" style:font-weight-asian="normal" style:font-weight-complex="normal"/>
    </style:style>
    <style:style style:name="T256" style:family="text">
      <style:text-properties fo:font-size="12pt" style:font-relief="none" style:language-complex="hi" style:country-complex="IN" style:font-size-asian="12pt" style:font-size-complex="12pt" style:font-style-asian="normal" style:font-style-complex="normal" style:text-emphasize="none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" style:language-asian="zh" style:country-asian="CN" fo:color="#000000" style:font-name="Calibri" fo:font-weight="bold" style:font-name-complex="Calibri" style:font-weight-asian="bold" style:font-weight-complex="bold"/>
    </style:style>
    <style:style style:name="T257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weight-asian="normal" style:font-size-complex="12pt" style:font-style-asian="normal" style:text-emphasize="none" fo:font-size="12pt" style:font-weight-complex="normal" fo:font-weight="normal" style:font-style-complex="normal" style:font-size-asian="12pt" style:font-name-asian="Noto Sans CJK SC" style:font-name="Calibri" style:language-asian="zh" style:country-asian="CN" style:font-name-complex="Calibri" style:text-overline-style="none" style:text-overline-color="font-color" style:text-line-through-type="none" fo:font-style="normal" style:language-complex="hi" style:country-complex="IN"/>
    </style:style>
    <style:style style:name="T258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size-complex="12pt" style:font-style-asian="normal" style:text-emphasize="none" fo:font-size="12pt" style:font-style-complex="normal" style:font-size-asian="12pt" style:font-name-asian="Noto Sans CJK SC" style:font-name="Calibri" style:language-asian="zh" style:country-asian="CN" style:font-name-complex="Calibri" style:text-overline-style="none" style:text-overline-color="font-color" style:text-line-through-type="none" fo:font-style="normal" style:language-complex="hi" style:country-complex="IN" style:font-weight-complex="bold" style:font-weight-asian="bold" fo:font-weight="bold"/>
    </style:style>
    <style:style style:name="T259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size-complex="12pt" style:font-style-asian="normal" style:text-emphasize="none" fo:font-size="12pt" style:font-style-complex="normal" style:font-size-asian="12pt" style:font-name-asian="Noto Sans CJK SC" style:font-name="Calibri" style:language-asian="zh" style:country-asian="CN" style:font-name-complex="Calibri" style:text-overline-style="none" style:text-overline-color="font-color" style:text-line-through-type="none" fo:font-style="normal" style:language-complex="hi" style:country-complex="IN" style:font-weight-asian="normal" style:font-weight-complex="normal" fo:font-weight="normal"/>
    </style:style>
    <style:style style:name="T260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size-complex="12pt" style:font-style-asian="normal" style:text-emphasize="none" fo:font-size="12pt" style:font-style-complex="normal" style:font-size-asian="12pt" style:font-name-asian="Noto Sans CJK SC" style:language-asian="zh" style:country-asian="CN" style:text-overline-style="none" style:text-overline-color="font-color" style:text-line-through-type="none" fo:font-style="normal" style:language-complex="hi" style:country-complex="IN" style:font-name="Ubuntu" fo:font-weight="bold" style:font-name-complex="Lohit Devanagari" style:font-weight-asian="bold" style:font-weight-complex="bold"/>
    </style:style>
    <style:style style:name="T261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size-complex="12pt" style:font-style-asian="normal" style:text-emphasize="none" fo:font-size="12pt" style:font-style-complex="normal" style:font-size-asian="12pt" style:font-name-asian="Noto Sans CJK SC" style:language-asian="zh" style:country-asian="CN" style:text-overline-style="none" style:text-overline-color="font-color" style:text-line-through-type="none" fo:font-style="normal" style:language-complex="hi" style:country-complex="IN" style:font-weight-complex="normal" style:font-weight-asian="normal" style:font-name="Calibri" style:font-name-complex="Calibri" fo:font-weight="normal"/>
    </style:style>
    <style:style style:name="T262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size-complex="12pt" style:font-style-asian="normal" style:text-emphasize="none" fo:font-size="12pt" style:font-style-complex="normal" style:font-size-asian="12pt" style:font-name-asian="Noto Sans CJK SC" style:language-asian="zh" style:country-asian="CN" style:text-overline-style="none" style:text-overline-color="font-color" style:text-line-through-type="none" fo:font-style="normal" style:language-complex="hi" style:country-complex="IN" style:font-name="Calibri" style:font-name-complex="Calibri" fo:font-weight="bold" style:font-weight-asian="bold" style:font-weight-complex="bold"/>
    </style:style>
    <style:style style:name="T263" style:family="text">
      <style:text-properties style:text-underline-style="none" style:text-underline-color="font-color" style:text-outline="false" fo:text-shadow="none" style:font-relief="none" fo:color="#000000" fo:language="en" fo:country="US" style:text-line-through-mode="continuous" style:font-size-complex="12pt" style:font-style-asian="normal" style:text-emphasize="none" fo:font-size="12pt" style:font-style-complex="normal" style:font-size-asian="12pt" style:font-name-asian="Noto Sans CJK SC" style:language-asian="zh" style:country-asian="CN" style:text-overline-style="none" style:text-overline-color="font-color" style:text-line-through-type="none" fo:font-style="normal" style:language-complex="hi" style:country-complex="IN" style:font-name="Calibri" style:font-name-complex="Calibri" fo:font-weight="normal" style:font-weight-asian="normal" style:font-weight-complex="normal"/>
    </style:style>
    <style:style style:name="T264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asian="zh" style:country-asian="CN" style:font-name="Ubuntu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265" style:family="text">
      <style:text-properties fo:font-size="12pt" style:text-overline-style="none" style:text-overline-color="font-color" style:font-relief="none" style:text-emphasize="none" style:font-style-complex="normal" style:font-style-asian="normal" style:font-size-complex="12pt" style:font-size-asian="12pt" style:font-name-asian="Noto Sans CJK SC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000000" style:font-name="Calibri" fo:font-weight="bold" style:font-name-complex="Calibri" style:font-weight-asian="bold" style:font-weight-complex="bold"/>
    </style:style>
    <style:style style:name="T266" style:family="text">
      <style:text-properties fo:font-size="12pt" style:text-overline-style="none" style:text-overline-color="font-color" style:font-relief="none" style:text-emphasize="none" style:font-style-complex="normal" style:font-style-asian="normal" style:font-size-complex="12pt" style:font-size-asian="12pt" style:font-name-asian="Noto Sans CJK SC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000000" style:font-name="Calibri" style:font-name-complex="Calibri" fo:font-weight="normal" style:font-weight-asian="normal" style:font-weight-complex="normal"/>
    </style:style>
    <style:style style:name="T267" style:family="text">
      <style:text-properties style:font-name-asian="Noto Sans CJK SC" style:font-relief="none" style:text-overline-style="none" style:text-overline-color="font-color" style:font-name="Ubuntu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fo:font-size="12pt" style:language-complex="hi" style:country-complex="IN" fo:language="en" fo:country="US"/>
    </style:style>
    <style:style style:name="T268" style:family="text">
      <style:text-properties style:font-name-asian="Noto Sans CJK SC" style:font-relief="none" style:text-overline-style="none" style:text-overline-color="font-color" style:language-asian="zh" style:country-asian="CN" style:font-size-asian="12pt" style:font-size-complex="12pt" style:font-weight-asian="normal" style:font-weight-complex="normal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complex="hi" style:country-complex="IN" fo:language="en" fo:country="US" fo:color="#000000" style:font-name="Calibri" style:font-name-complex="Calibri"/>
    </style:style>
    <style:style style:name="T269" style:family="text">
      <style:text-properties style:font-name-asian="Noto Sans CJK SC" style:font-relief="none" style:text-overline-style="none" style:text-overline-color="font-color" style:language-asian="zh" style:country-asian="CN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size="12pt" style:language-complex="hi" style:country-complex="IN" fo:language="en" fo:country="US" fo:color="#000000" style:font-name="Calibri" style:font-name-complex="Calibri" fo:font-weight="bold" style:font-weight-asian="bold" style:font-weight-complex="bold"/>
    </style:style>
    <style:style style:name="T270" style:family="text">
      <style:text-properties style:font-name-asian="Noto Sans CJK SC" style:font-relief="none" style:text-overline-style="none" style:text-overline-color="font-color" style:language-asian="zh" style:country-asian="CN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size="12pt" style:language-complex="hi" style:country-complex="IN" fo:language="en" fo:country="US" fo:color="#000000" style:font-name="Calibri" style:font-name-complex="Calibri" fo:font-weight="normal" style:font-weight-asian="normal" style:font-weight-complex="normal"/>
    </style:style>
    <style:style style:name="T271" style:family="text">
      <style:text-properties fo:font-weight="normal"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name="Calibri" style:font-weight-asian="normal" style:font-size-complex="12pt" style:text-line-through-type="none" style:text-line-through-mode="continuous" fo:font-style="normal" style:font-style-complex="normal" style:font-style-asian="normal" style:language-asian="zh" style:country-asian="CN" fo:color="#000000" style:font-relief="none" style:font-name-complex="Calibri" style:language-complex="hi" style:country-complex="IN" style:font-weight-complex="normal" style:text-underline-style="none" style:text-underline-color="font-color"/>
    </style:style>
    <style:style style:name="T272" style:family="text">
      <style:text-properties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size-complex="12pt" style:text-line-through-type="none" style:text-line-through-mode="continuous" fo:font-style="normal" style:font-style-complex="normal" style:font-style-asian="normal" style:language-asian="zh" style:country-asian="CN" fo:color="#000000" style:font-relief="none" style:language-complex="hi" style:country-complex="IN" style:text-underline-style="none" style:text-underline-color="font-color" style:font-name-complex="Lohit Devanagari" style:font-name="Ubuntu" fo:font-weight="bold" style:font-weight-complex="bold" style:font-weight-asian="bold"/>
    </style:style>
    <style:style style:name="T273" style:family="text">
      <style:text-properties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size-complex="12pt" style:text-line-through-type="none" style:text-line-through-mode="continuous" fo:font-style="normal" style:font-style-complex="normal" style:font-style-asian="normal" style:language-asian="zh" style:country-asian="CN" fo:color="#000000" style:font-relief="none" style:language-complex="hi" style:country-complex="IN" style:text-underline-style="none" style:text-underline-color="font-color" style:font-name="Calibri" style:font-weight-complex="normal" style:font-weight-asian="normal" style:font-name-complex="Calibri" fo:font-weight="normal"/>
    </style:style>
    <style:style style:name="T274" style:family="text">
      <style:text-properties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size-complex="12pt" style:text-line-through-type="none" style:text-line-through-mode="continuous" fo:font-style="normal" style:font-style-complex="normal" style:font-style-asian="normal" style:language-asian="zh" style:country-asian="CN" fo:color="#000000" style:font-relief="none" style:language-complex="hi" style:country-complex="IN" style:text-underline-style="none" style:text-underline-color="font-color" style:font-name="Calibri" style:font-name-complex="Calibri" fo:font-weight="bold" style:font-weight-complex="bold" style:font-weight-asian="bold"/>
    </style:style>
    <style:style style:name="T275" style:family="text">
      <style:text-properties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size-complex="12pt" style:text-line-through-type="none" style:text-line-through-mode="continuous" fo:font-style="normal" style:font-style-complex="normal" style:font-style-asian="normal" style:language-asian="zh" style:country-asian="CN" fo:color="#000000" style:font-relief="none" style:language-complex="hi" style:country-complex="IN" style:text-underline-style="none" style:text-underline-color="font-color" style:font-name="Calibri" style:font-name-complex="Calibri" fo:font-weight="normal" style:font-weight-asian="normal" style:font-weight-complex="normal"/>
    </style:style>
    <style:style style:name="T276" style:family="text">
      <style:text-properties style:font-size-asian="12pt" style:text-emphasize="none" fo:text-shadow="none" style:text-outline="false" style:font-name-asian="Noto Sans CJK SC" style:text-overline-style="none" style:text-overline-color="font-color" fo:language="en" fo:country="US" fo:font-size="12pt" style:font-size-complex="12pt" style:text-line-through-type="none" style:text-line-through-mode="continuous" fo:font-style="normal" style:font-style-complex="normal" style:font-style-asian="normal" style:language-asian="zh" style:country-asian="CN" fo:color="#000000" style:font-relief="none" style:language-complex="hi" style:country-complex="IN" style:text-underline-style="none" style:text-underline-color="font-color" style:font-name="Calibri" style:font-name-complex="Calibri" fo:font-weight="bold" style:font-weight-asian="bold" style:font-weight-complex="bold"/>
    </style:style>
    <style:style style:name="T277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8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style:font-weight-complex="bold" fo:font-weight="bold" style:font-weight-asian="bold"/>
    </style:style>
    <style:style style:name="T279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style-asian="normal" style:font-style-complex="normal" style:text-emphasize="none" style:font-relief="none" style:font-name="Calibri" style:font-weight-complex="bold" fo:font-weight="bold" style:font-weight-asian="bold"/>
    </style:style>
    <style:style style:name="T280" style:family="text">
      <style:text-properties style:text-overline-style="none" style:text-overline-color="font-color" fo:color="#000000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style-asian="normal" style:font-style-complex="normal" style:text-emphasize="none" style:font-relief="none" style:font-name="Calibri" fo:font-weight="normal" style:font-weight-asian="normal" style:font-weight-complex="normal"/>
    </style:style>
    <style:style style:name="T281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2pt" style:font-size-asian="12pt" style:font-name-complex="Calibri" style:font-name="Calibri" style:font-weight-complex="bold" fo:font-weight="bold" style:font-weight-asian="bold"/>
    </style:style>
    <style:style style:name="T282" style:family="text">
      <style:text-properties fo:font-weight="normal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fo:color="#000000" style:language-complex="hi" style:country-complex="IN" style:font-name="Calibri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/>
    </style:style>
    <style:style style:name="T283" style:family="text">
      <style:text-properties style:font-name-complex="Calibri" style:font-size-asian="12pt" style:font-size-complex="12pt" style:font-style-asian="normal" style:font-style-complex="normal" style:text-emphasize="none" style:font-relief="none" style:language-asian="zh" style:country-asian="CN" fo:color="#000000" style:language-complex="hi" style:country-complex="IN" style:font-name="Calibri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style:font-weight-asian="bold" style:font-weight-complex="bold" fo:font-weight="bold"/>
    </style:style>
    <style:style style:name="T284" style:family="text">
      <style:text-properties style:font-name-complex="Calibri" style:font-size-asian="12pt" style:font-size-complex="12pt" style:font-style-asian="normal" style:font-style-complex="normal" style:text-emphasize="none" style:font-relief="none" style:language-asian="zh" style:country-asian="CN" fo:color="#000000" style:language-complex="hi" style:country-complex="IN" style:font-name="Calibri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fo:font-weight="normal" style:font-weight-complex="normal" style:font-weight-asian="normal"/>
    </style:style>
    <style:style style:name="T285" style:family="text">
      <style:text-properties style:font-name-complex="Calibri" style:font-size-asian="12pt" style:font-size-complex="12pt" style:font-style-asian="normal" style:font-style-complex="normal" style:text-emphasize="none" style:font-relief="none" style:language-asian="zh" style:country-asian="CN" fo:color="#000000" style:language-complex="hi" style:country-complex="IN" style:font-name="Calibri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fo:font-weight="bold" style:font-weight-asian="bold" style:font-weight-complex="bold"/>
    </style:style>
    <style:style style:name="T286" style:family="text">
      <style:text-properties style:font-name-complex="Calibri" style:font-size-asian="12pt" style:font-size-complex="12pt" style:font-style-asian="normal" style:font-style-complex="normal" style:text-emphasize="none" style:font-relief="none" style:language-asian="zh" style:country-asian="CN" fo:color="#000000" style:language-complex="hi" style:country-complex="IN" style:font-name="Calibri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fo:font-weight="normal" style:font-weight-asian="normal" style:font-weight-complex="normal"/>
    </style:style>
    <style:style style:name="T287" style:family="text">
      <style:text-properties style:font-name-complex="Calibri" style:font-size-asian="12pt" style:font-size-complex="12pt" style:font-style-asian="normal" style:font-style-complex="normal" style:text-emphasize="none" style:font-relief="none" style:language-asian="zh" style:country-asian="CN" fo:color="#000000" style:language-complex="hi" style:country-complex="IN" style:font-name="Calibri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style:font-weight-complex="bold" fo:font-weight="bold" style:font-weight-asian="bold"/>
    </style:style>
    <style:style style:name="T288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fo:font-weight="normal" style:font-weight-asian="normal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style:font-weight-complex="normal"/>
    </style:style>
    <style:style style:name="T289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style:font-weight-asian="bold" fo:font-weight="bold" style:font-weight-complex="bold"/>
    </style:style>
    <style:style style:name="T290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style:font-weight-complex="normal" style:font-weight-asian="normal" fo:font-weight="normal"/>
    </style:style>
    <style:style style:name="T291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style:font-weight-complex="bold" fo:font-weight="bold" style:font-weight-asian="bold"/>
    </style:style>
    <style:style style:name="T292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style:font-weight-complex="normal" fo:font-weight="normal" style:font-weight-asian="normal"/>
    </style:style>
    <style:style style:name="T293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fo:font-weight="bold" style:font-weight-asian="bold" style:font-weight-complex="bold"/>
    </style:style>
    <style:style style:name="T294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fo:font-weight="normal" style:font-weight-asian="normal" style:font-weight-complex="normal"/>
    </style:style>
    <style:style style:name="T295" style:family="text">
      <style:text-properties fo:language="en" fo:country="US" style:font-size-asian="12pt" style:font-relief="none" style:text-outline="false" fo:font-size="12pt" style:font-style-complex="normal" style:text-line-through-type="none" style:font-size-complex="12pt" style:text-line-through-mode="continuous" style:text-emphasize="none" style:font-name="Calibri" fo:text-shadow="none" style:language-complex="hi" style:country-complex="IN" style:font-name-asian="Noto Sans CJK SC" style:language-asian="zh" style:country-asian="CN" style:font-name-complex="Calibri" style:text-overline-style="none" style:text-overline-color="font-color" style:text-underline-style="none" style:text-underline-color="font-color" style:font-style-asian="normal" fo:font-style="normal" fo:color="#000000" style:font-weight-asian="bold" style:font-weight-complex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<text:span text:style-name="T1">ab'e Wobulenzi</text:span><text:span text:style-name="T2">_NPXXX</text:span> bakaaba olw'ebbula ly'amazzi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'ejjeerezeddwa ku by'e Bugerere</text:span><text:span text:style-name="T4">_NPXXX</text:span><text:span text:style-name="T5"> beekokkodde ekkomera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galana baafunyeemu obutakkaan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abaagenda n<text:span text:style-name="T6">_TC</text:span> ‘<text:span text:style-name="T6">_ZW</text:span> omuka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laba bi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alabw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ana abawala bo bakula mang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Abaana b’walaba baali bagenda mu</text:span><text:span text:style-name="T8">_TP</text:span> ssome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ana ba Hajati</text:span><text:span text:style-name="T4">_NPXXX</text:span><text:span text:style-name="T5"> beecwacwana nti ekiraamo kigingirir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ana bababbulamu amannya ga bajjajjaabw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leeta amaa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Abaana bali mu</text:span><text:span text:style-name="T8">_TP</text:span> kisaawe kusamba omupi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lisamba omupi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liyimba akayimb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samba omupp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sambye omupp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yimba akayimb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ana bayimbye akayim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na be b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na be b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na be balaba bab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na be batunuu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na be batunuulira b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ana be batunuulira ekise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Abaana be Lule</text:span><text:span text:style-name="T8">_NPXXX</text:span> be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ana be,</text:span><text:span text:style-name="T2">_ZC,</text:span> b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ana be,</text:span><text:span text:style-name="T2">_ZC,</text:span> batunuulira ekise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ababaka b'emirembe bakaaba nnyo</text:span><text:span text:style-name="T10">_DQX</text:span> amazi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bbi bazze na bukoddyo bup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fumbo baabasanze mu</text:span><text:span text:style-name="T4">_TP</text:span><text:span text:style-name="T5"> katale k'e Kawempe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goberezi bange bonna tebaliddayo kutambulira mu</text:span><text:span text:style-name="T12">_TP</text:span><text:span text:style-name="T13"> nzikiza naye bajja_</text:span><text:span text:style-name="T14">V1+B2AN</text:span><text:span text:style-name="T13"> kubeeranga mu</text:span><text:span text:style-name="T14">_TP</text:span> musa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kazi abaalaba eb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kazi abataalaba 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kyala ba Cuba</text:span><text:span text:style-name="T12">_NPXXX</text:span><text:span text:style-name="T13"> sikulimba,</text:span><text:span text:style-name="T14">_ZC,</text:span><text:span text:style-name="T13"> bakubi ddala</text:span><text:span text:style-name="T14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kyala n</text:span><text:span text:style-name="T12">_TC</text:span><text:span text:style-name="T13"> ‘</text:span><text:span text:style-name="T14">_ZW </text:span><text:span text:style-name="T13">abaana bagumbye ewa Wuhuru</text:span><text:span text:style-name="T1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la e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lenze okuva mu</text:span><text:span text:style-name="T12">_TP</text:span><text:span text:style-name="T13"> miruka kkumi n</text:span><text:span text:style-name="T14">_TC</text:span><text:span text:style-name="T13"> ‘</text:span><text:span text:style-name="T14">_ZW </text:span>essatu baabadde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lenzi, baalaga Babirye</text:span><text:span text:style-name="T4">_NPXXX</text:span><text:span text:style-name="T5">,</text:span><text:span text:style-name="T4">_ZC,</text:span> nnawolo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limi aba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limi</text:span><text:span text:style-name="T4"> </text:span><text:span text:style-name="T5">baalaba Mulondo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limi</text:span><text:span text:style-name="T2"> </text:span>ba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limi</text:span><text:span text:style-name="T2"> </text:span>be tw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limi</text:span><text:span text:style-name="T4"> </text:span><text:span text:style-name="T5">Mulondo</text:span><text:span text:style-name="T4">_NPXXX</text:span> amangwago baamu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limi</text:span><text:span text:style-name="T2"> </text:span>Walusimbi<text:span text:style-name="T6">_NPXXX</text:span> baamu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limi</text:span><text:span text:style-name="T4"> </text:span><text:span text:style-name="T5">Walusimbi</text:span><text:span text:style-name="T4">_NPXXX</text:span> be yalab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lokole balisaba balekan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lokole basaba balekan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lokole basabye balek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mu ku bavubuka abaayooleddwa mu</text:span><text:span text:style-name="T4">_TP</text:span><text:span text:style-name="T5"> kimansulo mu</text:span><text:span text:style-name="T4">_TP</text:span> bbaala emu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Abangye abaaze tubasanyuki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5">Abantu b'omu bugwanjuba naddala e Buhweju</text:span><text:span text:style-name="T16">_NPXXX</text:span><text:span text:style-name="T17"> ne</text:span><text:span text:style-name="T18">_TC</text:span><text:span text:style-name="T19"> Kisoro</text:span><text:span text:style-name="T20">_NPXXX</text:span><text:span text:style-name="T19"> balaajana.</text:span><text:span text:style-name="T20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ntu balyogera ebigamb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ntu bayogedde ebigamb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ntu bogera ebigam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ntu bonna ne</text:span><text:span text:style-name="T12">_TC</text:span><text:span text:style-name="T13"> balyoka boogerera waggulu n</text:span><text:span text:style-name="T14">_TC</text:span><text:span text:style-name="T13"> ‘</text:span><text:span text:style-name="T14">_ZW </text:span>eddoboozi edden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ntu bye boogera ku Nnamiiro</text:span><text:span text:style-name="T12">_NPXXX</text:span><text:span text:style-name="T13"> ne</text:span><text:span text:style-name="T14">_TC</text:span><text:span text:style-name="T13"> Nnajemba</text:span><text:span text:style-name="T1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ntu lunaana mu</text:span><text:span text:style-name="T2">_TP</text:span> babiri abasala amayinja ga zaab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ntu ne</text:span><text:span text:style-name="T4">_TC</text:span><text:span text:style-name="T5"> baddamu nti kibuyaga asudde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sajja ba ayogerako nze sab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sajja basatu bakaayanira abaana ba mukyala Ssenyonga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sajja bonna mu</text:span><text:span text:style-name="T2">_TP</text:span> bbaala yabakubye eŋŋuum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sirikale baamukutte ekiro ng</text:span><text:span text:style-name="T12">_TP</text:span><text:span text:style-name="T13"> '</text:span><text:span text:style-name="T14">_ZW </text:span><text:span text:style-name="T13">aser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somesa bagulira Kasedde</text:span><text:span text:style-name="T2">_NPXXX</text:span> kaa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basomesa n</text:span><text:span text:style-name="T22">_TC</text:span><text:span text:style-name="T23"> ‘</text:span><text:span text:style-name="T24">_ZW </text:span><text:span text:style-name="T25">abayizi ku ssomero ery'atikkuseeko akasolya nga</text:span><text:span text:style-name="T24">_TP</text:span><text:span text:style-name="T25"> bali mu</text:span><text:span text:style-name="T24">_TP</text:span> kibiina eki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6">abasumba,</text:span><text:span text:style-name="T27">_ZC,</text:span><text:span text:style-name="T28"> Zziwa</text:span><text:span text:style-name="T29">_NPXXX</text:span><text:span text:style-name="T30"> ali ku kkono,</text:span><text:span text:style-name="T31">_ZC,</text:span><text:span text:style-name="T30"> Kalanda</text:span><text:span text:style-name="T32">_NPXXX</text:span><text:span text:style-name="T33"> ne</text:span><text:span text:style-name="T32">_TC</text:span><text:span text:style-name="T33"> Kaggwa</text:span><text:span text:style-name="T31">_NPXXX</text:span><text:span text:style-name="T33"> nga</text:span><text:span text:style-name="T27">_TP</text:span><text:span text:style-name="T30"> bayingira okuyimba mmisa mu</text:span><text:span text:style-name="T34">_TP</text:span><text:span text:style-name="T28"> lutikko e Kitovu</text:span><text:span text:style-name="T3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taagenda na muka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talibalira mulimi 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tujju bano baazinzeeko ekizimbe kino</text:span><text:span text:style-name="T4">_PD7X</text:span><text:span text:style-name="T5"> ku lwomukaag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tuuze abasinga bali mu</text:span><text:span text:style-name="T2">_TP</text:span> ddwaliro bapooca na bisag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tuuze basattira olwa munnaabwe okusib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vubi bagamba nti bayinza okukwata empuuta emu oba bb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vubi omusanvu abaakwatiddwa ejjo bateereddw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vubuka bakeera kukuba matatu na kuzannya zza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vubuka beerippye ku loole y</text:span><text:span text:style-name="T4">_PB5X </text:span><text:span text:style-name="T5">'</text:span><text:span text:style-name="T4">_ZW </text:span>amand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bawala ba ssaluuni balanga enviiri zaab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awala baDolotiya bangi mu</text:span><text:span text:style-name="T4">_TP</text:span><text:span text:style-name="T5"> Afirika</text:span><text:span text:style-name="T4">_NPXX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awala balitunga engo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bawala bo bakula mangu ne</text:span><text:span text:style-name="T22">_TC</text:span><text:span text:style-name="T23"> bawagguuka era</text:span><text:span text:style-name="T24">_TC</text:span><text:span text:style-name="T25"> ne</text:span><text:span text:style-name="T24">_TC</text:span><text:span text:style-name="T25"> basukkuluma ku balenzi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bayigirizwa n</text:span><text:span text:style-name="T22">_TC</text:span><text:span text:style-name="T23"> ‘</text:span><text:span text:style-name="T24">_ZW </text:span><text:span text:style-name="T25">ebajjula essanyu n</text:span><text:span text:style-name="T24">_TC</text:span><text:span text:style-name="T25"> ‘</text:span><text:span text:style-name="T24">_ZW </text:span>omwoyo omutuku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bayimbi bali mu</text:span><text:span text:style-name="T12">_TP</text:span><text:span text:style-name="T13"> Kizungu</text:span><text:span text:style-name="T14">_NPXXX</text:span><text:span text:style-name="T13"> e Makindye</text:span><text:span text:style-name="T1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yizi bambadde yunifoomu za bbululu ne</text:span><text:span text:style-name="T2">_TC</text:span> kirag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bazeeyi beejjukanya nti empeta eyo ebeera neetooloov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beera kumpi ne</text:span><text:span text:style-name="T4">_TC</text:span><text:span text:style-name="T5"> Kitaawe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abiri mu</text:span><text:span text:style-name="T36">_TP</text:span><text:span text:style-name="T37"> lumu,</text:span><text:span text:style-name="T38">_ZC,</text:span><text:span text:style-name="T39"> omwezi ogwokuna,</text:span><text:span text:style-name="T36">_ZC,</text:span><text:span text:style-name="T39"> lukumi mu</text:span><text:span text:style-name="T38">_TP</text:span><text:span text:style-name="T39"> lwenda abiri mu</text:span><text:span text:style-name="T38">_TP</text:span> mukaag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bo be baana be nsomes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dduka entiisa aligwa mu</text:span><text:span text:style-name="T2">_TP</text:span> bunn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fumbira abaana emmer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fumbira ani emmere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fumbye atya empuut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gaana gagenda kusomer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gaana gagenze kusomer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gaana gakugenda kusome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gamba nti,</text:span><text:span text:style-name="T4">_ZC,</text:span><text:span text:style-name="T5"> "nga</text:span><text:span text:style-name="T4">_TP</text:span> binoga omunnyo"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gambye nti bye yatwala mwalimu ttivvi gye yagula emitwalo enkaaga gyokk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gasajja galisitula ebidomo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gasajja gasitude ebidomo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gasajja gasitula ebidomo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genze okufa ng</text:span><text:span text:style-name="T22">_TP</text:span><text:span text:style-name="T23"> '</text:span><text:span text:style-name="T24">_ZW </text:span><text:span text:style-name="T25">alina paasipooti z</text:span><text:span text:style-name="T24">_PB6X</text:span><text:span text:style-name="T25"> ’_</text:span><text:span text:style-name="T24">ZW </text:span>ensi mwenda ze yasalawo okufunamu obutuu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gifumbye bulungi</text:span><text:span text:style-name="T2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gula bikopo byan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gula ebikopo bimek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gulira abalenzi kaa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himbisibwe</text:span><text:span text:style-name="T4">_NPXXX</text:span><text:span text:style-name="T5"> yali mu</text:span><text:span text:style-name="T4">_TP</text:span> lusuku lwa matook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kaana akato bbulawuzi kagyambalidde ku bikukujj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kafuba kye</text:span><text:span text:style-name="T4">_PR7X</text:span><text:span text:style-name="T5"> ki?</text:span><text:span text:style-name="T4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kakadde kamu ke twetaaga okumala enny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kakiiko kaamala ne</text:span><text:span text:style-name="T2">_TC</text:span> keegabanyaamu emirundi e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kakobe akato kayonk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lenzi enjala ejja kalum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lenzi enjala ekalum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lenzi enjala yakalu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kaliga akato kali ku ttal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0">akamese akalina akapeesa n</text:span><text:span text:style-name="T41">_TC</text:span><text:span text:style-name="T42"> ‘</text:span><text:span text:style-name="T43">_ZW </text:span><text:span text:style-name="T44">akakira akatono nnyo</text:span><text:span text:style-name="T45">_DQX</text:span><text:span text:style-name="T46">.</text:span><text:span text:style-name="T47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kasambattuko k'omwaka</text:span><text:span text:style-name="T22">_NC3TX </text:span><text:span text:style-name="T23"> gwa lukumi mu</text:span><text:span text:style-name="T24">_TP</text:span><text:span text:style-name="T25"> lwenda nkaaga mu</text:span><text:span text:style-name="T24">_TP</text:span><text:span text:style-name="T25"> mukaaga kajja katya?</text:span><text:span text:style-name="T2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katale k'emicungwa weekali kanene era buli kikopo nkitunda ssiringi lukaag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katebe kaak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kati akatono kajja kumenyeka ma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ka kagenda mukat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kawala akaawa kaawa akawa ka w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kawala kabaka omupi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la ka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la kagenze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la kakubiddwa amasa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la kaku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la kamanyi oluzu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kawala kanaagenda ku l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Akawala kasoma ebitabo</text:span><text:span text:style-name="T8">_NC8T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kola ng</text:span><text:span text:style-name="T4">_TP</text:span><text:span text:style-name="T5"> '</text:span><text:span text:style-name="T4">_ZW </text:span>omuka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kolimirwe oyo asula ne</text:span><text:span text:style-name="T4">_TC</text:span><text:span text:style-name="T5"> mukyala wa kitaawe e Mucwini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kuume atakuumira mpeer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laba ebikopo jjo bye twagu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laba jjo bye twagu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laba jjo bye twagu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liisa empologoma dood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lina mubiri gwa ngeri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liwa anaalya ku ddoola z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alumiriza omucayina okubba eppeesa,</text:span><text:span text:style-name="T36">_ZC,</text:span><text:span text:style-name="T37"> omucungwa,</text:span><text:span text:style-name="T38">_ZC,</text:span><text:span text:style-name="T39"> ebibbo,</text:span><text:span text:style-name="T36">_ZC,</text:span><text:span text:style-name="T39"> n</text:span><text:span text:style-name="T38">_TC</text:span><text:span text:style-name="T39"> ‘</text:span><text:span text:style-name="T38">_ZW </text:span>entangawu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lya ng</text:span><text:span text:style-name="T4">_TP</text:span><text:span text:style-name="T5"> '</text:span><text:span text:style-name="T4">_ZW </text:span>enso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lya nga</text:span><text:span text:style-name="T2">_TP</text:span> nso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alya nnyo</text:span><text:span text:style-name="T49">_DQX</text:span><text:span text:style-name="T50"> nnyini ddala</text:span><text:span text:style-name="T51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maaso ku lutimbe n</text:span><text:span text:style-name="T12">_TC</text:span><text:span text:style-name="T13"> ‘</text:span><text:span text:style-name="T14">_ZW </text:span><text:span text:style-name="T13">obugalo pwa pwa pw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magoba gali wakati wa Yuro</text:span><text:span text:style-name="T22">_NPXXX</text:span><text:span text:style-name="T23"> 23,</text:span><text:span text:style-name="T24">_ZC, </text:span><text:span text:style-name="T25">000 ne</text:span><text:span text:style-name="T24">_TC</text:span><text:span text:style-name="T25"> 49,</text:span><text:span text:style-name="T24">_ZC, </text:span>950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malala ge alina mazib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nda gakutte omuli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mangwago baalaba Mulondo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Amangwago omugagga n</text:span><text:span text:style-name="T36">_TC</text:span><text:span text:style-name="T37"> ‘</text:span><text:span text:style-name="T38">_ZW </text:span><text:span text:style-name="T39">agamba nti,</text:span><text:span text:style-name="T36">_ZC,</text:span><text:span text:style-name="T39"> "okoze bulungi</text:span><text:span text:style-name="T38">_DMX</text:span><text:span text:style-name="T39">"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mannya agange,</text:span><text:span text:style-name="T12">_ZC,</text:span><text:span text:style-name="T13"> nze bampita ssaalongo</text:span><text:span text:style-name="T14">_NPXXX</text:span><text:span text:style-name="T13"> Mukiibi</text:span><text:span text:style-name="T1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mannya gange nze Lubwama</text:span><text:span text:style-name="T4">_NPXXX</text:span><text:span text:style-name="T5"> Juma</text:span><text:span text:style-name="T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nyi bakazi baalaba 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manyi okundekera ssente ennyingi awaka naye tansaba zifisseewo bw’aba akomyewo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sannyalaze gagenz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sannyalaze gavudde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masasi bwe gaatandika okunyooka nze n</text:span><text:span text:style-name="T4">_TC</text:span><text:span text:style-name="T5"> ‘</text:span><text:span text:style-name="T4">_ZW </text:span>enziruka emisin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tooke ge tuba tuly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mazi gaja kuyiika wan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mazi gayika wan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mazi gayise wans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zzi bagaggya ku nnayikonto oba ku nziz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mazzi gagen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Amazzi gayita wansi w<text:span text:style-name="T6">_PB1X </text:span>'<text:span text:style-name="T6">_ZW </text:span>olutind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myuka ssentebe w</text:span><text:span text:style-name="T4">_PB1X </text:span><text:span text:style-name="T5">'</text:span><text:span text:style-name="T4">_ZW </text:span>olukiiko alina edduu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eyalab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gwe babalira ebikop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gwe balab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gwe wakubye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gwe yalaba dd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gwe yaw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yagudde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ni yagw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Anneti</text:span><text:span text:style-name="T36">_NPXXX</text:span><text:span text:style-name="T37"> mwana nzalwa y</text:span><text:span text:style-name="T38">_PB5X </text:span><text:span text:style-name="T39">'</text:span><text:span text:style-name="T36">_ZW </text:span><text:span text:style-name="T39">e Kasubi</text:span><text:span text:style-name="T38">_NPXXX</text:span><text:span text:style-name="T39"> mu Kampala</text:span><text:span text:style-name="T38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ŋŋamba ayagala Nnakato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soma nnawol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tambula ng</text:span><text:span text:style-name="T4">_TP</text:span><text:span text:style-name="T5"> '</text:span><text:span text:style-name="T4">_ZW </text:span>enj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tambula ng</text:span><text:span text:style-name="T4">_TP</text:span><text:span text:style-name="T5"> '</text:span><text:span text:style-name="T4">_ZW </text:span>omulwa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te</text:span><text:span text:style-name="T22">_TC</text:span><text:span text:style-name="T23"> olwo n</text:span><text:span text:style-name="T24">_TC</text:span><text:span text:style-name="T25"> ‘</text:span><text:span text:style-name="T24">_ZW </text:span><text:span text:style-name="T25">alowooza nti,</text:span><text:span text:style-name="T24">_ZC,</text:span> "tekiyinza kuba kituufu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vunaanibwa kwenyigira mu</text:span><text:span text:style-name="T22">_TP</text:span><text:span text:style-name="T23"> kittabantu,</text:span><text:span text:style-name="T24">_ZC,</text:span><text:span text:style-name="T25"> okuwakula entalo n</text:span><text:span text:style-name="T24">_TC</text:span><text:span text:style-name="T25"> ‘</text:span><text:span text:style-name="T24">_ZW </text:span>okutyobola eddembe ly'aba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wakanya kye</text:span><text:span text:style-name="T12">_PR7X</text:span><text:span text:style-name="T13"> ŋŋamba genda ofune bwiino mu</text:span><text:span text:style-name="T14">_TP</text:span><text:span text:style-name="T13"> kitongole ekyo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wo bwe yamuyita n</text:span><text:span text:style-name="T12">_TC</text:span><text:span text:style-name="T13"> ‘</text:span><text:span text:style-name="T14">_ZW </text:span><text:span text:style-name="T13">ayimirira mu</text:span><text:span text:style-name="T14">_TP</text:span> maaso 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Awo Dawudi</text:span><text:span text:style-name="T36">_NPXXX</text:span><text:span text:style-name="T37"> n</text:span><text:span text:style-name="T38">_TC</text:span><text:span text:style-name="T39"> ‘</text:span><text:span text:style-name="T36">_ZW </text:span><text:span text:style-name="T39">ajja mu</text:span><text:span text:style-name="T38">_TP</text:span><text:span text:style-name="T39"> nnyumba ye e Yerusaalemi</text:span><text:span text:style-name="T38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wo ne</text:span><text:span text:style-name="T12">_TC</text:span><text:span text:style-name="T13"> batabaala mu</text:span><text:span text:style-name="T14">_TP</text:span><text:span text:style-name="T13"> ttuntu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wo ne</text:span><text:span text:style-name="T22">_TC</text:span><text:span text:style-name="T23"> mbawakanya ne</text:span><text:span text:style-name="T24">_TC</text:span><text:span text:style-name="T25"> mbaswanyuula emiggo ne</text:span><text:span text:style-name="T24">_TC</text:span><text:span text:style-name="T25"> nkuunyuula enviiri zaabwe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Awo Simeeyi n</text:span><text:span text:style-name="T22">_TC</text:span><text:span text:style-name="T23"> ‘</text:span><text:span text:style-name="T24">_ZW </text:span><text:span text:style-name="T25">ayogera bw'atyo nga</text:span><text:span text:style-name="T24">_TP</text:span><text:span text:style-name="T25"> bw'akolima nti,</text:span><text:span text:style-name="T24">_ZC,</text:span> "vaawo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wo, mwanawattu,</text:span><text:span text:style-name="T12">_ZC,</text:span><text:span text:style-name="T13"> abasirikale ne</text:span><text:span text:style-name="T14">_TC</text:span><text:span text:style-name="T13"> baddako emabeg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ayagala okuyi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yagala tulabe Mulondo</text:span><text:span text:style-name="T2">_NPXXX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yambadde enkoofiira eya kakobe ne</text:span><text:span text:style-name="T2">_TC</text:span> lees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ayambala ng</text:span><text:span text:style-name="T4">_TP</text:span><text:span text:style-name="T5"> '</text:span><text:span text:style-name="T4">_ZW </text:span>omuwalab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yasa amadirisa,</text:span><text:span text:style-name="T12">_ZC,</text:span><text:span text:style-name="T13"> ggiraasi n</text:span><text:span text:style-name="T14">_TC</text:span><text:span text:style-name="T13"> ‘</text:span><text:span text:style-name="T14">_ZW </text:span>ebikopo eb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ayasizza eggiraasi,</text:span><text:span text:style-name="T12">_ZC,</text:span><text:span text:style-name="T13"> eccupa n</text:span><text:span text:style-name="T14">_TC</text:span><text:span text:style-name="T13"> ‘</text:span><text:span text:style-name="T14">_ZW </text:span>ensuwa zaab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ayogera bulungi</text:span><text:span text:style-name="T2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'ejenti b'enjuuyi eziri mu</text:span><text:span text:style-name="T4">_TP</text:span><text:span text:style-name="T5"> nsiike e Mutundwe</text:span><text:span text:style-name="T4">_NPXX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’obuuza tebasula wan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aaba alaba amawuli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aaba wakulaba amawuli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aaba yalabye amawulir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bawadde ffoomu z’okujjuza ne</text:span><text:span text:style-name="T2">_TC</text:span> bazitwala eka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camuse ne</text:span><text:span text:style-name="T2">_TC</text:span> bamuwa obukadde bubiri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fumba batya omupung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baagala nve ku bbugga,</text:span><text:span text:style-name="T36">_ZC,</text:span><text:span text:style-name="T37"> nnakati,</text:span><text:span text:style-name="T38">_ZC,</text:span><text:span text:style-name="T39"> ddoodo n</text:span><text:span text:style-name="T36">_TC</text:span><text:span text:style-name="T39"> ‘</text:span><text:span text:style-name="T38">_ZW </text:span><text:span text:style-name="T39">abawala abacooli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agenda n</text:span><text:span text:style-name="T4">_TC</text:span><text:span text:style-name="T5"> ‘</text:span><text:span text:style-name="T4">_ZW </text:span>omuka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genda na muka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kuba mwan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bi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kib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kibegabe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k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kisaniriz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kisas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kisik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mus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aba omus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labw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li bas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li nga</text:span><text:span text:style-name="T2">_TP</text:span> baf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li nga</text:span><text:span text:style-name="T2">_TP</text:span> bayi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amukebera mu</text:span><text:span text:style-name="T4">_TP</text:span><text:span text:style-name="T5"> sikaani ne</text:span><text:span text:style-name="T4">_TC</text:span> batutegeeza nti omwami yali yalwala ensig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na a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na b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na bal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na ba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na be ba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na be babimu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na be y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ni abagend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ni abamubalira ebikop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ni abatalaba Katamb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asangiddwa n</text:span><text:span text:style-name="T4">_TC</text:span><text:span text:style-name="T5"> ‘</text:span><text:span text:style-name="T4">_ZW </text:span>ebintu by'omu nnyumba ebigambibwa okuba ebibb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tunula naye tewaali wa kuloko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atuuka wano wiiki eyayi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atuula nga</text:span><text:span text:style-name="T2">_TP</text:span> bamanyi katond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bala e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abirye</text:span><text:span text:style-name="T12">_NPXXX</text:span><text:span text:style-name="T13">,</text:span><text:span text:style-name="T14">_ZC,</text:span><text:span text:style-name="T13"> ayagala omuntu eyawa Walusimbi</text:span><text:span text:style-name="T14">_NPXXX</text:span> nnawol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jja_</text:span><text:span text:style-name="T4">V1+B2AN</text:span><text:span text:style-name="T5">  ku kuŋŋaanya ensimbi ezisuuka mu</text:span><text:span text:style-name="T4">_TP</text:span> bukadde enkaa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ajja_</text:span><text:span text:style-name="T22">V1+B2AN</text:span><text:span text:style-name="T23">  mu</text:span><text:span text:style-name="T24">_TP</text:span><text:span text:style-name="T25"> mwezi ogw'omunaana ku lunaku olw'omwezi olw'ekkumi n</text:span><text:span text:style-name="T24">_TC</text:span><text:span text:style-name="T25"> ‘</text:span><text:span text:style-name="T24">_ZW </text:span>etta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kozesa kkompyuta okubala ebitabo</text:span><text:span text:style-name="T2">_NC8T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aba abas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laba an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aba b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aba busaa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aba eb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aba obusaa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iisa kaamukuukulu dood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limi</text:span><text:span text:style-name="T2">_NC2BX</text:span> be b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liwulira eddoboozi lye ne</text:span><text:span text:style-name="T2">_TC</text:span> bavaa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loopye abasibira abaana mu</text:span><text:span text:style-name="T4">_TP</text:span><text:span text:style-name="T5"> nju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lujuuju abazira emmere tubagoben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mbi mukwano,</text:span><text:span text:style-name="T2">_ZC,</text:span> nsoyiwa ebyo ebyabaddewo eggu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aminisita balina okuwanga embalirira y</text:span><text:span text:style-name="T22">_PB5X </text:span><text:span text:style-name="T23">'</text:span><text:span text:style-name="T24">_ZW </text:span><text:span text:style-name="T25">ennyigiza n</text:span><text:span text:style-name="T24">_TC</text:span><text:span text:style-name="T25"> ‘</text:span><text:span text:style-name="T24">_ZW </text:span>ensaasaanya eri omuwani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mubalira ddi ebikop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mubalira wa ebikop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mulaba dd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mulaba w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amuyisizza Lungujja</text:span><text:span text:style-name="T12">_NPXXX</text:span><text:span text:style-name="T13"> ne</text:span><text:span text:style-name="T14">_TC</text:span><text:span text:style-name="T13"> baggukira e Nsambya</text:span><text:span text:style-name="T1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nnaffe balina ssiringi bibiri eza Kenya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nnange ennaku enzit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nnange ffe oyo omwami tumukooye era</text:span><text:span text:style-name="T4">_TC</text:span><text:span text:style-name="T5"> twagala kulonda anaatumanyira ennaku yaff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anno be bamu ku bakyala abazadde n</text:span><text:span text:style-name="T22">_TC</text:span><text:span text:style-name="T23"> ‘</text:span><text:span text:style-name="T24">_ZW </text:span><text:span text:style-name="T25">abajanjabi baabwe mu</text:span><text:span text:style-name="T24">_TP</text:span><text:span text:style-name="T25"> ddwaliro e Moshi</text:span><text:span text:style-name="T2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no abaana nze mbalabir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ano be ba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atabani ba Yakobo</text:span><text:span text:style-name="T2">_NPXXX</text:span> baali makumi abiri<text:span text:style-name="T6">_AAT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ateekeddwa okubeera n</text:span><text:span text:style-name="T22">_TC</text:span><text:span text:style-name="T23"> ‘</text:span><text:span text:style-name="T24">_ZW </text:span><text:span text:style-name="T25">obwegendereza n</text:span><text:span text:style-name="T24">_TC</text:span><text:span text:style-name="T25"> ‘</text:span><text:span text:style-name="T24">_ZW </text:span>okuwuliriza abal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ttiddwa mu</text:span><text:span text:style-name="T4">_TP</text:span><text:span text:style-name="T5"> kulwanagana okwabadde e Mogadishu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woza omusango mu</text:span><text:span text:style-name="T4">_TP</text:span><text:span text:style-name="T5"> ggwolezo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52">bayibuli era</text:span><text:span text:style-name="T53">_TC</text:span><text:span text:style-name="T54"> etutegeeza nti musaasizi,</text:span><text:span text:style-name="T53">_ZC,</text:span><text:span text:style-name="T55"> wa kisa,</text:span><text:span text:style-name="T56">_ZC,</text:span><text:span text:style-name="T57"> asonyiwa,</text:span><text:span text:style-name="T53">_ZC,</text:span><text:span text:style-name="T55"> mugabi era</text:span><text:span text:style-name="T53">_TC</text:span><text:span text:style-name="T55"> </text:span>mugumiikiriz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ayoza engoye mu</text:span><text:span text:style-name="T4">_TP</text:span><text:span text:style-name="T5"> ggwolezo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baasi ezigenda okutambuza abantu mu</text:span><text:span text:style-name="T12">_TP</text:span><text:span text:style-name="T13"> Kampala</text:span><text:span text:style-name="T14">_NPXXX</text:span><text:span text:style-name="T13"> n’emiriraano zituuka omwezi ogujj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balugu wuuyo,</text:span><text:span text:style-name="T12">_ZC,</text:span><text:span text:style-name="T13"> n</text:span><text:span text:style-name="T14">_TC</text:span><text:span text:style-name="T13"> ‘</text:span><text:span text:style-name="T14">_ZW </text:span>otuta tuut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banka_</text:span><text:span text:style-name="T12">NC5XX\L</text:span><text:span text:style-name="T13"> yeyama okusiga obukadde bwa ddoola z</text:span><text:span text:style-name="T14">_PB6X</text:span><text:span text:style-name="T13"> ’_</text:span><text:span text:style-name="T14">ZW </text:span>amerika kiku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biri gattako munaana ziba kku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boosi ajjukira nga ffe tuli nfuuf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eera muyiiya mu</text:span><text:span text:style-name="T22">_TP</text:span><text:span text:style-name="T23"> byokulya n</text:span><text:span text:style-name="T24">_TC</text:span><text:span text:style-name="T25"> ‘</text:span><text:span text:style-name="T24">_ZW </text:span><text:span text:style-name="T25">ebyokunywa by’omuwa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eewuunya ekyamugaana okujja okuwonya Lazaalo</text:span><text:span text:style-name="T4">_NPXXX</text:span><text:span text:style-name="T5"> nga</text:span><text:span text:style-name="T4">_TP</text:span> tannaf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i bye babalira omwan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i ebyabalirwa Katamb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kopo bya wa kis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kopo bya wa mulul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opo bya w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opo byange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kopo bye bamu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kopo bye bina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kopo bye byamubalir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opo ki ebinene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opo ki ebisatu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kopo ki ebyange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no nabyo byakoppwa okuva mu</text:span><text:span text:style-name="T2">_TP</text:span> kitabo eky'abafu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intu ki ebirala ebibi bye muwulidde ku ddagala eriweweeza ku kawuka ka siriimu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ombi nabbi Ssamwiri</text:span><text:span text:style-name="T2">_NPXXX</text:span> yennyini ye yabafukako amafu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onna abaabalibwa baali obusiriivu mukaaga mu</text:span><text:span text:style-name="T12">_TP</text:span><text:span text:style-name="T13"> enkumi ssatu mu</text:span><text:span text:style-name="T14">_TP </text:span><text:span text:style-name="T13">bitaano mu</text:span><text:span text:style-name="T14">_TP</text:span> ata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onna basome kitegeeza abaana bonna okusoma pulayimal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onna ne</text:span><text:span text:style-name="T4">_TC</text:span><text:span text:style-name="T5"> bassa ekikkowe ne</text:span><text:span text:style-name="T4">_TC</text:span> bakubira banaab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ooger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oogera wuuno akuba munn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uli akola mu katale asasula empooza ya busiriivu bu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uli kika kirina omukulu w</text:span><text:span text:style-name="T4">_PB1X </text:span><text:span text:style-name="T5">'</text:span><text:span text:style-name="T4">_ZW </text:span>akasol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uli kiseera oba olwana n</text:span><text:span text:style-name="T12">_TC</text:span><text:span text:style-name="T13"> ‘</text:span><text:span text:style-name="T14">_ZW </text:span><text:span text:style-name="T13">embuzi eyo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uli ku makya nkeera kubuuka muguw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uli lwe mmulaba aba so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uli lwe tusobya tubonerezebw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uli muntu yatondebbwa mu</text:span><text:span text:style-name="T4">_TP</text:span><text:span text:style-name="T5"> kifaananyi kya</text:span><text:span text:style-name="T4">_PB7X </text:span> katonda</text:p>
          </table:table-cell>
          <table:table-cell table:number-columns-repeated="63"/>
        </table:table-row>
        <table:table-row table:style-name="ro2">
          <table:table-cell table:style-name="ce11"/>
          <table:table-cell table:style-name="ce16" table:number-columns-repeated="63"/>
        </table:table-row>
        <table:table-row table:style-name="ro1">
          <table:table-cell table:style-name="ce1" office:value-type="string" calcext:value-type="string">
            <text:p><text:span text:style-name="T21">bulijjo,</text:span><text:span text:style-name="T22">_ZC,</text:span><text:span text:style-name="T23">ekyombo ekiba kiva e Bulaaya</text:span><text:span text:style-name="T24">_NPXXX</text:span><text:span text:style-name="T25">,</text:span><text:span text:style-name="T24">_ZC,</text:span><text:span text:style-name="T25"> kye</text:span><text:span text:style-name="T24">_PR7X</text:span> basi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w'aba ali wala ng</text:span><text:span text:style-name="T4">_TP</text:span><text:span text:style-name="T5"> '</text:span><text:span text:style-name="T4">_ZW </text:span>omutemya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w'onootambulanga ebigere byo tebiifundikirweng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w’aseka tetukitege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Bw’oba bulijjo enjala z’engalo n’ebigere tozifaako,</text:span><text:span text:style-name="T4">_ZC,</text:span><text:span text:style-name="T5"> ku luno zisiige langi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w’oba osimba leka amabanga ga ffuuti ssatu ku ssatu,</text:span><text:span text:style-name="T2">_ZC,</text:span> bbiriŋŋanya afune we yeeyag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wali busa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bwe batyo bwe baakola abaana ba Yisirayiri bonn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Bwe mukuŋŋaana awamu,</text:span><text:span text:style-name="T12">_ZC,</text:span><text:span text:style-name="T13"> omu bw’ayogera,</text:span><text:span text:style-name="T14">_ZC,</text:span><text:span text:style-name="T13"> leka omulala avvuunule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we ndiba omulamu gy’kujj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we nnali omuyala mwanyima emmer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we nnamala ku ssaawa nga ssatu n</text:span><text:span text:style-name="T22">_TC</text:span><text:span text:style-name="T23"> ‘</text:span><text:span text:style-name="T24">_ZW </text:span><text:span text:style-name="T25">aŋŋamba nti agenda ku bbaala e Busega</text:span><text:span text:style-name="T24">_NPXXX</text:span><text:span text:style-name="T25">.</text:span><text:span text:style-name="T2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we nnamulaba gy’ku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bwe tusoma mu</text:span><text:span text:style-name="T22">_TP</text:span><text:span text:style-name="T23"> njiri tuyiga era n</text:span><text:span text:style-name="T24">_TC</text:span><text:span text:style-name="T25"> ‘</text:span><text:span text:style-name="T24">_ZW </text:span><text:span text:style-name="T25">etutegeera mukama kye</text:span><text:span text:style-name="T24">_PR7X</text:span> yal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58">bwe twogera ku nkulaakulana yaffe,</text:span><text:span text:style-name="T59">_ZC,</text:span><text:span text:style-name="T60"> era ettaka liri ku mwanjo nnyo</text:span><text:span text:style-name="T61">_DQX</text:span><text:span text:style-name="T62">.</text:span><text:span text:style-name="T63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bwe yatuuka mu</text:span><text:span text:style-name="T65">_TP</text:span><text:span text:style-name="T66"> luggya,</text:span><text:span text:style-name="T65">_ZC,</text:span><text:span text:style-name="T67"> n</text:span><text:span text:style-name="T68">_TC</text:span><text:span text:style-name="T69"> ‘</text:span><text:span text:style-name="T70">_ZW </text:span><text:span text:style-name="T67">ayita Mikolo</text:span><text:span text:style-name="T65">_NPXXX</text:span><text:span text:style-name="T67"> nti,</text:span><text:span text:style-name="T65">_ZC,</text:span> "jjangu bakuyita"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Bya ayogera tetubitege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yali 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ccaayi munywe nga</text:span><text:span text:style-name="T2">_TP</text:span> tannaba kuwo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Dawudi</text:span><text:span text:style-name="T36">_NPXXX</text:span><text:span text:style-name="T37"> n</text:span><text:span text:style-name="T38">_TC</text:span><text:span text:style-name="T39"> ‘</text:span><text:span text:style-name="T36">_ZW </text:span><text:span text:style-name="T39">awasa ne</text:span><text:span text:style-name="T38">_TC</text:span><text:span text:style-name="T39"> Akinowamu ow'e Yezuleeri</text:span><text:span text:style-name="T38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ddala</text:span><text:span text:style-name="T4">_DQX</text:span><text:span text:style-name="T5"> atalina mannyo Katonda</text:span><text:span text:style-name="T4">_NPXXX</text:span> gw'awa ennya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ddala</text:span><text:span text:style-name="T2">_DQX</text:span> ebyo ebigambo waggulu ebyogeddwa bituuf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Ddayo mu</text:span><text:span text:style-name="T2">_TP</text:span> kifo k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ddayo obeere ne</text:span><text:span text:style-name="T12">_TC</text:span><text:span text:style-name="T13"> kabaka</text:span><text:span text:style-name="T14">_NPXXX</text:span><text:span text:style-name="T13">,</text:span><text:span text:style-name="T14">_ZC,</text:span> kubanga oli mugenyi era eyagobeb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ddobbi ayoza engoye ne</text:span><text:span text:style-name="T12">_TC</text:span><text:span text:style-name="T13"> ssabbuuni w</text:span><text:span text:style-name="T14">_PB1X </text:span><text:span text:style-name="T13">'</text:span><text:span text:style-name="T14">_ZW </text:span>obuwun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bago ligezaako okuteekawo ekiguumaaza eri ab'ebiban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bbugumu lyeyongedde mu</text:span><text:span text:style-name="T36">_TP</text:span><text:span text:style-name="T37"> mpaka</text:span><text:span text:style-name="T38">_NC6BX</text:span><text:span text:style-name="T39"> za nnalulungi ezigenda mu</text:span><text:span text:style-name="T36">_TP</text:span><text:span text:style-name="T39"> maaso mu</text:span><text:span text:style-name="T38">_TP</text:span><text:span text:style-name="T39"> ggwanga lya Buyindi</text:span><text:span text:style-name="T38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bwa eddene lirumye omubbi n</text:span><text:span text:style-name="T4">_TC</text:span><text:span text:style-name="T5"> ‘</text:span><text:span text:style-name="T4">_ZW </text:span>afuna ebbwa ku kiger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ifaananyi bya kkapa bita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ikoola ebito ebya waggulu byo biyinza obutabaako bubonero bun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ikopo bya kaawa w</text:span><text:span text:style-name="T4">_PB1X </text:span><text:span text:style-name="T5">'</text:span><text:span text:style-name="T4">_ZW </text:span>omus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ikopo by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ikopo bye byag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ikuta birimu omulimu ogw’amaanyi era</text:span><text:span text:style-name="T4">_TC</text:span><text:span text:style-name="T5"> </text:span>oguyinza okukyusa ekyalo kyaff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ikwata ku buli musomes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imu ku bye tukopye byekwasa ku mpisa zaffe ez’obuwan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imuli biri birung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bintu byonna bye batute mu</text:span><text:span text:style-name="T8">_TP</text:span> katale jjo tebaabig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intu ebibi Kasedde</text:span><text:span text:style-name="T4">_NPXXX</text:span><text:span text:style-name="T5"> abirowooza ku Walusimbi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irala ebisingawo osobola okubifuna okuva mu</text:span><text:span text:style-name="T2">_TP</text:span> woofiisi yaff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irungi ebiri mu</text:span><text:span text:style-name="T2">_TP</text:span> nteekateeka tebirojje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bitabo</text:span><text:span text:style-name="T8">_NC8TX</text:span> bye nnayogerako bye eb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itundu amakumi asatu ku buli kikumi ku baana mu</text:span><text:span text:style-name="T2">_TP</text:span> masomero agamu balwa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bizze bikolebwa mu</text:span><text:span text:style-name="T22">_TP</text:span><text:span text:style-name="T23"> paalamenti y</text:span><text:span text:style-name="T24">_PB5X </text:span><text:span text:style-name="T25">'</text:span><text:span text:style-name="T24">_ZW </text:span><text:span text:style-name="T25">omwenda bitegeeza ki?</text:span><text:span text:style-name="T2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ula eddakiika abiri mu</text:span><text:span text:style-name="T2">_TP</text:span> ssatu okuwera essaawa ekkumi ez'olweggu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bula eddakiika abiri mu</text:span><text:span text:style-name="T2">_TP</text:span> ttaano okuwera essaawa ettaano ez'en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ula eddakiika abiri okuwera essaawa ennya ez'enk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ula eddakiika amakumi abiri okuwera essaawa ekkumi n</text:span><text:span text:style-name="T4">_TC</text:span><text:span text:style-name="T5"> ‘</text:span><text:span text:style-name="T4">_ZW </text:span>ebbiri ez'oku ma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ula eddakiika emu okuwera essaawa omunaana ez'olweggu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ula eddakiika kkumi n</text:span><text:span text:style-name="T4">_TC</text:span><text:span text:style-name="T5"> ‘</text:span><text:span text:style-name="T4">_ZW </text:span>ataano okuwera essaawa essatu ez'eki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ula eddakiika kkumi na munaana okuwera essaawa ekkumi n</text:span><text:span text:style-name="T4">_TC</text:span><text:span text:style-name="T5"> ‘</text:span><text:span text:style-name="T4">_ZW </text:span>emu ez'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ula eddakiika kkumi okuwera essaawa ebbiri ez'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ula eddakiika munaana okuwera essaawa omusanvu ez'eki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bula eddakiika ssatu n</text:span><text:span text:style-name="T4">_TC</text:span><text:span text:style-name="T5"> ‘</text:span><text:span text:style-name="T4">_ZW </text:span>obutikitiki buna okuwera essaawa omwend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ula eddakiika ssatu okuwera essaawa omukaaga ez'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ula eddakiika ttaano okuwera essaawa emu ey'akawungee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by'ensimbi n</text:span><text:span text:style-name="T12">_TC</text:span><text:span text:style-name="T13"> ‘</text:span><text:span text:style-name="T14">_ZW </text:span><text:span text:style-name="T13">okukwanaganya empereza mu</text:span><text:span text:style-name="T14">_TP</text:span> miri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byapa by'ettaka kkumi na ki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71">Ebyapa ebirala kikumi bimaze okukyusibwa era</text:span><text:span text:style-name="T72">_TC</text:span><text:span text:style-name="T73"> bijja kufunika mu</text:span><text:span text:style-name="T74">_TP</text:span><text:span text:style-name="T73"> bbanga eritali erye wala.</text:span><text:span text:style-name="T7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ccupa ekonkona ku luggi lw'ekkov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Eddakiika abiri mu<text:span text:style-name="T6">_TP</text:span> emu eziyise ku ssaawa omwenda ez'olweggu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ddakiika abiri mu</text:span><text:span text:style-name="T2">_TP</text:span> mukaaga eziyise ku ssaawa omukaaga ez'omu ttu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ddakiika abiri mu</text:span><text:span text:style-name="T12">_TP </text:span><text:span text:style-name="T13">ssatu eziyise ku ssaawa ekkumi n</text:span><text:span text:style-name="T14">_TC</text:span><text:span text:style-name="T13"> ‘</text:span><text:span text:style-name="T14">_ZW </text:span>ebbiri ez'akawungee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ddakiika abiri mu</text:span><text:span text:style-name="T12">_TP</text:span><text:span text:style-name="T13"> ttaano eziyise ku ssaawa ekkumi n</text:span><text:span text:style-name="T14">_TC</text:span><text:span text:style-name="T13"> ‘</text:span><text:span text:style-name="T14">_ZW </text:span>emu ez'olweggul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ddakiika bbiri eziyise ku ssaawa ssatu ez'en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ddakiika eri emu eyise ku ssaawa ebbiri ez'en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ddakiika kkumi eziyise ku ssaawa ettaano ez'ekiro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ddakiika kkumi n</text:span><text:span text:style-name="T4">_TC</text:span><text:span text:style-name="T5"> ‘</text:span><text:span text:style-name="T4">_ZW </text:span>anya eziyise ku ssaawa omusanvu ez'omu ttuntu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ddakiika kkumi n</text:span><text:span text:style-name="T4">_TC</text:span><text:span text:style-name="T5"> ‘</text:span><text:span text:style-name="T4">_ZW </text:span>emu eziyise ku ssaawa ekkumi ez'ekiro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ddakiika mukaaga eziyise ku ssaawa emu ey'enky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ddakiika musanvu eziyise ku ssaawa omunaana ez'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ddakiika mwenda eziyise ku ssaawa ennya ez'ekiro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ddirisa lya gguk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75">eddoboozi ly'eŋŋombe bwe lya vuga ne</text:span><text:span text:style-name="T76">_TC</text:span><text:span text:style-name="T77"> lyeyongera nnyo</text:span><text:span text:style-name="T78">_DQ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ddwaliro lijja kujjula abalwadd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ddwaliro lijjudde abalwadd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dwaliro lyajudde abalwa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ggulo lwe yalimy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9">Eggulo nasomye akatabo ako era</text:span><text:span text:style-name="T80">_TC</text:span><text:span text:style-name="T81"> </text:span> nnakamazeeko 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ggye mwe nnatabaalira ly’er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kibuga kirina amazzi amayonjo era</text:span><text:span text:style-name="T4">_TC</text:span><text:span text:style-name="T5"> </text:span> tugafuna ku ttaap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kibuga Masaka</text:span><text:span text:style-name="T4">_NPXXX</text:span><text:span text:style-name="T5"> kiri mu</text:span><text:span text:style-name="T4">_TP</text:span> maserengeta ga Uganda<text:span text:style-name="T6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kibuga Soroti</text:span><text:span text:style-name="T4">_NPXXX</text:span><text:span text:style-name="T5"> tekiri kumpi na Mbale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domola ky'amata kigula omutwalo gumu e Ntinda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domola tekijja kujjul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gambo ekyo we kikoma w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kigambo emirembe n</text:span><text:span text:style-name="T22">_TC</text:span><text:span text:style-name="T23"> ‘</text:span><text:span text:style-name="T24">_ZW </text:span><text:span text:style-name="T25">emirembe mu</text:span><text:span text:style-name="T24">_TP </text:span><text:span text:style-name="T25">byawandiikibwa ebitukuvu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kigambo kya</text:span><text:span text:style-name="T12">_PB7X</text:span><text:span text:style-name="T13"> Buganda</text:span><text:span text:style-name="T14">_NPXXX</text:span><text:span text:style-name="T13"> okufuna federo kikyali mu</text:span><text:span text:style-name="T14">_TP </text:span>ddii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gulira magala eddiba,</text:span><text:span text:style-name="T2">_ZC,</text:span> kitegeeza ns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kikolwa kino</text:span><text:span text:style-name="T36">_PD7X</text:span><text:span text:style-name="T37"> tekyasanyusa aba Kabaka</text:span><text:span text:style-name="T38">_NPXXX</text:span><text:span text:style-name="T39"> Yekka</text:span><text:span text:style-name="T36">_NPXXX</text:span><text:span text:style-name="T39"> n</text:span><text:span text:style-name="T38">_TC</text:span><text:span text:style-name="T39"> ‘</text:span><text:span text:style-name="T38">_ZW </text:span>abaganda okutwalira awa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kopo ekyo kyatis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kopo ky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kopo kyange kyatis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kopo kyo kyatis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kopo kyo,</text:span><text:span text:style-name="T2">_ZC,</text:span> kyatis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mu bakisiba ku bikondo ku lubalama,</text:span><text:span text:style-name="T2">_ZC,</text:span> okusobozesa ekirala okuyit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ndwiisayo bwe ntyo mukwano mba nkyanoonya liziki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nya kitambulira ku lwazi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kinywa ky’ebikajjo n’ebintu ebirala ebigwa mu</text:span><text:span text:style-name="T4">_TP </text:span><text:span text:style-name="T5">ttuluba eryo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kirooto ekyo kitegeeza nti enfo ya Lubaale</text:span><text:span text:style-name="T22">_NPXXX</text:span><text:span text:style-name="T23"> w</text:span><text:span text:style-name="T24">_PB1X </text:span><text:span text:style-name="T25">'</text:span><text:span text:style-name="T24">_ZW </text:span><text:span text:style-name="T25">enju yo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rungi kiri nti laaputoopu zisobola okukozesebwa buli wam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Ekirwisizza y’entandikwa abavubuka gye batalina okugula amagi<text:span text:style-name="T6">_NCAT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solo ekinywa amazzi ky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kisolo kyange kinywa amaz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kitabo</text:span><text:span text:style-name="T12">_NC7TX</text:span><text:span text:style-name="T13"> kirimu emitwe emikulu amakumi abiri</text:span><text:span text:style-name="T14">_AAT</text:span><text:span text:style-name="T13"> mu</text:span><text:span text:style-name="T14">_TP</text:span> essa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kitooke kissa wakati w</text:span><text:span text:style-name="T22">_PB1X </text:span><text:span text:style-name="T23">'</text:span><text:span text:style-name="T24">_ZW </text:span><text:span text:style-name="T25">emyezi munaana n</text:span><text:span text:style-name="T24">_TC</text:span><text:span text:style-name="T25"> ‘</text:span><text:span text:style-name="T24">_ZW </text:span>omwe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vuddemu kuvvoola mateeka kubanga tebatya kubasiba mu</text:span><text:span text:style-name="T2">_TP</text:span> kkome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i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igenda mukatal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igenze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imanyi oluzung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kiwala kisoma ebitabo</text:span><text:span text:style-name="T8">_NC8T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yakubiddwa amasa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yaku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iwala kyali kigenze ku lu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kiwuubaalo kimmazeeko emirembe ku Sofiya</text:span><text:span text:style-name="T12">_NPXXX</text:span><text:span text:style-name="T13"> kwe nfiira era</text:span><text:span text:style-name="T14">_TC</text:span><text:span text:style-name="T13"> </text:span> ssenga ono omwana w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iyita mu</text:span><text:span text:style-name="T2">_TP</text:span> bbanga oteega wan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kalaamu yange ebuz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kalaamu yange eneebu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kkalaamu yange yab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yenda ky</text:span><text:span text:style-name="T2">_PR7X </text:span>'_<text:span text:style-name="T6">ZW’</text:span> omulwadde kyesib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yo kyeyolekera mu kigambo ky</text:span><text:span text:style-name="T2">_PR7X </text:span>'<text:span text:style-name="T6">_ZW’ </text:span>oweekitib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kyo nsobola bulungi</text:span><text:span text:style-name="T2">_DMX</text:span> okukikukol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58">Ekyokulabirako,</text:span><text:span text:style-name="T59">_ZC,</text:span><text:span text:style-name="T60"> abaana abato baagala nnyo</text:span><text:span text:style-name="T61">_DQX</text:span><text:span text:style-name="T62"> sswiiti ne</text:span><text:span text:style-name="T63">_TC</text:span> sswiic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82">elu,</text:span><text:span text:style-name="T83">_ZC,</text:span><text:span text:style-name="T84"> emu,</text:span><text:span text:style-name="T85">_ZC,</text:span><text:span text:style-name="T86"> eni,</text:span><text:span text:style-name="T85">_ZC,</text:span><text:span text:style-name="T87"> ppi,</text:span><text:span text:style-name="T88">_ZC,</text:span><text:span text:style-name="T86"> kkyu,</text:span><text:span text:style-name="T83">_ZC,</text:span><text:span text:style-name="T89"> ara,</text:span><text:span text:style-name="T90">_ZC,</text:span><text:span text:style-name="T86"> essi,</text:span><text:span text:style-name="T91">_ZC,</text:span><text:span text:style-name="T84"> tti,</text:span><text:span text:style-name="T91">_ZC,</text:span> y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ayiro akenda ziri ludda w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aata ebiise amagg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aata elibiika amagg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aata yabiise amag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mboozi yagenda mu</text:span><text:span text:style-name="T12">_TP</text:span><text:span text:style-name="T13"> maaso okutuuka eyo ku ssaawa mukaaga mu</text:span><text:span text:style-name="T14">_TP</text:span><text:span text:style-name="T13"> ttumbi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uyaga ekunt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uzi etomedde omusa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mbuzi zakuyingira mu</text:span><text:span text:style-name="T8">_TP</text:span> kitoog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mbuzi zayingira mu</text:span><text:span text:style-name="T8">_TP </text:span>kitoog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uzi ze nnagula zaaf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mbuzi ziyingidde mu</text:span><text:span text:style-name="T8">_TP</text:span> kitoog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wa egoba omub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wa etunuulira endogoy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bwa eyo eboggoza bukambw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wa gy'erum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wa gy'eruma yiy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wa yagobye omubb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wa yakugoba omubb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bwa yalya emmer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wa ye eruma emmes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wa ye eruma emmes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bwa ye eruma emmes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92">Embwa za Lwanga</text:span><text:span text:style-name="T93">_NPXXX</text:span><text:span text:style-name="T94"> z’ezo mu</text:span><text:span text:style-name="T95">_TP</text:span> luguudo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Emesse yadduka nnyo</text:span><text:span text:style-name="T97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migabo gya Buganda</text:span><text:span text:style-name="T4">_NPXXX</text:span><text:span text:style-name="T5"> mu</text:span><text:span text:style-name="T4">_TP</text:span> makampuni agatali gamu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Emigugu gye yasiba gyali mizito nnyo</text:span><text:span text:style-name="T97">_DQ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irimu gyafe gyona givunze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<text:span text:style-name="T98">emiti balese emeka?</text:span><text:span text:style-name="T99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itwalo kkumi be dduu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mere etandise okunse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mere ey'omutindo omulungi basinga kugigula ku Kaleerwe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mere eyo ewedde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mmere nga</text:span><text:span text:style-name="T22">_TP</text:span><text:span text:style-name="T23"> wagiridde bulungi</text:span><text:span text:style-name="T24">_DMX</text:span><text:span text:style-name="T25"> n</text:span><text:span text:style-name="T24">_TC</text:span><text:span text:style-name="T25"> ‘</text:span><text:span text:style-name="T24">_ZW </text:span>akatuuyo kaj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mmere ya layisi era</text:span><text:span text:style-name="T12">_TC</text:span><text:span text:style-name="T13">  mu</text:span><text:span text:style-name="T14">_TP</text:span><text:span text:style-name="T13"> wooteeri zaayo egula ssiringi nkumi nnya zokk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mere yiino etuuse,</text:span><text:span text:style-name="T2">_ZC,</text:span> jangu tul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mere yo ewedde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mere yo,</text:span><text:span text:style-name="T2">_ZC,</text:span> eweddewo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Emmese edduka nnyo</text:span><text:span text:style-name="T97">_DQX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emmese eja kudduka nnyo</text:span><text:span text:style-name="T97">_DQ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mmese omusota gye gwakut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0">emmotoka yatwalibwa ku poliisi y</text:span><text:span text:style-name="T101">_PB5X </text:span><text:span text:style-name="T100">'</text:span><text:span text:style-name="T102">_ZW</text:span><text:span text:style-name="T103"> e Katwe</text:span><text:span text:style-name="T102">_NPXX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otoka egudde wan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otoka eja kugwa wans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motoka yagudde wans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puuta agifumbye bulungi</text:span><text:span text:style-name="T2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myaka enkaaga gye nina nkuz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dabwirwamu emyasamyasa mu</text:span><text:span text:style-name="T2">_TP</text:span> mus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ndagaano empya eyogera ku lunaku olusooka mu</text:span><text:span text:style-name="T4">_TP</text:span><text:span text:style-name="T5"> wiiki emirundi munaana gyokk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ndokwa zitwala wakati wa ssabiiti emu n</text:span><text:span text:style-name="T4">_TC</text:span><text:span text:style-name="T5"> ‘</text:span><text:span text:style-name="T4">_ZW </text:span>ennya okum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geri gy'oyinza okuwaayo okwemulugunya kwo,</text:span><text:span text:style-name="T2">_ZC,</text:span> eri abakungu b'ekitongole ky'amawanga amagat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goye z</text:span><text:span text:style-name="T36">_PB6X</text:span><text:span text:style-name="T37"> ’_</text:span><text:span text:style-name="T38">ZW</text:span><text:span text:style-name="T39"> asinga</text:span><text:span text:style-name="T36">_V1+B1AN</text:span><text:span text:style-name="T39"> okutunga mulimu ggomesi n</text:span><text:span text:style-name="T38">_TC</text:span><text:span text:style-name="T39"> ‘</text:span><text:span text:style-name="T38">_ZW </text:span>ebiteeteey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jala ezo mpan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jala zo mpan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jala zo,</text:span><text:span text:style-name="T2">_ZC,</text:span> mpan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njawukana mu</text:span><text:span text:style-name="T4">_TP</text:span><text:span text:style-name="T5"> kibiina kya</text:span><text:span text:style-name="T4">_PB7X</text:span> amawanga amagatt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jogera eyo ennyiiz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jogera yo ennyiiz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jogera yo,</text:span><text:span text:style-name="T2">_ZC,</text:span> ennyii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juba eva Buvanjuba ne</text:span><text:span text:style-name="T8">_TC</text:span> gwa e Bugwanju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nkeera yasitula okuva e Lwera</text:span><text:span text:style-name="T12">_NPXXX</text:span><text:span text:style-name="T13"> ne</text:span><text:span text:style-name="T14">_TC</text:span><text:span text:style-name="T13"> yeeyongereyo ku luguudo lwayo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kima elinya omutt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kima yakulinya omutt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kima yalinya omutt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nkoko</text:span><text:span text:style-name="T12">_NC6TX</text:span><text:span text:style-name="T13"> enzungu n</text:span><text:span text:style-name="T14">_TC</text:span><text:span text:style-name="T13"> ‘</text:span><text:span text:style-name="T14">_ZW </text:span>ebisolo ebisalirwa biba byeyanzo eri muka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koko</text:span><text:span text:style-name="T2">_NC6TX</text:span> zaay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kola ewa abasenze ebbeetu okutwala ettaka awatali kufa ku ngeri gye baasenga ku ttaka er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kola ya baminisita yatandikira ku mulembe gwa ssekabaka Ggaliwango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5">enkomerero y</text:span><text:span text:style-name="T16">_PB5X </text:span><text:span text:style-name="T17">'</text:span><text:span text:style-name="T18">_ZW</text:span><text:span text:style-name="T19"> eddiini z</text:span><text:span text:style-name="T20">_PB6X</text:span><text:span text:style-name="T19"> ’_</text:span><text:span text:style-name="T20">ZW </text:span>obulimba eri kump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nkota y</text:span><text:span text:style-name="T12">_PB5X </text:span><text:span text:style-name="T13">'</text:span><text:span text:style-name="T14">_ZW </text:span><text:span text:style-name="T13">ettooke eyali ku ssiringi enkumi ebbiri mu</text:span><text:span text:style-name="T14">_TP</text:span> ebitaano kati eri ku kasan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kuba etonn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kwe mu</text:span><text:span text:style-name="T2">_TP</text:span> bannakibiina kyaffe zitunafuyizz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kya ku kyenkya tunaawuuta obuug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naku musanvu onoolyanga emigaati egitazimbulukus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nnaku z</text:span><text:span text:style-name="T22">_PB6X</text:span><text:span text:style-name="T23"> ’_</text:span><text:span text:style-name="T24">ZW </text:span><text:span text:style-name="T25">omwezi ziri 13,</text:span><text:span text:style-name="T24">_ZC,</text:span><text:span text:style-name="T25"> omwezi ogwomwenda,</text:span><text:span text:style-name="T24">_ZC,</text:span> omwaka<text:span text:style-name="T6">_NC3TX </text:span>2019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17,</text:span><text:span text:style-name="T36">_ZC,</text:span><text:span text:style-name="T39"> omwezi ogwokutaano,</text:span><text:span text:style-name="T38">_ZC,</text:span><text:span text:style-name="T39"> omwaka</text:span><text:span text:style-name="T38">_NC3TX </text:span> 2019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27,</text:span><text:span text:style-name="T36">_ZC,</text:span><text:span text:style-name="T39"> omwezi ogwekkuminoogumu,</text:span><text:span text:style-name="T38">_ZC,</text:span><text:span text:style-name="T39"> omwaka</text:span><text:span text:style-name="T38">_NC3TX </text:span> 2018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28,</text:span><text:span text:style-name="T36">_ZC,</text:span><text:span text:style-name="T39"> omwezi ogwokubiri,</text:span><text:span text:style-name="T38">_ZC,</text:span><text:span text:style-name="T39"> omwaka</text:span><text:span text:style-name="T38">_NC3TX </text:span> 2019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29,</text:span><text:span text:style-name="T36">_ZC,</text:span><text:span text:style-name="T39"> omwezi ogwoluberyeberye,</text:span><text:span text:style-name="T38">_ZC,</text:span><text:span text:style-name="T39"> omwaka</text:span><text:span text:style-name="T38">_NC3TX </text:span> 199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31,</text:span><text:span text:style-name="T36">_ZC,</text:span><text:span text:style-name="T39"> omwezi ogwekkumineebiri,</text:span><text:span text:style-name="T38">_ZC,</text:span><text:span text:style-name="T39"> omwaka</text:span><text:span text:style-name="T38">_NC3TX </text:span> 2018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4,</text:span><text:span text:style-name="T36">_ZC,</text:span><text:span text:style-name="T39"> omwezi ogwekkumi,</text:span><text:span text:style-name="T38">_ZC,</text:span><text:span text:style-name="T39"> omwaka</text:span><text:span text:style-name="T38">_NC3TX </text:span> 2018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</text:span><text:span text:style-name="T36">_PB6X</text:span><text:span text:style-name="T37"> ’_</text:span><text:span text:style-name="T38">ZW </text:span><text:span text:style-name="T39">omwezi ziri 6,</text:span><text:span text:style-name="T36">_ZC,</text:span><text:span text:style-name="T39"> omwezi ogwomukaaga,</text:span><text:span text:style-name="T38">_ZC,</text:span><text:span text:style-name="T39"> omwaka</text:span><text:span text:style-name="T38">_NC3TX </text:span> 2020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ku zino</text:span><text:span text:style-name="T36">_PD6X</text:span><text:span text:style-name="T37"> abawala bangi basinziira ku mikutu nga</text:span><text:span text:style-name="T38">_TP</text:span><text:span text:style-name="T39"> yintaneeti ne</text:span><text:span text:style-name="T36">_TC</text:span><text:span text:style-name="T39"> baggulawo enkolagana n</text:span><text:span text:style-name="T38">_TC</text:span><text:span text:style-name="T39"> ‘</text:span><text:span text:style-name="T38">_ZW </text:span>abasaj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ennamba gy'oyagala eri 0414-<text:span text:style-name="T6">_ZD-</text:span>98456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nnamba y</text:span><text:span text:style-name="T4">_PB5X </text:span><text:span text:style-name="T5">'</text:span><text:span text:style-name="T4">_ZW </text:span>essimu 07049265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nnamba y</text:span><text:span text:style-name="T4">_PB5X </text:span><text:span text:style-name="T5">'</text:span><text:span text:style-name="T4">_ZW </text:span>essimu eri 07712345689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nnamba y</text:span><text:span text:style-name="T36">_PB5X </text:span><text:span text:style-name="T37">'</text:span><text:span text:style-name="T38">_ZW </text:span><text:span text:style-name="T39">essimu eri zzeero,</text:span><text:span text:style-name="T36">_ZC,</text:span><text:span text:style-name="T39"> musanvu,</text:span><text:span text:style-name="T38">_ZC,</text:span><text:span text:style-name="T39"> ttaano,</text:span><text:span text:style-name="T38">_ZC,</text:span> muna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nnamba y</text:span><text:span text:style-name="T4">_PB5X </text:span><text:span text:style-name="T5">'</text:span><text:span text:style-name="T4">_ZW </text:span>essimu gy'oyagala eri 03123754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namusa yatuuse ku nnyoo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nimiro ye yazika lwa butakoola mudd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6">ennukuta mu</text:span><text:span text:style-name="T27">_TP</text:span><text:span text:style-name="T28"> luganda,</text:span><text:span text:style-name="T29">_ZC,</text:span><text:span text:style-name="T30"> bba,</text:span><text:span text:style-name="T31">_ZC,</text:span><text:span text:style-name="T30"> cca,</text:span><text:span text:style-name="T32">_ZC,</text:span><text:span text:style-name="T33"> dda,</text:span><text:span text:style-name="T32">_ZC,</text:span><text:span text:style-name="T33"> ffa,</text:span><text:span text:style-name="T31">_ZC,</text:span><text:span text:style-name="T33"> gga,</text:span><text:span text:style-name="T27">_ZC,</text:span><text:span text:style-name="T30"> ha,</text:span><text:span text:style-name="T34">_ZC,</text:span><text:span text:style-name="T28"> jja,</text:span><text:span text:style-name="T34">_ZC,</text:span> k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6">ennukuta mu</text:span><text:span text:style-name="T27">_TP </text:span><text:span text:style-name="T28">lungereza,</text:span><text:span text:style-name="T29">_ZC,</text:span><text:span text:style-name="T30"> bbi,</text:span><text:span text:style-name="T31">_ZC,</text:span><text:span text:style-name="T30"> ssi,</text:span><text:span text:style-name="T32">_ZC,</text:span><text:span text:style-name="T33"> ddi,</text:span><text:span text:style-name="T32">_ZC,</text:span><text:span text:style-name="T33"> effu,</text:span><text:span text:style-name="T31">_ZC,</text:span><text:span text:style-name="T33"> ggi,</text:span><text:span text:style-name="T27">_ZC,</text:span><text:span text:style-name="T30"> eki,</text:span><text:span text:style-name="T34">_ZC,</text:span><text:span text:style-name="T28"> ayi,</text:span><text:span text:style-name="T34">_ZC,</text:span> g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nnuuni bw’etana ereeta obulumi obw'amaanyi wansi w</text:span><text:span text:style-name="T12">_PB1X </text:span><text:span text:style-name="T13">'</text:span><text:span text:style-name="T14">_ZW </text:span><text:span text:style-name="T13">olubiriizi olwa kkono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nyama gikyuse ogiggyemu omucuuzi ojjuzeemu amaz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nyanja gye tulengera eri ye Nnaluba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nyindo yange ebabuka munda wadde sirina ssennyig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nyumba bakwoseza ekiro kya</text:span><text:span text:style-name="T8">_PB7X</text:span> jj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nnyumba kyenda mu</text:span><text:span text:style-name="T22">_TP</text:span><text:span text:style-name="T23"> munaana ku kikumi mu</text:span><text:span text:style-name="T24">_TP</text:span><text:span text:style-name="T25"> Amerika</text:span><text:span text:style-name="T24">_NPXXX</text:span><text:span text:style-name="T25"> zirimu ttivvi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nyumba ye eri kumpi ne</text:span><text:span text:style-name="T2">_TC</text:span> wootee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o evunaanyizibwa ku lusuku lwa kabaka olwa mayiro ebisatu mu</text:span><text:span text:style-name="T2">_TP</text:span> ataano lwok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o ye loo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o ye yali ensonga lwaki essaza lya Punjabi teryagabanyizibwamu mu</text:span><text:span text:style-name="T2">_TP</text:span> bwenkan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solo eyo egenda kutufuumuula ffen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songa ekkumi ezigaana Buganda okukkiriza ebbago ly'etteeka ly'ettak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sowera egudde kume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sowera yagudde kum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suwa zonna banaazigula ne</text:span><text:span text:style-name="T8">_TC</text:span> bazimal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suwa zonna baziguze ne</text:span><text:span text:style-name="T8">_TC</text:span> bazimal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te</text:span><text:span text:style-name="T8">_NC5TX</text:span> eneelya ebis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te</text:span><text:span text:style-name="T8">_NC5TX</text:span> erya ebis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te</text:span><text:span text:style-name="T8">_NC5TX</text:span> yakulya ebisub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Ente</text:span><text:span text:style-name="T8">_NC5TX</text:span> yalya ebisu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entugga erina ensingo empanvu nnyo</text:span><text:span text:style-name="T10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viiri asiba okusinziira ku musono oguli ku mulemb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yonyi ebuuka mubbang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yonyi yabuuse mubbang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nyonyi yakubuka muban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zigi ezo nziga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nzigi zo nzig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nzigi zo,</text:span><text:span text:style-name="T2">_ZC,</text:span> nzig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eŋŋoma eyo gye yaleegesa yali evuga etya ?<text:span text:style-name="T6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ŋŋombe y</text:span><text:span text:style-name="T22">_PB5X </text:span><text:span text:style-name="T23">'</text:span><text:span text:style-name="T24">_ZW </text:span><text:span text:style-name="T25">eggaali y</text:span><text:span text:style-name="T24">_PB5X </text:span><text:span text:style-name="T25">'</text:span><text:span text:style-name="T24">_ZW </text:span>omukka evuga be ŋŋwa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ra</text:span><text:span text:style-name="T4">_TC</text:span><text:span text:style-name="T5"> </text:span> aluyimba ebiseera ebisinga abeera mukkaka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ra</text:span><text:span text:style-name="T12">_TC</text:span><text:span text:style-name="T13">  kyenva njagala okubabuulira enjiri nammwe abali mu</text:span><text:span text:style-name="T14">_TP</text:span><text:span text:style-name="T13"> Ruumi nga</text:span><text:span text:style-name="T14">_TP</text:span> bwe nnyinz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ra</text:span><text:span text:style-name="T4">_TC</text:span><text:span text:style-name="T5">  mmwe mubeera awamu ku lwaffe mu</text:span><text:span text:style-name="T4">_TP</text:span> kus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ra</text:span><text:span text:style-name="T12">_TC</text:span><text:span text:style-name="T13"> munaasanyukiranga ennaku musanvu mu</text:span><text:span text:style-name="T14">_TP</text:span><text:span text:style-name="T13"> maaso ga mukama katonda wammwe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ra</text:span><text:span text:style-name="T4">_TC</text:span><text:span text:style-name="T5">  munaawangayo ekiweebwayo ekyokebwa ew'omutanda Ccuucu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ra</text:span><text:span text:style-name="T4">_TC</text:span><text:span text:style-name="T5"> </text:span> nva eyo Kyaddond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ra</text:span><text:span text:style-name="T22">_TC</text:span><text:span text:style-name="T23">  onoojoogebwanga bujoogebwa n</text:span><text:span text:style-name="T24">_TC</text:span><text:span text:style-name="T25"> ‘</text:span><text:span text:style-name="T24">_ZW </text:span><text:span text:style-name="T25">okunyagibwanga ennaku zonna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era</text:span><text:span text:style-name="T36">_TC</text:span><text:span text:style-name="T37">  onooyuuganyizibwanga eruuyi n</text:span><text:span text:style-name="T38">_TC</text:span><text:span text:style-name="T39"> ‘</text:span><text:span text:style-name="T36">_ZW </text:span><text:span text:style-name="T39">eruuyi mu</text:span><text:span text:style-name="T38">_TP</text:span><text:span text:style-name="T39"> bwakabaka bwonna obw'ensi.</text:span><text:span text:style-name="T38">_ZS.</text:span>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Erinnya lyange nz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rinnya lyange nze Nnamiir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rinnya lye baamutuma yalyeggya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rinnya lyo ggwe ani 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span text:style-name="T7">Erinnya lyo ggwe ani 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eryo essundiro ly'amafuta liseera nnyo</text:span><text:span text:style-name="T49">_DQX</text:span><text:span text:style-name="T50">.</text:span><text:span text:style-name="T51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igadde eddakiika ttaano tunnyuk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eri emu ey'akawungee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eri emu ey'en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eri emu yennyin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ssaawa musanvu ne</text:span><text:span text:style-name="T2">_TC</text:span> ddakiika kkumi na tta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ssaawa nnya ne</text:span><text:span text:style-name="T4">_TC</text:span><text:span text:style-name="T5"> ddakiika ana mu</text:span><text:span text:style-name="T4">_TP</text:span> mukaa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ziri bbiri kitundu ez'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ziri munaana ez'emis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ssaawa ziri nga</text:span><text:span text:style-name="T2">_TP</text:span> munaana ez'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ziri ssatu ez'en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ssaawa ziri ttaano kitundu ez'enk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4">essimu etali ya kusasulira 00800 -</text:span><text:span text:style-name="T105">_</text:span><text:span text:style-name="T6">ZD-</text:span>98765432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ssomeddwa emirundi kyenda e Ndeeb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Essomero lya bibiina bisatu,</text:span><text:span text:style-name="T12">_ZC,</text:span><text:span text:style-name="T13"> nnasale,</text:span><text:span text:style-name="T14">_ZC,</text:span><text:span text:style-name="T13"> pulayimale emu ne</text:span><text:span text:style-name="T14">_TC</text:span> pulayimale bbir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ttaala evuddek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ttaala eya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75">ettaka kye</text:span><text:span text:style-name="T76">_PR7X</text:span><text:span text:style-name="T77"> kimu ku by'obugagga bwa Buganda ekikulu ennyo</text:span><text:span text:style-name="T78">_DQ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ttu ly’alina si liry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waabwe si wala okuva wa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ewuwe tewabula kubanga tewaggwa ba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zitowa wakati wa ttaani ssatu n</text:span><text:span text:style-name="T4">_TC</text:span><text:span text:style-name="T5"> ‘</text:span><text:span text:style-name="T4">_ZW </text:span>omusan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Ezo nzettanira nga</text:span><text:span text:style-name="T4">_TP</text:span><text:span text:style-name="T5"> ŋŋenda kukola mpozzi ne</text:span><text:span text:style-name="T4">_TC</text:span> ku mikol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Ezo ze kkalaamu ze tugu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ezzike ne</text:span><text:span text:style-name="T22">_TC</text:span><text:span text:style-name="T23"> limwannukula nti,</text:span><text:span text:style-name="T24">_ZC,</text:span><text:span text:style-name="T25"> "yee,</text:span><text:span text:style-name="T24">_ZC,</text:span><text:span text:style-name="T25"> buno obwana buliika"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Ezzooba eriddirira erisembayo mu mwak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Faaza alisabisa abant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Faaza asabisa abant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Faaza yasabisiza aba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Falaawo n</text:span><text:span text:style-name="T36">_TC</text:span><text:span text:style-name="T37"> ‘</text:span><text:span text:style-name="T38">_ZW </text:span><text:span text:style-name="T39">abuuza baganda ba Yusufu</text:span><text:span text:style-name="T36">_NPXXX</text:span><text:span text:style-name="T39"> nti,</text:span><text:span text:style-name="T38">_ZC,</text:span><text:span text:style-name="T39"> "emirimu gyammwe ki"?</text:span><text:span text:style-name="T3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Falaawo n</text:span><text:span text:style-name="T12">_TC</text:span><text:span text:style-name="T13"> ‘</text:span><text:span text:style-name="T14">_ZW </text:span><text:span text:style-name="T13">abuuza yakobo nti ennaku ez'emyaka egy'obulamu bwo ziri mmeka?</text:span><text:span text:style-name="T1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Falaawo n</text:span><text:span text:style-name="T107">_TC</text:span><text:span text:style-name="T108"> ‘</text:span><text:span text:style-name="T109">_ZW </text:span><text:span text:style-name="T108">agolokoka ekiro,</text:span><text:span text:style-name="T110">_ZC,</text:span><text:span text:style-name="T111"> ye n</text:span><text:span text:style-name="T109">_TC</text:span><text:span text:style-name="T112"> ‘</text:span><text:span text:style-name="T107">_ZW </text:span><text:span text:style-name="T108">abaddu be bonna n</text:span><text:span text:style-name="T109">_TC</text:span><text:span text:style-name="T108"> ‘</text:span><text:span text:style-name="T107">_ZW </text:span>abamisiri bonn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Ffe buli Lwamukaaga ewaffe twoza engo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fe tumaze emyezi ebbiri nga tetulina maz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Ffiripo e Namuwongo yaloota agenze ku kwanjula kwa mukwano ggw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ffulo e Sheema yamuddamu nti kale sse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fuba okwefaako ng</text:span><text:span text:style-name="T22">_TP</text:span><text:span text:style-name="T23"> '</text:span><text:span text:style-name="T24">_ZW </text:span><text:span text:style-name="T25">okyusa ennyambala naddala ng</text:span><text:span text:style-name="T24">_TP</text:span><text:span text:style-name="T25"> '</text:span><text:span text:style-name="T24">_ZW </text:span>oli wa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Fumba amazzi gaggye bulungi<text:span text:style-name="T6">_DMX</text:span> oluvannyuma ogawoze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fumbanga omuceere bulij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alamira wans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gavumenti y</text:span><text:span text:style-name="T12">_PB5X </text:span><text:span text:style-name="T13">'</text:span><text:span text:style-name="T14">_ZW </text:span><text:span text:style-name="T13">e Kakira yakuwera omwenge gw'omubuveer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ayitibwa ammanya aga lukale agalaga obuto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enda ebugwanju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enda ebuvanju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genda Mukasa</text:span><text:span text:style-name="T2">_NPXXX</text:span> gy'al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genda olabe oluguudo lwa Kafumbe</text:span><text:span text:style-name="T22">_NPXXX</text:span><text:span text:style-name="T23"> Mukasa</text:span><text:span text:style-name="T24">_NPXXX</text:span><text:span text:style-name="T25">,</text:span><text:span text:style-name="T24">_ZC,</text:span><text:span text:style-name="T25"> ziri kkiromita mmeka?</text:span><text:span text:style-name="T24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enda weebake!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era ekiseera ng’enjala emuluma omuweeyo egg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gala olugg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galawo eddiris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gul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Ggwe Nnamiir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ggwe nnantakiika Nnakanwagi,</text:span><text:span text:style-name="T4">_ZC,</text:span><text:span text:style-name="T5"> olina omulimu gwonna gw'okola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ggwe Ssebagala</text:span><text:span text:style-name="T4">_NPXXX</text:span><text:span text:style-name="T5">,</text:span><text:span text:style-name="T4">_ZC,</text:span> jjangu tugende olabe enkoko<text:span text:style-name="T6">_NC6TX</text:span> z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Ggwe we oli ne</text:span><text:span text:style-name="T2">_TC</text:span> bwe sirya mba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Ggwe, emmeeme yange,</text:span><text:span text:style-name="T2">_ZC,</text:span> "Tojjanga mu lukiiko lwabwe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ggwe, ggwe wekka,</text:span><text:span text:style-name="T2">_ZC,</text:span> ggwe nnayonoo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gyako ttivv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gyamu engatto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Gidyoni n</text:span><text:span text:style-name="T22">_TC</text:span><text:span text:style-name="T23"> ‘</text:span><text:span text:style-name="T24">_ZW </text:span><text:span text:style-name="T25">ayingira n</text:span><text:span text:style-name="T24">_TC</text:span><text:span text:style-name="T25"> ‘</text:span><text:span text:style-name="T24">_ZW </text:span>ateekateeka omwana gw'embu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iweze emyaka nkaaga kasookedde twefu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golokoka,</text:span><text:span text:style-name="T4">_ZC,</text:span><text:span text:style-name="T5"> oyimuse omulenzi,</text:span><text:span text:style-name="T4">_ZC,</text:span> omukwate mu ngalo z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Golola</text:span><text:span text:style-name="T2">_NPXXX</text:span> omukono g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ukutte ensir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ukutte ns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gundi oba waali oba taliiwo,</text:span><text:span text:style-name="T22">_ZC,</text:span><text:span text:style-name="T23"> nyaffe Buganda yadda,</text:span><text:span text:style-name="T24">_ZC,</text:span><text:span text:style-name="T25"> ya leero n</text:span><text:span text:style-name="T24">_TC</text:span><text:span text:style-name="T25"> ‘</text:span><text:span text:style-name="T24">_ZW </text:span>enk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guno<text:span text:style-name="T6">_NC3TX </text:span>muggo ggwange n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Guvuga nti,</text:span><text:span text:style-name="T4">_ZC,</text:span><text:span text:style-name="T5"> "ddala</text:span><text:span text:style-name="T4">_DQX</text:span> ddala bweza"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we basuza gwe baaga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Gwe wasanga mu kkubo ye muto wange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Gy’kwoza luli nga<text:span text:style-name="T6">_TP</text:span> nkomye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Gyebale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Hajati</text:span><text:span text:style-name="T65">_NPXXX</text:span><text:span text:style-name="T66">,</text:span><text:span text:style-name="T65">_ZC,</text:span><text:span text:style-name="T67"> wali weebuuzizza ku bigambo ebiwandiikibwa ku mmotoka z</text:span><text:span text:style-name="T68">_PB6X</text:span><text:span text:style-name="T69"> ’_</text:span><text:span text:style-name="T70">ZW </text:span><text:span text:style-name="T67">abantu kye</text:span><text:span text:style-name="T65">_PR7X</text:span><text:span text:style-name="T67"> bitegeeza?</text:span><text:span text:style-name="T65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Hajji</text:span><text:span text:style-name="T4">_NPXXX</text:span><text:span text:style-name="T5"> agamba nti Buganda erwanirira byayo sso si busosoz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Jamiiru</text:span><text:span text:style-name="T2">_NPXXX</text:span> ava mu bizinga by'e Kkoome sso si Mawokot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Jjaja alima kasool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Jjaja wakulima kasool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Jjaja yalimye kasool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jjajja agera olugero lwa Wakayima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jjajjange yanyamba ku ntadik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Jjo Kaggwa</text:span><text:span text:style-name="T8">_NPXXX</text:span> yatuuse buyise mu ssome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jjuuzi lwe nnaliko mu kyalo, nnawulira nti omugagga yakuwa ekibanja kya yiika kkumi dda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jjuzza amaaso gaabwe n</text:span><text:span text:style-name="T12">_TC</text:span><text:span text:style-name="T13"> ‘</text:span><text:span text:style-name="T14">_ZW </text:span><text:span text:style-name="T13">okweraliikirir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 ndabe!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 nkikukolerek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 nkuwe anaakuyam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 ntuule mpandiike ebbalu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 nzij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akati lwe babimuba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aakati ng</text:span><text:span text:style-name="T12">_TP</text:span><text:span text:style-name="T13"> '</text:span><text:span text:style-name="T14">_ZW </text:span><text:span text:style-name="T13">omaze okuyingiza omutonzi mu</text:span><text:span text:style-name="T14">_TP</text:span> bulamu b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Kabaka</text:span><text:span text:style-name="T8">_NPXXX</text:span> aliraba aba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Kabaka</text:span><text:span text:style-name="T65">_NPXXX</text:span><text:span text:style-name="T66"> bwe yagusalanga ne</text:span><text:span text:style-name="T65">_TC</text:span><text:span text:style-name="T67"> gumusinga n</text:span><text:span text:style-name="T68">_TC</text:span><text:span text:style-name="T69"> ‘</text:span><text:span text:style-name="T70">_ZW </text:span><text:span text:style-name="T67">atamatira ng</text:span><text:span text:style-name="T65">_TP</text:span><text:span text:style-name="T67"> '</text:span><text:span text:style-name="T65">_ZW </text:span>era aju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kabaka</text:span><text:span text:style-name="T107">_NPXXX</text:span><text:span text:style-name="T108"> n</text:span><text:span text:style-name="T109">_TC</text:span><text:span text:style-name="T108"> ‘</text:span><text:span text:style-name="T110">_ZW </text:span><text:span text:style-name="T111">afuluma,</text:span><text:span text:style-name="T109">_ZC,</text:span><text:span text:style-name="T112"> n</text:span><text:span text:style-name="T107">_TC</text:span><text:span text:style-name="T108"> ‘</text:span><text:span text:style-name="T109">_ZW </text:span><text:span text:style-name="T108">ab'omu nju ye bonna ne</text:span><text:span text:style-name="T107">_TC</text:span> bamugober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abangali yaleese kkuleeti za ssooda ezaasobye mu</text:span><text:span text:style-name="T12">_TP</text:span><text:span text:style-name="T13"> kkumi,</text:span><text:span text:style-name="T14">_ZC,</text:span><text:span text:style-name="T13"> kkeeki n’obuveera bw’amandaazi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kakaaga,</text:span><text:span text:style-name="T65">_ZC,</text:span><text:span text:style-name="T66"> kasanvu,</text:span><text:span text:style-name="T65">_ZC,</text:span><text:span text:style-name="T67"> kanaana,</text:span><text:span text:style-name="T68">_ZC,</text:span><text:span text:style-name="T69"> kenda,</text:span><text:span text:style-name="T70">_ZC,</text:span><text:span text:style-name="T67"> mutwalo,</text:span><text:span text:style-name="T65">_ZC,</text:span><text:span text:style-name="T67"> mitwalo,</text:span><text:span text:style-name="T65">_ZC,</text:span> kasirii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kadde kamu ke twetaaga okumala enny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le mumanyi naye kino</text:span><text:span text:style-name="T2">_PD7X</text:span> kigenze w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le nno,</text:span><text:span text:style-name="T2">_ZC,</text:span> mpaamu "akapera" nkakase nti okoo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libbala,</text:span><text:span text:style-name="T4">_ZC,</text:span><text:span text:style-name="T5"> jjangu mangu tugende kasiris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kalina eno ya Boogere Eseza nga</text:span><text:span text:style-name="T10">_TP</text:span> naye mutuuze munnaff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mu kamu gwe muga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ncacance olwa leero nfuuse ssaalongo w</text:span><text:span text:style-name="T4">_PB1X </text:span><text:span text:style-name="T5">'</text:span><text:span text:style-name="T4">_ZW </text:span>e Nnamanv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nkusabire ebizibu by’omulimu obiveem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nsooke okwebaza Ssentebe eyaggulawo olutuula luno ku bbalaz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Kapa enywedde amatt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Kapa yanywedde amat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sedde agula ekitabo</text:span><text:span text:style-name="T2">_NC7TX</text:span> nsek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sedde agula ekitabo</text:span><text:span text:style-name="T4">_NC7TX</text:span><text:span text:style-name="T5">,</text:span><text:span text:style-name="T4">_ZC,</text:span> Walusimbi asek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sedde alowooza ebintu ebibi ku Walusim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sedde azina nsek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sedde azina,</text:span><text:span text:style-name="T4">_ZC,</text:span><text:span text:style-name="T5"> Walusimbi</text:span><text:span text:style-name="T4">_NPXXX</text:span> asek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sedde yagamba nnakato,</text:span><text:span text:style-name="T4">_ZC,</text:span><text:span text:style-name="T5"> ayimba bulungi</text:span><text:span text:style-name="T4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3">Kasirye</text:span><text:span text:style-name="T114">_NPXXX</text:span><text:span text:style-name="T115"> n</text:span><text:span text:style-name="T116">_TC</text:span><text:span text:style-name="T117"> ‘</text:span><text:span text:style-name="T118">_ZW </text:span><text:span text:style-name="T119">addira endiga n</text:span><text:span text:style-name="T120">_TC</text:span><text:span text:style-name="T121"> ‘</text:span><text:span text:style-name="T122">_ZW </text:span><text:span text:style-name="T117">ente</text:span><text:span text:style-name="T118">_NC5TX</text:span><text:span text:style-name="T123"> n</text:span><text:span text:style-name="T120">_TC</text:span><text:span text:style-name="T117"> ‘</text:span><text:span text:style-name="T122">_ZW </text:span><text:span text:style-name="T119">abiwa Luyima,</text:span><text:span text:style-name="T122">_ZC, </text:span><text:span text:style-name="T123">ne</text:span><text:span text:style-name="T122">_TC</text:span> balagaana endagaano bo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ati awo okuva ku luberyeberye mwenda okutuuka ku kkumi n</text:span><text:span text:style-name="T12">_TC</text:span><text:span text:style-name="T13"> ‘</text:span><text:span text:style-name="T14">_ZW </text:span><text:span text:style-name="T13">emu tulaba omulembe gwa Nuuw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ti ogenda ate</text:span><text:span text:style-name="T2">_TC</text:span> batu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ti ogenda w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ti wano we nsinziira okumusaba anveeko akole ebibye. 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Katonda</text:span><text:span text:style-name="T65">_NPXXX</text:span><text:span text:style-name="T66"> addamu ebibuuzo byaffe ng</text:span><text:span text:style-name="T65">_TP</text:span><text:span text:style-name="T67"> '</text:span><text:span text:style-name="T68">_ZW</text:span><text:span text:style-name="T69"> ayita mu</text:span><text:span text:style-name="T70">_TP</text:span><text:span text:style-name="T67"> kigambo kye</text:span><text:span text:style-name="T65">_PR7X</text:span><text:span text:style-name="T67">,</text:span><text:span text:style-name="T65">_ZC,</text:span> bayibul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tonda</text:span><text:span text:style-name="T4">_NPXXX</text:span><text:span text:style-name="T5"> alisangula buli zziga mu</text:span><text:span text:style-name="T4">_TP</text:span> maaso gaab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atonda</text:span><text:span text:style-name="T12">_NPXXX</text:span><text:span text:style-name="T13"> ayasa munyeenye n</text:span><text:span text:style-name="T14">_TC</text:span><text:span text:style-name="T13"> ‘</text:span><text:span text:style-name="T14">_ZW </text:span>omus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tonda</text:span><text:span text:style-name="T4">_NPXXX</text:span><text:span text:style-name="T5"> tava mu</text:span><text:span text:style-name="T4">_TP</text:span> mudduwe mulundi gusoo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atonda</text:span><text:span text:style-name="T4">_NPXXX</text:span><text:span text:style-name="T5"> yaggulawo essuula empya ey'obulamu bwange,</text:span><text:span text:style-name="T4">_ZC,</text:span> bw'atyo omulenzi bwe yaga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tonga yakwata bulungi</text:span><text:span text:style-name="T2">_DMX</text:span> nnawolo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tonga yakwata nnawol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atonga yakwata nnawoluvu bulungi</text:span><text:span text:style-name="T2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katono ebijiiko,</text:span><text:span text:style-name="T22">_ZC,</text:span><text:span text:style-name="T23"> emmiimo,</text:span><text:span text:style-name="T24">_ZC,</text:span><text:span text:style-name="T25"> ne</text:span><text:span text:style-name="T24">_TC</text:span><text:span text:style-name="T25"> mmaaya biggiire mu muliro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Katumba</text:span><text:span text:style-name="T22">_NPXXX</text:span><text:span text:style-name="T23"> n</text:span><text:span text:style-name="T24">_TC</text:span><text:span text:style-name="T25"> ‘</text:span><text:span text:style-name="T24">_ZW </text:span><text:span text:style-name="T25">avuunama mu</text:span><text:span text:style-name="T24">_TP</text:span> maaso g'abantu ab'omu nsi bon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Kaweesa</text:span><text:span text:style-name="T8">_NPXXX</text:span> yasoma busaw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Kawooya</text:span><text:span text:style-name="T8">_NPXXX</text:span> azize njon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awunga kokka ke yalya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Ki kati sse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i kye</text:span><text:span text:style-name="T4">_PR7X</text:span><text:span text:style-name="T5"> balaba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de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i ekikulum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i ekikulum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i ekiri mun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i ekyamufumbisa omupung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olw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kolwa ky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kopo ek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opo kino</text:span><text:span text:style-name="T2">_PD7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kopo k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opo kya</text:span><text:span text:style-name="T2">_PB7X</text:span> walus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opo kyabwe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ikopo kye</text:span><text:span text:style-name="T4">_PR7X</text:span><text:span text:style-name="T5"> ki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opo kye</text:span><text:span text:style-name="T2">_PR7X</text:span> kyag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kopo kye</text:span><text:span text:style-name="T2">_PR7X</text:span> y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24">kimenya mateeka okukozesa mmotoka y</text:span><text:span text:style-name="T125">_PB5X </text:span><text:span text:style-name="T126">'</text:span><text:span text:style-name="T127">_ZW </text:span><text:span text:style-name="T126">emigugu okusaabaza abantu nga</text:span><text:span text:style-name="T128">_TP</text:span> tolina layisins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kino</text:span><text:span text:style-name="T22">_PD7X</text:span><text:span text:style-name="T23"> kifaananyi kya</text:span><text:span text:style-name="T24">_PB7X</text:span><text:span text:style-name="T25"> Kiwanuka Ssimbwa ng</text:span><text:span text:style-name="T24">_TP</text:span><text:span text:style-name="T25"> '</text:span><text:span text:style-name="T24">_ZW </text:span>ali e Wakis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no</text:span><text:span text:style-name="T2">_PD7X</text:span> kyannyamba okwekuuma okutuuka ku myaka abiri we nnafunira omusaj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ino</text:span><text:span text:style-name="T4">_PD7X</text:span><text:span text:style-name="T5"> kye</text:span><text:span text:style-name="T4">_PR7X</text:span> k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nyeebw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nyeebwa kyang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Kinyoozi alinsala enviir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Kinyoozi yansala enviir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Kinyoozi yansaze envi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ri mu</text:span><text:span text:style-name="T2">_TP</text:span> bugwanjuba bwa Rwa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ri mu</text:span><text:span text:style-name="T2">_TP</text:span> buvanjuba b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ri mu</text:span><text:span text:style-name="T2">_TP</text:span> mambuka g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seera kya</text:span><text:span text:style-name="T2">_PB7X</text:span> butit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seera kya</text:span><text:span text:style-name="T2">_PB7X</text:span> muz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tabo kyabwe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itabo kye</text:span><text:span text:style-name="T4">_PR7X</text:span><text:span text:style-name="T5"> ki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ituufu,</text:span><text:span text:style-name="T4">_ZC,</text:span><text:span text:style-name="T5"> mu</text:span><text:span text:style-name="T4">_TP</text:span> masomero temukyali mpis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wabyo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wabyo ky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izibu okusomera abaana ebitabo</text:span><text:span text:style-name="T2">_NC8T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izibwe ye mwana wa ssenga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izira omujjwa okwera oluggya n</text:span><text:span text:style-name="T12">_TC</text:span><text:span text:style-name="T13"> ‘</text:span><text:span text:style-name="T14">_ZW </text:span><text:span text:style-name="T13">ataweebwa ssente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ka wansi essaawa en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kkalenda eraga nti mu</text:span><text:span text:style-name="T22">_TP</text:span><text:span text:style-name="T23"> mwaka ogumu mulimu emyezi kkumi n</text:span><text:span text:style-name="T24">_TC</text:span><text:span text:style-name="T25"> ‘</text:span><text:span text:style-name="T24">_ZW </text:span><text:span text:style-name="T25">ebiri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kompyuta empya eggula ensimbi ezisukka mu</text:span><text:span text:style-name="T12">_TP</text:span><text:span text:style-name="T13"> kakadde akamu n</text:span><text:span text:style-name="T14">_TC</text:span><text:span text:style-name="T13"> ‘</text:span><text:span text:style-name="T14">_ZW </text:span>ekitund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82">Kkwini</text:span><text:span text:style-name="T83">_NPXXX</text:span><text:span text:style-name="T84"> wa Bungereza</text:span><text:span text:style-name="T85">_NPXXX</text:span><text:span text:style-name="T86">,</text:span><text:span text:style-name="T85">_ZC,</text:span><text:span text:style-name="T87"> Abacwezi</text:span><text:span text:style-name="T88">_NPXXX</text:span><text:span text:style-name="T86"> n</text:span><text:span text:style-name="T83">_TC</text:span><text:span text:style-name="T89"> ‘</text:span><text:span text:style-name="T90">_ZW </text:span><text:span text:style-name="T86">Abakwakwa</text:span><text:span text:style-name="T91">_NPXXX</text:span><text:span text:style-name="T84"> banoga eminwe gya kasooli.</text:span><text:span text:style-name="T91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o Ssentongo</text:span><text:span text:style-name="T4">_NPXXX</text:span><text:span text:style-name="T5"> nti nze omumbejja Nnabweteme</text:span><text:span text:style-name="T4">_NPXXX</text:span> yampas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29">Kobusingye</text:span><text:span text:style-name="T130">_NPXXX</text:span><text:span text:style-name="T131"> e Lugazi yaloota ng</text:span><text:span text:style-name="T132">_TP</text:span><text:span text:style-name="T133"> '</text:span><text:span text:style-name="T134">_ZW </text:span><text:span text:style-name="T135">azadde omwana sso nga</text:span><text:span text:style-name="T136">_TP</text:span><text:span text:style-name="T137"> yakoma dda.</text:span><text:span text:style-name="T138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oma 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omawo wa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ozesa ennamba yo ey'essimu sso ssi ya mul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u buli basajja basatu,</text:span><text:span text:style-name="T2">_ZC,</text:span> omu mutamii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u buli kkaadi ekikumi ezitundibwa,</text:span><text:span text:style-name="T4">_ZC,</text:span><text:span text:style-name="T5"> kyenda mu</text:span><text:span text:style-name="T4">_TP</text:span> ssatu zigulwa bakazi naddala abawala abat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ugulu kwe kuli obuwer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ugulu kwe kuliko obuwer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ugulu kwe kwe ntu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utu kwe kwe kitu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utu kwe kwoledd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utu kwe kwoledd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kyalo kwafiirako omusajj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lunaku olw'omusanvu wanaabangawo embaga eri muka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lwokubiri nnasalawo ŋŋende e Kasubi ndabe kitange bw'al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mmeeza eno kwe kusalirwa emigaat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mmeeza eno kwe tusalira emigaat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mmeeza eno kwe tusalira emigaati tossaako ngatto z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u mmeeza eno okusalirwa emigaati longoosaa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u mulundi guno</text:span><text:span text:style-name="T4">_NC3TX </text:span><text:span text:style-name="T5"> baagibinika obuloddo kinaana mu</text:span><text:span text:style-name="T4">_TP</text:span> ka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Ku ssaawa kkumi n</text:span><text:span text:style-name="T107">_TC</text:span><text:span text:style-name="T108"> ‘</text:span><text:span text:style-name="T109">_ZW </text:span><text:span text:style-name="T108">eddakiika bbiri,</text:span><text:span text:style-name="T110">_ZC,</text:span><text:span text:style-name="T111"> ennyonyi</text:span><text:span text:style-name="T109">_NCT6X</text:span><text:span text:style-name="T112"> n</text:span><text:span text:style-name="T107">_TC</text:span><text:span text:style-name="T108"> ‘</text:span><text:span text:style-name="T109">_ZW </text:span><text:span text:style-name="T108">egoba ku kisaawe e Ntebe.</text:span><text:span text:style-name="T107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uba</text:span><text:span text:style-name="T2">_AO6B</text:span> 07950123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uba</text:span><text:span text:style-name="T2">_AO6B</text:span> essimu +25677895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uba</text:span><text:span text:style-name="T2">_AO6B</text:span> essimu 078246987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uba</text:span><text:span text:style-name="T2">_AO6B</text:span> ku ssimu 041237453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kubira Nnakanwagi</text:span><text:span text:style-name="T2">_NPXXX</text:span> essimu omutegeeze nti omuguzi atuus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Kusaayi n</text:span><text:span text:style-name="T12">_TC</text:span><text:span text:style-name="T13"> ‘</text:span><text:span text:style-name="T14">_ZW </text:span><text:span text:style-name="T13">agamba Abusaalomu nti,</text:span><text:span text:style-name="T14">_ZC,</text:span> "nedda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kuuma eddwaliro nga</text:span><text:span text:style-name="T10">_TP</text:span> gyonj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wata kkulaani eno mu</text:span><text:span text:style-name="T4">_TP </text:span><text:span text:style-name="T5">mukono gwo ogwa ddyo,</text:span><text:span text:style-name="T4">_ZC,</text:span> olayir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watirirako nkome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ky'ova olaba nga</text:span><text:span text:style-name="T49">_TP</text:span><text:span text:style-name="T50"> ky'amagezi okusirika bw'oba nga by'oyogera tobimanyi.</text:span><text:span text:style-name="T51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39">kya</text:span><text:span text:style-name="T140">_PB7X</text:span><text:span text:style-name="T141"> busiru nnyo</text:span><text:span text:style-name="T142">_DQX</text:span><text:span text:style-name="T143"> omuntu okuyima mu</text:span><text:span text:style-name="T144">_TP</text:span><text:span text:style-name="T145"> kaabuyonjo n</text:span><text:span text:style-name="T146">_TC</text:span><text:span text:style-name="T145"> ‘</text:span><text:span text:style-name="T146">_ZW </text:span>atandiika okukoleeza emboo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kya</text:span><text:span text:style-name="T22">_PB7X</text:span><text:span text:style-name="T23"> kivve okujeemera mukaddewo eyakeera enkya n</text:span><text:span text:style-name="T24">_TC</text:span><text:span text:style-name="T25"> ‘</text:span><text:span text:style-name="T24">_ZW </text:span><text:span text:style-name="T25">akuzaala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47">kyampisa bulala nnyo</text:span><text:span text:style-name="T148">_DQX</text:span><text:span text:style-name="T149"> n</text:span><text:span text:style-name="T150">_TC</text:span><text:span text:style-name="T151"> ‘</text:span><text:span text:style-name="T152">_ZW </text:span><text:span text:style-name="T151">empulira nga</text:span><text:span text:style-name="T153">_TP</text:span><text:span text:style-name="T154"> ddala</text:span><text:span text:style-name="T155">_DQX</text:span> nfa obusung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yenvudde ndowooza nti kiŋŋwanidde okwegayirira ab'oluga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kyokka ate</text:span><text:span text:style-name="T36">_TC</text:span><text:span text:style-name="T37"> agenda okulaba ng</text:span><text:span text:style-name="T38">_TP</text:span><text:span text:style-name="T39"> '</text:span><text:span text:style-name="T36">_ZW </text:span><text:span text:style-name="T39">afunye olubuto olulala ku myaka ana mu</text:span><text:span text:style-name="T38">_TP</text:span><text:span text:style-name="T39"> omukaaga gye yalina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kyokka ggwe,</text:span><text:span text:style-name="T4">_ZC,</text:span><text:span text:style-name="T5"> Mmm, Kale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kyokka nno bakyala bannange mukola bubi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la,</text:span><text:span text:style-name="T65">_ZC,</text:span><text:span text:style-name="T66"> mma,</text:span><text:span text:style-name="T65">_ZC,</text:span><text:span text:style-name="T67"> ppa,</text:span><text:span text:style-name="T68">_ZC,</text:span><text:span text:style-name="T69"> ra,</text:span><text:span text:style-name="T70">_ZC,</text:span><text:span text:style-name="T67"> ssa,</text:span><text:span text:style-name="T65">_ZC,</text:span><text:span text:style-name="T67"> tta,</text:span><text:span text:style-name="T65">_ZC,</text:span> vv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laba emiyembe,</text:span><text:span text:style-name="T107">_ZC,</text:span><text:span text:style-name="T108"> amapaapaali,</text:span><text:span text:style-name="T109">_ZC,</text:span><text:span text:style-name="T108"> mwogo,</text:span><text:span text:style-name="T110">_ZC,</text:span><text:span text:style-name="T111"> ensujju,</text:span><text:span text:style-name="T109">_ZC,</text:span><text:span text:style-name="T112"> ovakedo,</text:span><text:span text:style-name="T107">_ZC,</text:span><text:span text:style-name="T108"> ffene n</text:span><text:span text:style-name="T109">_TC</text:span><text:span text:style-name="T108"> ‘</text:span><text:span text:style-name="T107">_ZW </text:span>ennaanans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aba Nnalumansi mu</text:span><text:span text:style-name="T2">_TP</text:span> biseera bye eby'eddem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aba olwana oluwanv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aba omukyala atambuza essiis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Laba vvulugu omwerere ali mu</text:span><text:span text:style-name="T4">_TP</text:span><text:span text:style-name="T5"> famire yabw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aba,</text:span><text:span text:style-name="T2">_ZC,</text:span> abazira baabwe bakaabira bwer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Labbaani n</text:span><text:span text:style-name="T65">_TC</text:span><text:span text:style-name="T66"> ‘</text:span><text:span text:style-name="T65">_ZW </text:span><text:span text:style-name="T67">akuŋŋaanya abasajja bonna ab'omu kifo,</text:span><text:span text:style-name="T68">_ZC,</text:span><text:span text:style-name="T69"> n</text:span><text:span text:style-name="T70">_TC</text:span><text:span text:style-name="T67"> ‘</text:span><text:span text:style-name="T65">_ZW </text:span><text:span text:style-name="T67">afumba embaga.</text:span><text:span text:style-name="T65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abirir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Langi ntera kwambala ezaaka ng</text:span><text:span text:style-name="T36">_TP</text:span><text:span text:style-name="T37"> '</text:span><text:span text:style-name="T38">_ZW </text:span><text:span text:style-name="T39">emyufu,</text:span><text:span text:style-name="T36">_ZC,</text:span><text:span text:style-name="T39"> ppinka,</text:span><text:span text:style-name="T38">_ZC,</text:span><text:span text:style-name="T39"> ne</text:span><text:span text:style-name="T38">_TC</text:span> kyen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eero ku kyemisana tunaalya embo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leeta embugo,</text:span><text:span text:style-name="T12">_ZC,</text:span><text:span text:style-name="T13"> ppikippiki n</text:span><text:span text:style-name="T14">_TC</text:span><text:span text:style-name="T13"> ‘</text:span><text:span text:style-name="T14">_ZW </text:span>ekkanzu bbir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eeta muzigo nsiike enva z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Linda biteeke olwo obipakire mu</text:span><text:span text:style-name="T4">_TP</text:span><text:span text:style-name="T5"> buveera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indako kato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innya bbaasi oba takisi yonna ekwata olugenda e See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oole ekyama mu</text:span><text:span text:style-name="T2">_TP</text:span> maka g'omusajja omuwuul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Lubyayi ne</text:span><text:span text:style-name="T4">_TC</text:span><text:span text:style-name="T5"> munywanyi we Nnannyonjo bali mu</text:span><text:span text:style-name="T4">_TP</text:span> katt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ggi lul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ggi lu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ggi lwa walusim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ggi lwe lw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ggi lwe y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ggi ol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Lugoba</text:span><text:span text:style-name="T36">_NPXXX</text:span><text:span text:style-name="T37">,</text:span><text:span text:style-name="T38">_ZC,</text:span><text:span text:style-name="T39"> va mu</text:span><text:span text:style-name="T36">_TP</text:span><text:span text:style-name="T39"> bubi,</text:span><text:span text:style-name="T38">_ZC,</text:span><text:span text:style-name="T39"> okolenga obulungi</text:span><text:span text:style-name="T38">_DM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juuju nnamugulira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juuju yagulirwa kaaw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Luli twa yaleeta ensuwa z’amazzi ssat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uno lwe lug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Lupiiya ya Buyindi</text:span><text:span text:style-name="T4">_NPXXX</text:span><text:span text:style-name="T5"> egula pawunda za Bungereza</text:span><text:span text:style-name="T4">_NPXXX</text:span> 60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Lwafuuka luganzi lwa nsonga nti terwolesa nnyo</text:span><text:span text:style-name="T10">_DQX</text:span> kajan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lwaki yafumba omupung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waki ye tasobola kuba kato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lwayo ku bbanka ng</text:span><text:span text:style-name="T4">_TP</text:span><text:span text:style-name="T5"> '</text:span><text:span text:style-name="T4">_ZW </text:span>oko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Lwe nzijja mulind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wewunzika nnakato baagala ku mumukwat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lwewunzika twagala kumukwatira nnakat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56">Lya ebiyinza okukuzzaamu omusaayi nga</text:span><text:span text:style-name="T157">_TP</text:span><text:span text:style-name="T158"> ssupu w’ebijanjaalo,</text:span><text:span text:style-name="T159">_ZC,</text:span><text:span text:style-name="T160"> obusera,</text:span><text:span text:style-name="T161">_ZC,</text:span><text:span text:style-name="T162"> ebbugga,</text:span><text:span text:style-name="T161">_ZC,</text:span> ennyaanya n’ebir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aka abaana yabagulira bulangit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aka abaana yabagulira essuuk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aawadde taata sent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afumba emmer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aama agenda kuwoza ccaayi w</text:span><text:span text:style-name="T4">_PB1X </text:span><text:span text:style-name="T5">'</text:span><text:span text:style-name="T4">_ZW</text:span> omw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aama alima mu</text:span><text:span text:style-name="T8">_TP</text:span> lusuk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amuwadde ssent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aama anaalima mu</text:span><text:span text:style-name="T8">_TP</text:span> lusuk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awereddwa sen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aama ayagala kujjula mmer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azimuwadde sent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aziwade taata e ssen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maama n</text:span><text:span text:style-name="T22">_TC</text:span><text:span text:style-name="T23"> ‘</text:span><text:span text:style-name="T24">_ZW </text:span><text:span text:style-name="T25">omwana bafumba mu</text:span><text:span text:style-name="T24">_TP</text:span><text:span text:style-name="T25"> ddya limu.</text:span><text:span text:style-name="T2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wakufumba emme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aama yafumba emmer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aama yalimye mu</text:span><text:span text:style-name="T8">_TP</text:span> lusu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aama yasiiga nnakato ssabbuun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82">makumi ana,</text:span><text:span text:style-name="T83">_ZC,</text:span><text:span text:style-name="T84"> bikumi bibiri,</text:span><text:span text:style-name="T85">_ZC,</text:span><text:span text:style-name="T86"> bisatu,</text:span><text:span text:style-name="T85">_ZC,</text:span><text:span text:style-name="T87"> bina,</text:span><text:span text:style-name="T88">_ZC,</text:span><text:span text:style-name="T86"> bitaano,</text:span><text:span text:style-name="T83">_ZC,</text:span><text:span text:style-name="T89"> lukaaga,</text:span><text:span text:style-name="T90">_ZC,</text:span><text:span text:style-name="T86"> lusanvu,</text:span><text:span text:style-name="T91">_ZC,</text:span><text:span text:style-name="T84"> lunaana,</text:span><text:span text:style-name="T91">_ZC,</text:span> lwe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at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63">Matovu</text:span><text:span text:style-name="T164">_NPXXX</text:span><text:span text:style-name="T165"> mutuuze e Mbuya Kinnawattaka ate</text:span><text:span text:style-name="T166">_TC</text:span><text:span text:style-name="T167"> era</text:span><text:span text:style-name="T168">_TC</text:span><text:span text:style-name="T169"> </text:span><text:span text:style-name="T166"> </text:span><text:span text:style-name="T167">nga</text:span><text:span text:style-name="T170">_TP</text:span> muy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ayiro akeenda zaanyagibwa dd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adde sikimanyi nti omuntu asobola okutomera endi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mbakubiriza okwongera okutwegattako mu</text:span><text:span text:style-name="T36">_TP</text:span><text:span text:style-name="T37"> kuzimba Buganda n</text:span><text:span text:style-name="T38">_TC</text:span><text:span text:style-name="T39"> ‘</text:span><text:span text:style-name="T36">_ZW </text:span><text:span text:style-name="T39">okusingira ddala</text:span><text:span text:style-name="T38">_DQX</text:span><text:span text:style-name="T39"> mu</text:span><text:span text:style-name="T38">_TP</text:span> kugula emiga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Mbarara kiri mu</text:span><text:span text:style-name="T22">_TP</text:span><text:span text:style-name="T23"> bukiika ki,</text:span><text:span text:style-name="T24">_ZC,</text:span><text:span text:style-name="T25"> obwa Uganda</text:span><text:span text:style-name="T24">_NPXXX </text:span><text:span text:style-name="T25">?</text:span><text:span text:style-name="T2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mbeera Mmengo,</text:span><text:span text:style-name="T22">_ZC,</text:span><text:span text:style-name="T23"> njagala omuwala ow'okuwasa ng</text:span><text:span text:style-name="T24">_TP</text:span><text:span text:style-name="T25"> '</text:span><text:span text:style-name="T24">_ZW </text:span><text:span text:style-name="T25">atya katonda</text:span><text:span text:style-name="T2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onaabona kulwa mmw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u abaana bazann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u Nnakku yawa munne empe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u nva Kkong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gye y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bw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bwa y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yaabw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yaff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y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ye y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bwa 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inisita ateekateeka okutusisinkana gye bujj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inisita omubeezi ow'ebyettaka yalayidde nti abatuuze bakoze kinen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mamby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mbya y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nyi ani ey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nyi ani gwe ba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nyi ani gwe b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nyi ddi lwe babimuba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manyi ki kye</text:span><text:span text:style-name="T2">_PR7X</text:span> b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manyi ki kye</text:span><text:span text:style-name="T2">_PR7X</text:span> bamuba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manyi okusoma mmaapu eno n</text:span><text:span text:style-name="T12">_TC</text:span><text:span text:style-name="T13"> ‘</text:span><text:span text:style-name="T14">_ZW </text:span><text:span text:style-name="T13">okubuulira enjiri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nyi wa gye babimu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anyi wa gye bage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71">Mmaze</text:span><text:span text:style-name="T172">_V1+BOBN</text:span><text:span text:style-name="T173"> emyaka nkaaga mu</text:span><text:span text:style-name="T174">_TP</text:span><text:span text:style-name="T175"> esatu nga</text:span><text:span text:style-name="T176">_TP</text:span><text:span text:style-name="T177"> nnima n’okulunda era</text:span><text:span text:style-name="T178">_TC</text:span><text:span text:style-name="T179"> </text:span> nfunye obumanyiri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meeya entegeka eno emuwunyira zziizi. 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mira amakerenda abiri</text:span><text:span text:style-name="T2">_AAT</text:span> emirundi essatu buli luna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mugamba asek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Mpa amannya g'omuwandiisi w</text:span><text:span text:style-name="T22">_PB1X </text:span><text:span text:style-name="T23">'</text:span><text:span text:style-name="T24">_ZW </text:span><text:span text:style-name="T25">ekitabo</text:span><text:span text:style-name="T24">_NC7TX</text:span><text:span text:style-name="T25"> ekyo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pa olugero olugya mu</text:span><text:span text:style-name="T2">_TP</text:span> mbeera e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paayo liita musanvu eza butto n</text:span><text:span text:style-name="T12">_TC</text:span><text:span text:style-name="T13"> ‘</text:span><text:span text:style-name="T14">_ZW </text:span><text:span text:style-name="T13">ebifi bina eby'ennyam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paayo obulamu bwange e w</text:span><text:span text:style-name="T12">_PB1X </text:span><text:span text:style-name="T13">'</text:span><text:span text:style-name="T14">_ZW </text:span><text:span text:style-name="T13">omutonzi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Mpozzi nga</text:span><text:span text:style-name="T49">_TP</text:span><text:span text:style-name="T50"> munaasula mu</text:span><text:span text:style-name="T51">_TP </text:span>kata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pulidde ebigambo by'oŋŋaanye okwog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puliriza leediyo 88 .</text:span><text:span text:style-name="T2">_ZS. </text:span>8 CBS FM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</text:span><text:span text:style-name="T4">_TP</text:span><text:span text:style-name="T5"> Amerika,</text:span><text:span text:style-name="T4">_ZC,</text:span> banannyini nsi baafuka mmombo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80">mu</text:span><text:span text:style-name="T181">_TP</text:span><text:span text:style-name="T182"> bimpimpi Shahaada eyo esigala nga</text:span><text:span text:style-name="T183">_TP</text:span><text:span text:style-name="T184"> y</text:span><text:span text:style-name="T185">_PB5X </text:span><text:span text:style-name="T186">'</text:span><text:span text:style-name="T187">_ZW </text:span><text:span text:style-name="T186">amaanyi n</text:span><text:span text:style-name="T188">_TC</text:span><text:span text:style-name="T186"> ‘</text:span><text:span text:style-name="T188">_ZW </text:span>eri omuntu oyo ayingira obusiraa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3">Mu</text:span><text:span text:style-name="T114">_TP</text:span><text:span text:style-name="T115"> boogezi abalala kwabaddeko Nambooze</text:span><text:span text:style-name="T116">_NPXXX</text:span><text:span text:style-name="T117">,</text:span><text:span text:style-name="T118">_ZC,</text:span><text:span text:style-name="T119"> Bayiga</text:span><text:span text:style-name="T120">_NPXXX</text:span><text:span text:style-name="T121">,</text:span><text:span text:style-name="T122">_ZC,</text:span><text:span text:style-name="T117"> Lukyamuzi</text:span><text:span text:style-name="T118">_NPXXX</text:span><text:span text:style-name="T123">,</text:span><text:span text:style-name="T120">_ZC,</text:span><text:span text:style-name="T117"> Naggayi</text:span><text:span text:style-name="T122">_NPXXX</text:span><text:span text:style-name="T119"> n</text:span><text:span text:style-name="T122">_TC</text:span><text:span text:style-name="T123"> ‘</text:span><text:span text:style-name="T122">_ZW </text:span>abal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</text:span><text:span text:style-name="T12">_TP</text:span><text:span text:style-name="T13"> Buganda bwemba nkozeseza ekigambo kino</text:span><text:span text:style-name="T14">_PD7X</text:span><text:span text:style-name="T13"> otegera ki?</text:span><text:span text:style-name="T1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</text:span><text:span text:style-name="T4">_TP </text:span><text:span text:style-name="T5">bulago mwali muteŋŋeenyeramu ebya matiribon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</text:span> katale mwabaddemu baana bok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</text:span><text:span text:style-name="T4">_TP</text:span><text:span text:style-name="T5"> katale mwabaddemu bantu,</text:span><text:span text:style-name="T4">_ZC,</text:span> si mb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</text:span><text:span text:style-name="T8">_TP</text:span> kibiina munabamu abaana amakumi asat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</text:span><text:span text:style-name="T8">_TP</text:span> kibiina mwalimu abaana amakumi asa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</text:span><text:span text:style-name="T4">_TP</text:span><text:span text:style-name="T5"> kiseera ekyo nnalina emyaka etaano gyokk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</text:span><text:span text:style-name="T4">_TP</text:span><text:span text:style-name="T5"> kiseera kino</text:span><text:span text:style-name="T4">_PD7X</text:span> nina embuzi nsanvu okuva ku nto<text:span text:style-name="T6">_AO6B</text:span> okutuuka ku nkul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</text:span> kisenge mwe bal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</text:span> kisenge mwe bali bo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 </text:span>kisenge mwe bas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</text:span> kisenge mwe basula bo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</text:span> kisenge mwe bazany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</text:span><text:span text:style-name="T2">_TP</text:span> kisenge mwe bazanyira omwes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</text:span><text:span text:style-name="T8">_TP</text:span> mwaka ogwayita twayiga nyo Oluga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89">Mu</text:span><text:span text:style-name="T190">_TP</text:span><text:span text:style-name="T191"> ngeri y’emu tema omuddo nga</text:span><text:span text:style-name="T192">_TP</text:span><text:span text:style-name="T193"> ccuucu,</text:span><text:span text:style-name="T194">_ZC,</text:span><text:span text:style-name="T195"> n</text:span><text:span text:style-name="T196">_TC</text:span><text:span text:style-name="T197"> ‘</text:span><text:span text:style-name="T198">_ZW </text:span><text:span text:style-name="T199">ebisagazi n</text:span><text:span text:style-name="T200">_TC</text:span><text:span text:style-name="T201"> ‘</text:span><text:span text:style-name="T194">_ZW </text:span><text:span text:style-name="T195">omulala ogukaze.</text:span><text:span text:style-name="T19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</text:span><text:span text:style-name="T12">_TP</text:span><text:span text:style-name="T13"> ttuntu lya leero omulamuzi ow'eddaala erisooka mu kkooti y</text:span><text:span text:style-name="T14">_PB5X </text:span><text:span text:style-name="T13">'</text:span><text:span text:style-name="T14">_ZW </text:span>e Cuba yamwejjeerez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02">Mu</text:span><text:span text:style-name="T203">_TP </text:span><text:span text:style-name="T204">wiiki eyayita Lwanga</text:span><text:span text:style-name="T205">_NPXXX</text:span><text:span text:style-name="T204"> yavuze eggali ez’empaka</text:span><text:span text:style-name="T206">_NC6BX</text:span>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<text:span text:style-name="T92">Mubadde mukola ki okutuuka mu</text:span><text:span text:style-name="T93">_TP</text:span><text:span text:style-name="T94"> ssomero ng’obudde buyise?</text:span><text:span text:style-name="T95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baka wa disitulikiti y’e Nwoya esangibwa mu</text:span><text:span text:style-name="T12">_TP</text:span><text:span text:style-name="T13"> bukiika ddyo bwa Uganda</text:span><text:span text:style-name="T14">_NPXXX</text:span><text:span text:style-name="T13">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beeranga abazira,</text:span><text:span text:style-name="T12">_ZC,</text:span><text:span text:style-name="T13"> abasaasizi era</text:span><text:span text:style-name="T14">_TC</text:span><text:span text:style-name="T13"> </text:span>abeesig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biru</text:span><text:span text:style-name="T8">_NPXXX</text:span> alya aswank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Mubiru</text:span><text:span text:style-name="T22">_NPXXX</text:span><text:span text:style-name="T23"> ow'e Nnyanama yaloota ng</text:span><text:span text:style-name="T24">_TP</text:span><text:span text:style-name="T25"> '</text:span><text:span text:style-name="T24">_ZW </text:span><text:span text:style-name="T25">asala ebimuli mu</text:span><text:span text:style-name="T24">_TP</text:span> nnim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fulume ebwer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ganzi we yakwatibwa era</text:span><text:span text:style-name="T12">_TC</text:span><text:span text:style-name="T13"> n</text:span><text:span text:style-name="T14">_TC</text:span><text:span text:style-name="T13"> ‘</text:span><text:span text:style-name="T14">_ZW </text:span>aggulwako omusango gw'okutta omu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gisha</text:span><text:span text:style-name="T12">_NPXXX</text:span><text:span text:style-name="T13"> yaliko omubaka w</text:span><text:span text:style-name="T14">_PB1X </text:span><text:span text:style-name="T13">'</text:span><text:span text:style-name="T14">_ZW </text:span>e Nyabusho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gwaagw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gwaagwa w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kama yayagala ekkanisa ne</text:span><text:span text:style-name="T2">_TC</text:span> yeewaayo ku lwa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kasa</text:span><text:span text:style-name="T12">_NPXXX</text:span><text:span text:style-name="T13"> agamba omulenzi,</text:span><text:span text:style-name="T14">_ZC,</text:span><text:span text:style-name="T13"> Nnakato</text:span><text:span text:style-name="T14">_NPXXX</text:span> yage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kasa</text:span><text:span text:style-name="T12">_NPXXX</text:span><text:span text:style-name="T13"> agamba,</text:span><text:span text:style-name="T14">_ZC,</text:span><text:span text:style-name="T13"> afumba bulungi</text:span><text:span text:style-name="T14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kasa</text:span><text:span text:style-name="T12">_NPXXX</text:span><text:span text:style-name="T13"> agamba,</text:span><text:span text:style-name="T14">_ZC,</text:span><text:span text:style-name="T13"> ayagala Nnakato</text:span><text:span text:style-name="T1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kasa</text:span><text:span text:style-name="T4">_NPXXX</text:span><text:span text:style-name="T5"> ajja genda,</text:span><text:span text:style-name="T4">_ZC,</text:span> omulenzi bw'anaaka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kasa</text:span><text:span text:style-name="T8">_NPXXX</text:span> akuta buyise ku ssome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kasa</text:span><text:span text:style-name="T8">_NPXXX</text:span> alina emisango mingi nnyo<text:span text:style-name="T6">_DQX</text:span> gye yazza e Jin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92">Mukasa</text:span><text:span text:style-name="T93">_NPXXX</text:span><text:span text:style-name="T94"> aliyimba bulungi</text:span><text:span text:style-name="T95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kasa</text:span><text:span text:style-name="T2">_NPXXX</text:span> andeka mpandiikira Walusu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58">Mukasa</text:span><text:span text:style-name="T59">_NPXXX</text:span><text:span text:style-name="T60"> andeka nga</text:span><text:span text:style-name="T61">_TP</text:span><text:span text:style-name="T62"> mpandiikira Walusimbi</text:span><text:span text:style-name="T63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kasa</text:span><text:span text:style-name="T2">_NPXXX</text:span> asobola okufumba obulun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kasa</text:span><text:span text:style-name="T12">_NPXXX</text:span><text:span text:style-name="T13"> ayagala kugamba omulenzi,</text:span><text:span text:style-name="T14">_ZC,</text:span><text:span text:style-name="T13"> Nnakato</text:span><text:span text:style-name="T14">_NPXXX</text:span> yagend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92">Mukasa</text:span><text:span text:style-name="T93">_NPXXX</text:span><text:span text:style-name="T94"> ayimba bulungi</text:span><text:span text:style-name="T95">_DMX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kasa</text:span><text:span text:style-name="T2">_NPXXX</text:span> gy'al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Mukasa</text:span><text:span text:style-name="T36">_NPXXX</text:span><text:span text:style-name="T37"> n</text:span><text:span text:style-name="T38">_TC</text:span><text:span text:style-name="T39"> ‘</text:span><text:span text:style-name="T36">_ZW </text:span><text:span text:style-name="T39">agolokoka n</text:span><text:span text:style-name="T38">_TC</text:span><text:span text:style-name="T39"> ‘</text:span><text:span text:style-name="T38">_ZW </text:span>agenda n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ukasa</text:span><text:span text:style-name="T8">_NPXXX</text:span> wakudda ku Lwokutaano luli olujj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92">Mukasa</text:span><text:span text:style-name="T93">_NPXXX</text:span><text:span text:style-name="T94"> yayimba bulungi</text:span><text:span text:style-name="T95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kuyitire kaakati oba onoomulaba olulal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kwano gwange nfanfe kye</text:span><text:span text:style-name="T4">_PR7X</text:span><text:span text:style-name="T5"> yankola ndi fa nkirojj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kwano,</text:span><text:span text:style-name="T4">_ZC,</text:span><text:span text:style-name="T5"> nsamba ombulire ki ky'omwagaza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kwano,</text:span><text:span text:style-name="T12">_ZC,</text:span><text:span text:style-name="T13"> osussizza w</text:span><text:span text:style-name="T14">_PB1X </text:span><text:span text:style-name="T13">'</text:span><text:span text:style-name="T14">_ZW </text:span>olina okuko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limi gwe b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londo baamulab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unnaffe alina amabanja mangi ga atasobola kusasu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nnange alina amafalanga luku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nnange naye singa tukoze tut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nnange,</text:span><text:span text:style-name="T2">_ZC,</text:span> ka nkwongere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no musulamu an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no musulamu mulal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no mwe muli obuwayiro bu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munyumye nga</text:span><text:span text:style-name="T10">_TP</text:span> bwe nf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punga ki ogwafumbibw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sanvu toolako ttaano ziba bbir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sirike mwenn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usisi anywedde mwe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soke agula ekifaanany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soke asoma ekitabo</text:span><text:span text:style-name="T2">_NC7TX</text:span> kya Walus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soke yakomawo okuva e Bulaaya ng</text:span><text:span text:style-name="T4">_TP</text:span><text:span text:style-name="T5"> '</text:span><text:span text:style-name="T4">_ZW </text:span>alina ddiguli bbiri mu bus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somesa ye yamu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mutambule nga</text:span><text:span text:style-name="T49">_TP</text:span><text:span text:style-name="T50"> n’omusana gukyayaka kubanga n’ekiro kiri kumpi.</text:span><text:span text:style-name="T51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tubuulire ebiruubirirwa byammw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07">mutunule nnyo</text:span><text:span text:style-name="T208">_DQX</text:span><text:span text:style-name="T209"> si kulwa nga</text:span><text:span text:style-name="T210">_TP</text:span> babasuuza akayanzi kamm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ve mu kweteekamu olunkulu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uvubuk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vubuka w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wala waffe ayimba bu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walawe yajjako wa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wendo gwa bikopo binen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Muwonge akaliga oluggi n</text:span><text:span text:style-name="T12">_TC</text:span><text:span text:style-name="T13"> ‘</text:span><text:span text:style-name="T14">_ZW </text:span><text:span text:style-name="T13">omuguw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uyingire mu nnyumba yange mubeere om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muzeeyi alina ekikoosi kya</text:span><text:span text:style-name="T4">_PB7X</text:span><text:span text:style-name="T5"> banne ekikiika buli kawungeezi ku dduuka lino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gula ebitundu eby'omunaana musanvu ebya liita y'omwe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walagaanye okusisinkan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<text:span text:style-name="T7">Mwali mukola ki okutuuka mu ssomero ng’obudde buyise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mi Bwire yatutegezeeza nti abakwatte balina okuvunaanib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mi Mpanga yeevoobeka kkeek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wami -</text:span><text:span text:style-name="T2">_ZD- </text:span>akooye ya Kinen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na gwe babi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na gwe y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na wa walusim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ana ye yag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Mwanyinaze akola mu</text:span><text:span text:style-name="T2">_TP</text:span> kitongole ky'amaz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wasiibye mutya nno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mwasuze mutya nno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Mwattu ggalawo oluggi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Mwattu longoosa ekisenge kyange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Mwattu tuula wansi 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Mwattu yingir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mwebale kunzijanj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</text:span><text:span text:style-name="T4">_TC</text:span><text:span text:style-name="T5"> ‘</text:span><text:span text:style-name="T4">_ZW </text:span>akawunga yakal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24">n</text:span><text:span text:style-name="T125">_TC</text:span><text:span text:style-name="T126"> ‘</text:span><text:span text:style-name="T127">_ZW </text:span><text:span text:style-name="T126">alengera abantu babiri nga</text:span><text:span text:style-name="T128">_TP</text:span> baddu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</text:span><text:span text:style-name="T22">_TC</text:span><text:span text:style-name="T23"> ‘</text:span><text:span text:style-name="T24">_ZW </text:span><text:span text:style-name="T25">amugamba nti,</text:span><text:span text:style-name="T24">_ZC,</text:span><text:span text:style-name="T25"> "tondwisa kubanga Mukama awadde omukisa olugendo lwange"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</text:span><text:span text:style-name="T22">_TC</text:span><text:span text:style-name="T23"> ‘</text:span><text:span text:style-name="T24">_ZW </text:span><text:span text:style-name="T25">amugamba nti,</text:span><text:span text:style-name="T24">_ZC,</text:span><text:span text:style-name="T25"> "yimirira mu</text:span><text:span text:style-name="T24">_TP</text:span> mulyango gwa weema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</text:span><text:span text:style-name="T22">_TC</text:span><text:span text:style-name="T23"> ‘</text:span><text:span text:style-name="T24">_ZW </text:span><text:span text:style-name="T25">asunguwalira obusika bwe,</text:span><text:span text:style-name="T24">_ZC,</text:span><text:span text:style-name="T25"> bakabona baabwe ne</text:span><text:span text:style-name="T24">_TC</text:span> bafa ekit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</text:span><text:span text:style-name="T12">_TC</text:span><text:span text:style-name="T13"> ‘</text:span><text:span text:style-name="T14">_ZW </text:span><text:span text:style-name="T13">aviiramu awo bwe baasalawo okuggula ku muntu omulal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</text:span><text:span text:style-name="T22">_TC</text:span><text:span text:style-name="T23"> ‘</text:span><text:span text:style-name="T24">_ZW </text:span><text:span text:style-name="T25">ayogera nti,</text:span><text:span text:style-name="T24">_ZC,</text:span><text:span text:style-name="T25"> "nta kubanga emmambya esala"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n</text:span><text:span text:style-name="T36">_TC</text:span><text:span text:style-name="T37"> ‘</text:span><text:span text:style-name="T38">_ZW </text:span><text:span text:style-name="T39">empapula z</text:span><text:span text:style-name="T36">_PB6X</text:span><text:span text:style-name="T39"> ’_</text:span><text:span text:style-name="T38">ZW </text:span><text:span text:style-name="T39">amuwulire zaali bwe zityo okutuuka mu</text:span><text:span text:style-name="T38">_TP </text:span>myaka gy'enkaa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</text:span><text:span text:style-name="T4">_TC</text:span><text:span text:style-name="T5"> ‘</text:span><text:span text:style-name="T4">_ZW </text:span>ennyumba yayereb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n</text:span><text:span text:style-name="T36">_TC</text:span><text:span text:style-name="T37"> ‘</text:span><text:span text:style-name="T38">_ZW </text:span><text:span text:style-name="T39">olwekyo alina okulekayo omuze ogwo</text:span><text:span text:style-name="T36">_PD3X</text:span><text:span text:style-name="T39">,</text:span><text:span text:style-name="T38">_ZC,</text:span><text:span text:style-name="T39"> olwo awone abamujeeja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</text:span><text:span text:style-name="T22">_TC</text:span><text:span text:style-name="T23"> ‘</text:span><text:span text:style-name="T24">_ZW </text:span><text:span text:style-name="T25">oŋŋamba nti Ekigambo kye</text:span><text:span text:style-name="T24">_PR7X</text:span><text:span text:style-name="T25"> mpulidde kirungi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a buli nnamuŋŋoona n</text:span><text:span text:style-name="T4">_TC</text:span><text:span text:style-name="T5"> ‘</text:span><text:span text:style-name="T4">_ZW </text:span>engeri 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a guno</text:span><text:span text:style-name="T12">_NC3TX </text:span><text:span text:style-name="T13"> gujwa temusabanga kintu kyonna mu</text:span><text:span text:style-name="T14">_TP</text:span><text:span text:style-name="T13"> linnya lyange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akatuuka e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awe olimutuuma erinnya lye Muwong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Nakawere azaala bulungi</text:span><text:span text:style-name="T8">_DMX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Nakawere yazadde bulungi</text:span><text:span text:style-name="T8">_DM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Nankabirwa alya kasoo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ankya omuzaana wa kabaka n</text:span><text:span text:style-name="T4">_TC</text:span><text:span text:style-name="T5"> ‘</text:span><text:span text:style-name="T4">_ZW </text:span>amuzaalira omwana ow'obulen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ye ab'obuyinza balabika nti ebijanjaalo baali babiriisa mpis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aye bwe munaagamba nti tetugenda kutuula mu</text:span><text:span text:style-name="T2">_TP</text:span> nsi e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naye nga</text:span><text:span text:style-name="T49">_TP</text:span><text:span text:style-name="T50"> baani ababba ensimbi za gavumenti?</text:span><text:span text:style-name="T51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aye nsobola okutwala obubaka b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aye okubakakasa obuyinza bwange,</text:span><text:span text:style-name="T4">_ZC,</text:span><text:span text:style-name="T5"> ŋŋamba nti,</text:span><text:span text:style-name="T4">_ZC,</text:span> "yimuka otambule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aye okulowooza kw'omwoyo bwe bulamu n</text:span><text:span text:style-name="T4">_TC</text:span><text:span text:style-name="T5"> ‘</text:span><text:span text:style-name="T4">_ZW </text:span>emiremb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daga mukasa nnawol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di mu</text:span><text:span text:style-name="T2">_TP</text:span> kibiina eky'omusan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di munyarwand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di musirikale wa poliis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di nnamwandu era</text:span><text:span text:style-name="T2">_TC</text:span> omulimu gunno gunyambye okuweerera abaana b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dowooza ayim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dowooza lwewunzika yagwa wans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dowooza omusawo twamusan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dowooza Walusimbi yabba enkoko</text:span><text:span text:style-name="T2">_NC6T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e</text:span><text:span text:style-name="T4">_TC</text:span><text:span text:style-name="T5"> ŋŋamba nti kimu kya kubiri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e</text:span><text:span text:style-name="T2">_TC</text:span> tu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e</text:span><text:span text:style-name="T2">_TC</text:span> tulaba walus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e</text:span><text:span text:style-name="T2">_TC</text:span> tutalaba walus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edda ssi nze Nnamiiro,</text:span><text:span text:style-name="T2">_ZC,</text:span> nze Nsubu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edda,</text:span><text:span text:style-name="T2">_ZC,</text:span> siryanga ku matook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edda,</text:span><text:span text:style-name="T2">_ZC,</text:span> yayera nny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1">Nfunamu n</text:span><text:span text:style-name="T212">_TC</text:span><text:span text:style-name="T213"> ‘</text:span><text:span text:style-name="T214">_ZW </text:span><text:span text:style-name="T215">amata kuba malungi nnyo</text:span><text:span text:style-name="T216">_DQX</text:span><text:span text:style-name="T217"> era</text:span><text:span text:style-name="T218">_TC</text:span><text:span text:style-name="T219"> gakola ng</text:span><text:span text:style-name="T220">_TP</text:span><text:span text:style-name="T219"> '</text:span><text:span text:style-name="T221">_ZW </text:span><text:span text:style-name="T222">eddagala.</text:span><text:span text:style-name="T220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ng</text:span><text:span text:style-name="T107">_TP</text:span><text:span text:style-name="T108"> '</text:span><text:span text:style-name="T109">_ZW </text:span><text:span text:style-name="T108">abiri mu</text:span><text:span text:style-name="T110">_TP</text:span><text:span text:style-name="T111"> lumu,</text:span><text:span text:style-name="T109">_ZC,</text:span><text:span text:style-name="T112"> omwezi ogwomusanvu,</text:span><text:span text:style-name="T107">_ZC,</text:span><text:span text:style-name="T108"> omwaka</text:span><text:span text:style-name="T109">_NC3TX </text:span><text:span text:style-name="T108"> lukumi lwenda kinaana mu gumu.</text:span><text:span text:style-name="T107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23">ng</text:span><text:span text:style-name="T224">_TP</text:span><text:span text:style-name="T225"> '</text:span><text:span text:style-name="T226">_Zw</text:span><text:span text:style-name="T227">oggyeeko kacaayi ne</text:span><text:span text:style-name="T228">_TC</text:span><text:span text:style-name="T229"> kakaawa,</text:span><text:span text:style-name="T226">_ZC,</text:span><text:span text:style-name="T227"> omwami wange anyumirwa nnyo</text:span><text:span text:style-name="T230">_DQX</text:span><text:span text:style-name="T231"> okusoma ebitabo</text:span><text:span text:style-name="T232">_NC8TX</text:span> by'amatee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g</text:span><text:span text:style-name="T4">_TP</text:span><text:span text:style-name="T5"> '</text:span><text:span text:style-name="T4">_ZW </text:span>olimba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g</text:span><text:span text:style-name="T12">_TP</text:span><text:span text:style-name="T13"> '</text:span><text:span text:style-name="T14">_ZW </text:span><text:span text:style-name="T13">omuzanyi,</text:span><text:span text:style-name="T14">_ZC,</text:span> Ssimbwa yakawangula ebikopo muna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g</text:span><text:span text:style-name="T4">_TP</text:span><text:span text:style-name="T5"> '</text:span><text:span text:style-name="T4">_ZW </text:span>oyambadde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g</text:span><text:span text:style-name="T4">_TP</text:span><text:span text:style-name="T5"> '</text:span><text:span text:style-name="T4">_ZW </text:span>oyimbye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ga</text:span><text:span text:style-name="T10">_TP</text:span> bafumba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ga</text:span><text:span text:style-name="T10">_TP</text:span> bayimba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07">nga</text:span><text:span text:style-name="T208">_TP</text:span><text:span text:style-name="T209"> bino bizibu nnyo</text:span><text:span text:style-name="T210">_DQX</text:span> ddala<text:span text:style-name="T6">_DQX</text:span>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nga</text:span><text:span text:style-name="T49">_TP</text:span><text:span text:style-name="T50"> bwe baagifumba,</text:span><text:span text:style-name="T51">_ZC,</text:span> katugir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nga</text:span><text:span text:style-name="T49">_TP</text:span><text:span text:style-name="T50"> bwe batudde,</text:span><text:span text:style-name="T51">_ZC,</text:span> ka naffe tutuu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ga</text:span><text:span text:style-name="T10">_TP</text:span> erinnya lyo ddungi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ga</text:span><text:span text:style-name="T10">_TP</text:span> olabye mukwano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ga</text:span><text:span text:style-name="T10">_TP</text:span> oyogera bubi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nga</text:span><text:span text:style-name="T233">_TP</text:span><text:span text:style-name="T50"> sinnagenda mu</text:span><text:span text:style-name="T234">_TP</text:span><text:span text:style-name="T235"> maaso,</text:span><text:span text:style-name="T51">_ZC,</text:span> nsaba mpulire yee oba ned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ga</text:span><text:span text:style-name="T10">_TP</text:span> tusanyuse okukulaba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goby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gobya w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ja kwesiiga ebizigo ebyo wiiki ejj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82">njagala ali wakati w</text:span><text:span text:style-name="T83">_PB1X </text:span><text:span text:style-name="T84">'</text:span><text:span text:style-name="T85">_ZW </text:span><text:span text:style-name="T86">emyaka abiri n</text:span><text:span text:style-name="T85">_TC</text:span><text:span text:style-name="T87"> ‘</text:span><text:span text:style-name="T88">_ZW </text:span><text:span text:style-name="T86">amakumi ataano ng</text:span><text:span text:style-name="T83">_TP</text:span><text:span text:style-name="T89"> '</text:span><text:span text:style-name="T90">_ZW </text:span><text:span text:style-name="T86">alina n</text:span><text:span text:style-name="T91">_TC</text:span><text:span text:style-name="T84"> ‘</text:span><text:span text:style-name="T91">_ZW </text:span>omuli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asek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jagala ekikopo omulenzi kye</text:span><text:span text:style-name="T2">_PR7X</text:span> y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jagala ekitabo</text:span><text:span text:style-name="T4">_NC7TX</text:span><text:span text:style-name="T5"> nnakato kye</text:span><text:span text:style-name="T4">_PR7X</text:span> y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jagala ekitabo</text:span><text:span text:style-name="T4">_NC7TX</text:span><text:span text:style-name="T5"> omulenzi kye</text:span><text:span text:style-name="T4">_PR7X</text:span> y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jagala ekitabo</text:span><text:span text:style-name="T4">_NC7TX</text:span><text:span text:style-name="T5"> Walusimbi kye</text:span><text:span text:style-name="T4">_PR7X</text:span> yag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jagala kubagamba,</text:span><text:span text:style-name="T4">_ZC,</text:span><text:span text:style-name="T5"> bafumba bulungi</text:span><text:span text:style-name="T4">_DM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kukwata lwewunzi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jagala kumugamba,</text:span><text:span text:style-name="T4">_ZC,</text:span><text:span text:style-name="T5"> afumba bulungi</text:span><text:span text:style-name="T4">_DM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Njagala ndabe ku mukeeka gwo olu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nnakato asek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okufumbira musoke lumonde omukyala gwe yamp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okuyi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jagala omukazi ow'emyaka amakumi abiri</text:span><text:span text:style-name="T4">_AAT</text:span><text:span text:style-name="T5">,</text:span><text:span text:style-name="T4">_ZC,</text:span> tukole obufumbo obutuku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omukwano naye nga gwa kya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 omulenzi awandiikire mukasa ebbalu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agalannyo obugoye obulaga ffiga yange kubanga katonda yagimpeesa ebir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ogera ku mpologoma eyakuba nnakat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ogera kubitabo bya Mukas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ogera 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jogera mbi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jogera mbi y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kola ebintu bingi eby'enjawulo okulabika obulun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kola mu</text:span><text:span text:style-name="T2">_TP </text:span>katale ka Owi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kubira ku ssimu 0753567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kukubidde essimu kulwa Mwami Mabirii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kuliisizza buli kaliika tolowooza nti mbadde awo ng</text:span><text:span text:style-name="T12">_TP</text:span><text:span text:style-name="T13"> '</text:span><text:span text:style-name="T14">_ZW </text:span><text:span text:style-name="T13">eggwaagwa bwe lib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kulinze okumala ebbanga lya ssaawa e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kusaba onsaasire olekere awo okunjwetekako ebigam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kutte mu</text:span><text:span text:style-name="T2">_TP</text:span> mmen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kuyambe ntya olwa leer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nna,</text:span><text:span text:style-name="T36">_ZC,</text:span><text:span text:style-name="T37"> nnya,</text:span><text:span text:style-name="T38">_ZC,</text:span><text:span text:style-name="T39"> ŋŋa,</text:span><text:span text:style-name="T36">_ZC,</text:span><text:span text:style-name="T39"> wa,</text:span><text:span text:style-name="T38">_ZC,</text:span><text:span text:style-name="T39"> ya,</text:span><text:span text:style-name="T38">_ZC,</text:span> zz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naaba mu</text:span><text:span text:style-name="T12">_TP</text:span><text:span text:style-name="T13"> ngalo ne</text:span><text:span text:style-name="T14">_TC</text:span><text:span text:style-name="T13"> ssabbuuni buli lw'ova mu</text:span><text:span text:style-name="T14">_TP</text:span> kaabuyonj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abagereka bwe yabadde atema evvuunike n</text:span><text:span text:style-name="T4">_TC</text:span><text:span text:style-name="T5"> ‘</text:span><text:span text:style-name="T4">_ZW </text:span>okutongoza olusuku lwe e Baamunaani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amugamba nty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basanga baka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nabasanga nga</text:span><text:span text:style-name="T10">_TP</text:span> baf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nabasanga nga</text:span><text:span text:style-name="T10">_TP</text:span> baka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bbosa we yawandiikira ebbaluwa 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nafukamira ku maviivi gange n</text:span><text:span text:style-name="T22">_TC</text:span><text:span text:style-name="T23"> ‘</text:span><text:span text:style-name="T24">_ZW </text:span><text:span text:style-name="T25">embagamba nti,</text:span><text:span text:style-name="T24">_ZC,</text:span><text:span text:style-name="T25"> "kale, munzite nveewo"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36">Nnagenzeeyo era</text:span><text:span text:style-name="T237">_TC</text:span><text:span text:style-name="T238"> </text:span><text:span text:style-name="T239">ne</text:span><text:span text:style-name="T240">_TC</text:span> komawo ma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Nnaggulu lwe lusozi olusinga obuwanvu mu Kyaddond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gula ensigo z</text:span><text:span text:style-name="T4">_PB6X</text:span><text:span text:style-name="T5"> ’_</text:span><text:span text:style-name="T4">ZW </text:span>ebinyeebwa ku ssiringi enkumi ttaano buli k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gula kkiro lukumi ez'ebijanjaalo ku ddoola kinaana buli ns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gulira lujuuju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jjira ku kagaal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Nnakagwa afuna ebibnerezo olw’okuzannyira mu</text:span><text:span text:style-name="T8">_TP</text:span> kibii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kato akwatira walusimbi lwewunzi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kato namufumbira nnamun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kato yagamba,</text:span><text:span text:style-name="T4">_ZC,</text:span><text:span text:style-name="T5"> ayimba bulungi</text:span><text:span text:style-name="T4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kawere taweeka magezi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kawere taweeka mwana w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kozesa ttulakita okwanguwa okuteekateeka ekibangirizi era</text:span><text:span text:style-name="T4">_TC</text:span><text:span text:style-name="T5"> </text:span>yantwalako emitwalo kiku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kubye muntu si kkap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nakuŋŋaanya ssente zange mpola mpola n</text:span><text:span text:style-name="T12">_TC</text:span><text:span text:style-name="T13"> ‘</text:span><text:span text:style-name="T14">_ZW </text:span><text:span text:style-name="T13">engula puloti yange obusiriivu mwend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aba akwata lwewunzi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aba eyalya lwewunzi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aba gwe yakwa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laba ng</text:span><text:span text:style-name="T4">_TP</text:span><text:span text:style-name="T5"> '</text:span><text:span text:style-name="T4">_ZW </text:span>akwata lwewunzi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nnalaba nga</text:span><text:span text:style-name="T10">_TP</text:span> nnakato akwata lwewunzi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aba nnakato akwata lwewunzi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laba nnakato kye</text:span><text:span text:style-name="T2">_PR7X</text:span> yag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laba nnakato kye</text:span><text:span text:style-name="T2">_PR7X</text:span> yag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laba nnakato ng</text:span><text:span text:style-name="T4">_TP</text:span><text:span text:style-name="T5"> '</text:span><text:span text:style-name="T4">_ZW </text:span>akwata lwewunzi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aba nnawolovu gwe yakwa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laba nnawolovu,</text:span><text:span text:style-name="T2">_ZC,</text:span> kasedde gwe yakwa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li ntuuse ku kafulu w’omuntu kozzi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iisa wakayima dood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lina muganda wange eyali akola mu ssaluuni e Wankulukuk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41">nnaloota nga</text:span><text:span text:style-name="T242">_TP</text:span><text:span text:style-name="T243"> muganzi wange ali mu</text:span><text:span text:style-name="T244">_TP</text:span><text:span text:style-name="T245"> nnaku nnyingi nga</text:span><text:span text:style-name="T246">_TP</text:span> takyalina na ssen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namazzi akozesa abakozi abasoba mu</text:span><text:span text:style-name="T2">_TP</text:span> nkumi etta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mulaba ng</text:span><text:span text:style-name="T4">_TP</text:span><text:span text:style-name="T5"> '</text:span><text:span text:style-name="T4">_ZW </text:span>af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mulaba ng</text:span><text:span text:style-name="T4">_TP</text:span><text:span text:style-name="T5"> '</text:span><text:span text:style-name="T4">_ZW </text:span>ayota omus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namulaba ng</text:span><text:span text:style-name="T4">_TP</text:span><text:span text:style-name="T5"> '</text:span><text:span text:style-name="T4">_ZW </text:span>ayota omusa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sanga walusimbi akuba nnakat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va ewaffe omwezi ogwayi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awona ejjoogo ly'omukazi o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nazaalibwa Busiya era</text:span><text:span text:style-name="T12">_TC</text:span><text:span text:style-name="T13">  nnasomako okutuuka mu</text:span><text:span text:style-name="T14">_TP</text:span><text:span text:style-name="T13"> siniya y'okuna ne</text:span><text:span text:style-name="T14">_TC</text:span> nnoonya emiri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neewoze ensimbi n</text:span><text:span text:style-name="T12">_TC</text:span><text:span text:style-name="T13"> ‘</text:span><text:span text:style-name="T14">_ZW </text:span><text:span text:style-name="T13">obuliika obutagambik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neeyambisa endabirwamu,</text:span><text:span text:style-name="T22">_ZC,</text:span><text:span text:style-name="T23"> ekkalaamu,</text:span><text:span text:style-name="T24">_ZC,</text:span><text:span text:style-name="T25"> liipusitiiki,</text:span><text:span text:style-name="T24">_ZC,</text:span><text:span text:style-name="T25"> pawuda n’ebizigo.</text:span><text:span text:style-name="T2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yini ffaamu yeefula nswaswa eteeyan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nyinyonnyola lwaki waggudde ggeeti n</text:span><text:span text:style-name="T12">_TC</text:span><text:span text:style-name="T13"> ‘</text:span><text:span text:style-name="T14">_ZW </text:span><text:span text:style-name="T13">okkiriza omuntu anfaanana okuyingira enju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nyumba yokka yeyayereb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sazeewo ŋŋende nkole mmwe bye mwag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sobola okuyim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soma akatabo akatono mukasa ke yag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songa ki eyamuleet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suubira nti Obuganda buli ng</text:span><text:span text:style-name="T12">_TP</text:span><text:span text:style-name="T13"> '</text:span><text:span text:style-name="T14">_ZW </text:span><text:span text:style-name="T13">omuko alinze oluwombo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ntoole ensimbi nkuwe nga</text:span><text:span text:style-name="T49">_TP</text:span><text:span text:style-name="T50"> nnyongereza ku mmaali yange.</text:span><text:span text:style-name="T51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tumira Kitange e Kaboj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nyambadde kkooti enzirugavu,</text:span><text:span text:style-name="T22">_ZC,</text:span><text:span text:style-name="T23"> ssweta,</text:span><text:span text:style-name="T24">_ZC,</text:span><text:span text:style-name="T25"> ttaayi enjeru n</text:span><text:span text:style-name="T24">_TC</text:span><text:span text:style-name="T25"> ‘</text:span><text:span text:style-name="T24">_ZW </text:span>empale ya jjiin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yiikira okunywa amazzi oba omubisi oguva mu</text:span><text:span text:style-name="T2">_TP</text:span> bib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ze Gashumba mbeera Hoyi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47">nze Kivumbi,</text:span><text:span text:style-name="T248">_ZC,</text:span><text:span text:style-name="T249"> nnina</text:span><text:span text:style-name="T250">_V1+BOAN </text:span><text:span text:style-name="T251">emyaka asatu mu</text:span><text:span text:style-name="T250">_TP</text:span><text:span text:style-name="T251"> ebbiri nga</text:span><text:span text:style-name="T252">_TP</text:span> mbeera Busheny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ze mbadde nsuubira okubaako n</text:span><text:span text:style-name="T4">_TC</text:span><text:span text:style-name="T5"> ‘</text:span><text:span text:style-name="T4">_ZW </text:span>akasente ke nfuna naye binsa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ze ndi mutunzi wa mwenge era</text:span><text:span text:style-name="T4">_TC</text:span><text:span text:style-name="T5"> </text:span> ntunda mwe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6">nze Nkonge,</text:span><text:span text:style-name="T27">_ZC,</text:span><text:span text:style-name="T28"> mbeera mu</text:span><text:span text:style-name="T29">_TP</text:span><text:span text:style-name="T30"> Kirinnya mu</text:span><text:span text:style-name="T31">_TP</text:span><text:span text:style-name="T30"> divizoni y</text:span><text:span text:style-name="T32">_PB5X </text:span><text:span text:style-name="T33">'</text:span><text:span text:style-name="T32">_ZW </text:span><text:span text:style-name="T33">e Bweyogerere,</text:span><text:span text:style-name="T31">_ZC,</text:span><text:span text:style-name="T33"> mu</text:span><text:span text:style-name="T27">_TP</text:span><text:span text:style-name="T30"> munisipaali y</text:span><text:span text:style-name="T34">_PB5X </text:span><text:span text:style-name="T28">'</text:span><text:span text:style-name="T34">_ZW </text:span>e Kira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nze nnasoma ne</text:span><text:span text:style-name="T12">_TC</text:span><text:span text:style-name="T13"> mmala siniya y</text:span><text:span text:style-name="T14">_PB5X </text:span><text:span text:style-name="T13">'</text:span><text:span text:style-name="T14">_ZW </text:span>omukaa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Nze nnoonya omukazi ali wakati w</text:span><text:span text:style-name="T107">_PB1X </text:span><text:span text:style-name="T108">'</text:span><text:span text:style-name="T109">_ZW </text:span><text:span text:style-name="T108">emyaka abiri n</text:span><text:span text:style-name="T110">_TC</text:span><text:span text:style-name="T111"> ‘</text:span><text:span text:style-name="T109">_ZW </text:span><text:span text:style-name="T112">asatu ng</text:span><text:span text:style-name="T107">_TP</text:span><text:span text:style-name="T108"> '</text:span><text:span text:style-name="T109">_ZW </text:span><text:span text:style-name="T108">alina empisa.</text:span><text:span text:style-name="T107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ze nnoonze omwana Jamiiru Kenz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ze ntya okusemba mu</text:span><text:span text:style-name="T4">_TP</text:span><text:span text:style-name="T5"> kibiin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nze nzuuno,</text:span><text:span text:style-name="T4">_ZC,</text:span><text:span text:style-name="T5"> genda obuulire mukamaawo nti ntuus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ze Pawulo Jjingo,</text:span><text:span text:style-name="T2">_ZC,</text:span> mbeera Kire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ze si nze,</text:span><text:span text:style-name="T2">_ZC,</text:span> nvaako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ze sikyalya bumpwankimpwanki olw'ennyindo eno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nze tonfaako kubanga oyagala abo abeewugguusa obwewugguus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Nze Yisima,</text:span><text:span text:style-name="T2">_ZC,</text:span> nina emyaka amakumi asat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ŋŋenda eyo Kiruhu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56">ŋŋenda okudda engulu nga</text:span><text:span text:style-name="T157">_TP</text:span><text:span text:style-name="T158"> buli omukyala lw'antunulako atulika n</text:span><text:span text:style-name="T159">_TC</text:span><text:span text:style-name="T160"> ‘</text:span><text:span text:style-name="T161">_ZW </text:span><text:span text:style-name="T162">akaaba amaziga.</text:span><text:span text:style-name="T161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75">o! o! bannange bulungi</text:span><text:span text:style-name="T76">_DMX</text:span><text:span text:style-name="T77"> bwansi wa mugaso nnyo</text:span><text:span text:style-name="T78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ba nno amwagaza ki,</text:span><text:span text:style-name="T4">_ZC,</text:span><text:span text:style-name="T5"> oyo atunula bw’atyo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ba tulye ku nnyama,</text:span><text:span text:style-name="T2">_ZC,</text:span> anti jjo twalidde byannyanja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<text:span text:style-name="T7">Obadde oyogera n’ani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bubaka buno,</text:span><text:span text:style-name="T2">_ZC,</text:span> nja kubutuus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obubiina buno bwakozesa nnyo</text:span><text:span text:style-name="T49">_DQX</text:span><text:span text:style-name="T50"> amakubo gano abiri</text:span><text:span text:style-name="T51">_AAT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uke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uzib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uzimbaga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bbugu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buleerer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buya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dde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jjaggulw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kom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mpoowooz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nnyikaggob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tt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zimi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kizzikezzik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luf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misa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mpe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mum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musa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mututul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nku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nsacc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 ppereket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dde bwamuf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bukadde kkumi na buna mu</text:span><text:span text:style-name="T4">_TP</text:span><text:span text:style-name="T5"> myezi mukaaga,</text:span><text:span text:style-name="T4">_ZC,</text:span> awo tewaba wa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bukazi obukadde bugenda mu</text:span><text:span text:style-name="T2">_TP</text:span> kaduu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bukosefu ku nkizi kivaako okusannyalala n</text:span><text:span text:style-name="T12">_TC</text:span><text:span text:style-name="T13"> ‘</text:span><text:span text:style-name="T14">_ZW </text:span><text:span text:style-name="T13">enkovvu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lamu bwa Matayo tebwali bwangu okuva ol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bulamu bwo leero n</text:span><text:span text:style-name="T4">_TC</text:span><text:span text:style-name="T5"> ‘</text:span><text:span text:style-name="T4">_ZW </text:span>enk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butafaanana na mirundi giri,</text:span><text:span text:style-name="T4">_ZC,</text:span><text:span text:style-name="T5"> ku guno</text:span><text:span text:style-name="T4">_NC3TX </text:span> Taata yatuyamb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talaba Walusim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butungulu, katunguluccumu,</text:span><text:span text:style-name="T36">_ZC,</text:span><text:span text:style-name="T37"> ekinzaali ekiganda,</text:span><text:span text:style-name="T38">_ZC,</text:span><text:span text:style-name="T39"> emiyembe,</text:span><text:span text:style-name="T36">_ZC,</text:span><text:span text:style-name="T39"> amapeera,</text:span><text:span text:style-name="T38">_ZC,</text:span><text:span text:style-name="T39"> enniimu n’omubisi gw’enjuki.</text:span><text:span text:style-name="T38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buvunaanyizibwa bw'ekitongole ky'ettaka ekya Bungerez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offiisi y</text:span><text:span text:style-name="T22">_PB5X </text:span><text:span text:style-name="T23">'</text:span><text:span text:style-name="T24">_ZW </text:span><text:span text:style-name="T25">omukulu w</text:span><text:span text:style-name="T24">_PB1X </text:span><text:span text:style-name="T25">'</text:span><text:span text:style-name="T24">_ZW </text:span>essome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fumba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fumba oka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funye akabenje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gattako amagoba ga bitundu bitaano ku buli kikumi ku ssente za buli ssowaan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gubiina gw'abantu bwe gwatandika okuvuuvuuma bye baali bamulowoozaako,</text:span><text:span text:style-name="T12">_ZC,</text:span><text:span text:style-name="T13"> n</text:span><text:span text:style-name="T14">_TC</text:span><text:span text:style-name="T13"> ‘</text:span><text:span text:style-name="T14">_ZW </text:span>anyiig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u 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ugenda mukatal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umanyi oluzu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wa 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wa ku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wagenze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guwala gwakubiddwa amasa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guwala kusoma ebitabo</text:span><text:span text:style-name="T8">_NC8T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kola mulimu ki sseb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kufa kye</text:span><text:span text:style-name="T4">_PR7X</text:span><text:span text:style-name="T5"> kintu ekisinga okutiibwa mu</text:span><text:span text:style-name="T4">_TP</text:span> nsi yon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kufeebya n</text:span><text:span text:style-name="T36">_TC</text:span><text:span text:style-name="T37"> ‘</text:span><text:span text:style-name="T38">_ZW </text:span><text:span text:style-name="T39">okuserebya ebbeeyi y</text:span><text:span text:style-name="T36">_PB5X </text:span><text:span text:style-name="T39">'</text:span><text:span text:style-name="T38">_ZW </text:span><text:span text:style-name="T39">ettaka mu</text:span><text:span text:style-name="T38">_TP</text:span> Budaak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funa obuyambi nyiga e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funa omuntu nyiga bb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kuggyamu embuto naddala mu</text:span><text:span text:style-name="T4">_TP</text:span><text:span text:style-name="T5"> bawala abato kyonoona enseke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laba walusim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lamula kwa Nnanziri kulimu okukont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kulonda mu</text:span><text:span text:style-name="T2">_TP</text:span> kalulu ak'ekikung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Okumuta twamala kwegayirira,</text:span><text:span text:style-name="T22">_ZC,</text:span><text:span text:style-name="T23"> naye ye ne</text:span><text:span text:style-name="T24">_TC</text:span><text:span text:style-name="T25"> bamulagira ave mu</text:span><text:span text:style-name="T24">_TP</text:span><text:span text:style-name="T25"> nsonga ezo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okunyweza obumu bwaffe nga</text:span><text:span text:style-name="T233">_TP</text:span><text:span text:style-name="T50"> tuweereza n</text:span><text:span text:style-name="T234">_TC</text:span><text:span text:style-name="T235"> ‘</text:span><text:span text:style-name="T51">_ZW </text:span>okulwanira ensonga za Bunyo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kupima embeera buli kiseera n</text:span><text:span text:style-name="T12">_TC</text:span><text:span text:style-name="T13"> ‘</text:span><text:span text:style-name="T14">_ZW </text:span><text:span text:style-name="T13">okweetegekera ebinajja mu</text:span><text:span text:style-name="T14">_TP</text:span> maas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kusisinkana omwami wange nnali ŋŋenze kulaba ku muganda wange jjajja Cw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kutambuza emirimu gy'ekitongole mu</text:span><text:span text:style-name="T2">_TP</text:span> bya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Okutegeka n</text:span><text:span text:style-name="T107">_TC</text:span><text:span text:style-name="T108"> ‘</text:span><text:span text:style-name="T109">_ZW </text:span><text:span text:style-name="T108">okuwandiika ekiwandiiko ku ngeri y</text:span><text:span text:style-name="T110">_PB5X </text:span><text:span text:style-name="T111">'</text:span><text:span text:style-name="T109">_ZW </text:span><text:span text:style-name="T112">okukola mu</text:span><text:span text:style-name="T107">_TP</text:span><text:span text:style-name="T108"> pulojekiti n</text:span><text:span text:style-name="T109">_TC</text:span><text:span text:style-name="T108"> ‘</text:span><text:span text:style-name="T107">_ZW </text:span>alipoo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va e Ntebe okwata oluguudo olujja e Kamp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va ku ssaawa musanvu ez’omu ttuntu okutuuka ku ssaawa kkumi na bbiri ez’akawungee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va kw'olwo saddamu ku mulaba okumala emyaka amakumi asat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wunya ku gwa ddy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uwunya olway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kwezza obuggya tekitegeezza nti eby'emabega bibadde bi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kwosa enkya,</text:span><text:span text:style-name="T2">_ZC,</text:span> Rehema ajj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eka mukasa aka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eka nnakato akaaba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span text:style-name="T7">Oli otya mwami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i oty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i ye Kibuli gw'oleng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idda dd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53">Oliddamu ki nga</text:span><text:span text:style-name="T254">_TP</text:span><text:span text:style-name="T255"> taata akubuuza?</text:span><text:span text:style-name="T256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ina ensonga etalind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ina gw'onooyagala okusisinkan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owooza nti bawala be yali abaagala kwenkana w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Olubuto lwo terwokyebwa asidi kuba<text:span text:style-name="T6">_TC</text:span> luba lwamumanyi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uggi lwo lugg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uggi lwo,</text:span><text:span text:style-name="T2">_ZC,</text:span> lugga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uggi olwo luggal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ugoye lwa nnakato olumyuf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ukoba lway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ulimi olugwira lwe lwo olugwa obugwi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lupapula lw'amawulire lulina omuko gwe lufulumya ennaku zino</text:span><text:span text:style-name="T4">_PD6X</text:span><text:span text:style-name="T5">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utalo lw’okulwanyisa siriimu ndwongeddemu amaanyi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uusi mpulira ekintu ekiwuu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oluvannyuma engoye ezimu nzooza nga</text:span><text:span text:style-name="T10">_TP</text:span> bwe nsonga olunwe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uvannyuma lwa wiiki nnya siga ensigo zo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uvannyuma yagenda ku ppaaka enkadd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lu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lugenda mukatal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lugenze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lumanyi oluzungu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luwala lusoma ebitabo</text:span><text:span text:style-name="T8">_NC8T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lwa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lwaku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luwala yakubiddwa amasas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57">oluzzi luno olw'ebyafaayo era</text:span><text:span text:style-name="T258">_TC </text:span><text:span text:style-name="T259">nga</text:span><text:span text:style-name="T260">_TP</text:span><text:span text:style-name="T261"> lwa kijjukizo,</text:span><text:span text:style-name="T262">_ZC,</text:span><text:span text:style-name="T263"> lumaze emyaka egisoba mu</text:span><text:span text:style-name="T262">_TP</text:span> luku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lwa bbalaz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wa leero lwa ku mmek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lwakubir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lwaku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lwakusat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lwamukaa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mman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 leero ssan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la lwange lunu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la lwo luwan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wala lwo,</text:span><text:span text:style-name="T2">_ZC,</text:span> luwan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lwala olwo luwan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lwo bapuliida ne</text:span><text:span text:style-name="T4">_TC</text:span><text:span text:style-name="T5"> beebuuza nti ayinza okubulwa ebinusu ebisasulirw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lwo Kaggwa yalina emyaka kkumi n</text:span><text:span text:style-name="T4">_TC</text:span><text:span text:style-name="T5"> ‘</text:span><text:span text:style-name="T4">_ZW </text:span>ebbiri gyokka egy'obula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lwokutaano lufuuse lw'abakazi okusabiriza mu</text:span><text:span text:style-name="T2">_TP</text:span> Kamp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anyi nnasomako katono,</text:span><text:span text:style-name="T4">_ZC,</text:span><text:span text:style-name="T5"> ssente za ffiizi ne</text:span><text:span text:style-name="T4">_TC</text:span> zib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anyi Rehema abadde Mombasa,</text:span><text:span text:style-name="T2">_ZC,</text:span> gye yagenda okukuba omuziki ku wiikend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baka yasemba ekiteeso kya</text:span><text:span text:style-name="T2">_PB7X</text:span> minisi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mubbi yakwatiddwa poliisi y</text:span><text:span text:style-name="T36">_PB5X </text:span><text:span text:style-name="T37">'</text:span><text:span text:style-name="T38">_ZW </text:span><text:span text:style-name="T39">e Kajjansi n</text:span><text:span text:style-name="T36">_TC</text:span><text:span text:style-name="T39"> ‘</text:span><text:span text:style-name="T38">_ZW </text:span><text:span text:style-name="T39">atwalibwa mu</text:span><text:span text:style-name="T38">_TP</text:span> kkome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buulizi yayambanga abantu abakopi okunoonya ababee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muduumizi wa poliisi mu</text:span><text:span text:style-name="T12">_TP</text:span><text:span text:style-name="T13"> kampala n</text:span><text:span text:style-name="T14">_TC</text:span><text:span text:style-name="T13"> ‘</text:span><text:span text:style-name="T14">_ZW </text:span>emiriraano agamba nti poliisi ennoonyereza ku nsonga e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fumbi amira emmere mu</text:span><text:span text:style-name="T2">_TP</text:span> ffumb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fumbi yanona olug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genyi anaasanga tetuliiw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genyi asanze tetulii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goberezi wange kimugwanira okuba ow'enjawul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gwira avunjisa ssente z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kadde oyo ayogeza bbogg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kazi alanga omwana we eyabu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mukazi avudde mu</text:span><text:span text:style-name="T36">_TP</text:span><text:span text:style-name="T37"> mbeera n</text:span><text:span text:style-name="T38">_TC</text:span><text:span text:style-name="T39"> ‘</text:span><text:span text:style-name="T36">_ZW </text:span><text:span text:style-name="T39">abaka ekiso n</text:span><text:span text:style-name="T38">_TC</text:span><text:span text:style-name="T39"> ‘</text:span><text:span text:style-name="T38">_ZW </text:span>atema mutabani we eyabuzizza ffii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kazi gwe wampa ye yampadde ku kibala ne</text:span><text:span text:style-name="T4">_TC</text:span><text:span text:style-name="T5"> ndya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kazi gwe yawasa tamugya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kazi omuganda tawa musajja atali bba nseenen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muko tajja kulya ntwingiri y</text:span><text:span text:style-name="T12">_PB5X </text:span><text:span text:style-name="T13">'</text:span><text:span text:style-name="T14">_ZW </text:span><text:span text:style-name="T13">enkoko</text:span><text:span text:style-name="T14">_NC6TX</text:span> empan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kolo gwetabiddwaako ssentebe w</text:span><text:span text:style-name="T4">_PB1X </text:span><text:span text:style-name="T5">'</text:span><text:span text:style-name="T4">_ZW </text:span>ekibiina kyaff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kozi alidde ebitundu bya kkeeki bina bya musanv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kulembeze abadde atamb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Omukulembeze n</text:span><text:span text:style-name="T22">_TC</text:span><text:span text:style-name="T23"> ‘</text:span><text:span text:style-name="T24">_ZW </text:span><text:span text:style-name="T25">alyoka ayita mangu Musa n</text:span><text:span text:style-name="T24">_TC</text:span><text:span text:style-name="T25"> ‘</text:span><text:span text:style-name="T24">_ZW </text:span>abasho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64">Omukulu w’Amatwale yatuuse eggulo Entebbe era</text:span><text:span text:style-name="T265">_TC</text:span><text:span text:style-name="T266"> </text:span>gye yasu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kyala oyo alina obuggya bungi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amwa ogusooka,</text:span><text:span text:style-name="T2">_ZC,</text:span> ggombolola oba divizoni yaff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omulangira alamula omulimi<text:span text:style-name="T6">_NC1T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angira amanya omulalu o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angira yanoonya omusang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gamba nti Mukasa yagend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genz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enzi agolola engo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gulira Mukasa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gulira Mukasa kaaw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enzi aleese emiti gye nnamutum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enzi aligolola engo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mira ennya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mira nnamunye on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enzi anatta omuso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nona ennya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nyoomye omulang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atambula mpo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gw'atunuulir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gw'atunuulira w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mukasa amugulira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omugulira ens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we atunuulira ekiseng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enzi yagolodde engo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kozesa envuumuulo okukuba ekinyony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lera nnawolo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luma ennya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luma nnawolov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nenya omugom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tunuulira ekise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enzi yatunuulira ekise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imi</text:span><text:span text:style-name="T2">_NC1TX</text:span> alima emmere mu nnimi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imi</text:span><text:span text:style-name="T2">_NC1TX</text:span> amenya lumon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imi</text:span><text:span text:style-name="T2">_NC1TX</text:span> awuula omuwe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limi</text:span><text:span text:style-name="T4">_NC1TX</text:span><text:span text:style-name="T5"> bw’aba asobola okusimba emiti 100,</text:span><text:span text:style-name="T4">_ZC,</text:span> kitegeeza nti buli sizoni ayingiza obukadde UGX 66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imi</text:span><text:span text:style-name="T2">_NC1TX</text:span> gwe b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imi</text:span><text:span text:style-name="T2">_NC1TX</text:span> yalima lumon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imu ggwe gwa kuwola bantu ssent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limu guno</text:span><text:span text:style-name="T8">_NC3TX </text:span> munen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imu gwabe munene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Omulimu gwafe mulungi<text:span text:style-name="T6">_A3B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imu gwakoz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imu gwange muzib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imu gweyako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limu omuto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iro guziki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iro gwa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iro gwok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omulwadde baamuggya mu</text:span><text:span text:style-name="T65">_TP</text:span><text:span text:style-name="T66"> waadi y</text:span><text:span text:style-name="T65">_PB5X </text:span><text:span text:style-name="T67">'</text:span><text:span text:style-name="T68">_ZW </text:span><text:span text:style-name="T69">eddwaliro ne</text:span><text:span text:style-name="T70">_TC</text:span><text:span text:style-name="T67"> bamutwala mu</text:span><text:span text:style-name="T65">_TP</text:span><text:span text:style-name="T67"> ssweeta okumulongoosa.</text:span><text:span text:style-name="T65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wadde yeetaaga okulongoos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lwanyi alera ennyonyi</text:span><text:span text:style-name="T2">_NCT6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wanyi alinze omulang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lwanyi yalinda omulang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omumyuka we era</text:span><text:span text:style-name="T65">_TC</text:span><text:span text:style-name="T66"> nga ye muwanika, ye mwami Nsubuga</text:span><text:span text:style-name="T65">_NPXXX</text:span><text:span text:style-name="T67">,</text:span><text:span text:style-name="T68">_ZC,</text:span><text:span text:style-name="T69"> ssentebe wa disitulikiti y</text:span><text:span text:style-name="T70">_PB5X </text:span><text:span text:style-name="T67">'</text:span><text:span text:style-name="T65">_ZW </text:span><text:span text:style-name="T67">e Mpigi</text:span><text:span text:style-name="T65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ntu agu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ntu alera omuwere omuto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ntu alirana omulimi</text:span><text:span text:style-name="T2">_NC1T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ntu gwe yakub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ntu y</text:span><text:span text:style-name="T4">_PB5X </text:span><text:span text:style-name="T5">'</text:span><text:span text:style-name="T4">_ZW </text:span>agu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ntu yenna omutegeevu era omugezi tasobola kubeera 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nya gukutte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pakisi yatyaba enk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mupiira guno</text:span><text:span text:style-name="T36">_NC3TX </text:span><text:span text:style-name="T37"> gwayuugumizza Nakivubo</text:span><text:span text:style-name="T38">_NPXXX</text:span><text:span text:style-name="T39"> olwa nnamungi w</text:span><text:span text:style-name="T36">_PB1X </text:span><text:span text:style-name="T39">'</text:span><text:span text:style-name="T38">_ZW </text:span><text:span text:style-name="T39">omuntu eyabaddeyo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piira guno</text:span><text:span text:style-name="T2">_NC3TX </text:span> Villa yaguwangula ggoolo emu ku zzee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piira gw'ennyonyi</text:span><text:span text:style-name="T4">_NCT6X</text:span><text:span text:style-name="T5"> guweddemu omukka.</text:span><text:span text:style-name="T4">_ZS.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mupiira sigwanyuma nnyo</text:span><text:span text:style-name="T97">_DQX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mupiira tegunyumye nnyo</text:span><text:span text:style-name="T97">_DQX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mupiira tegwanyuma nnyo</text:span><text:span text:style-name="T97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aayi gwatandika okufuluma mu</text:span><text:span text:style-name="T2">_TP </text:span>nnyindo y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jja asoma amawuli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jja atomeddwa embu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jja omugagga ffuge alonze b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ajja omuzimbi agambibwa okusobya ku mwana,</text:span><text:span text:style-name="T2">_ZC,</text:span> akwatiddw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jja wakusoma amawuli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jja yasoma amawuli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jja yatta omuso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na gwa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ango guno</text:span><text:span text:style-name="T2">_NC3TX </text:span> gugenze gwongerezebwayo enfunda eziwe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ngo gwo guwe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ango gwo,</text:span><text:span text:style-name="T2">_ZC,</text:span> guwed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ango ogwo</text:span><text:span text:style-name="T2">_PD3X</text:span> guwe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wo akuula erinnyo lyang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wo alinkuba empis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wo amukuba empis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wo amunyiga ebiwund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wo ankuba empis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wo enkya wakukebera abalwadde bonna ng’az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musawo nnamwegayirira ne</text:span><text:span text:style-name="T12">_TC</text:span><text:span text:style-name="T13"> mugamba nti nno,</text:span><text:span text:style-name="T14">_ZC,</text:span><text:span text:style-name="T13"> "taata nsasira"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musawo w</text:span><text:span text:style-name="T12">_PB1X </text:span><text:span text:style-name="T13">'</text:span><text:span text:style-name="T14">_ZW </text:span><text:span text:style-name="T13">amannyo yajja okukuula amannyo go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awo yagend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awo yankubye empis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enyu gwa aleese mu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sibe agenda kuwoza musango mu</text:span><text:span text:style-name="T4">_TP</text:span><text:span text:style-name="T5"> kkooti enkulu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musirikale alina cceppe ku ssaati ye,</text:span><text:span text:style-name="T36">_ZC,</text:span><text:span text:style-name="T37"> ttooci mu</text:span><text:span text:style-name="T38">_TP</text:span><text:span text:style-name="T39"> nsawo,</text:span><text:span text:style-name="T36">_ZC,</text:span><text:span text:style-name="T39"> emmundu n</text:span><text:span text:style-name="T38">_TC</text:span><text:span text:style-name="T39"> ‘</text:span><text:span text:style-name="T38">_ZW </text:span>omusipi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musomesa alwadde nnyo</text:span><text:span text:style-name="T97">_DQX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musomesa anaalwala nnyo</text:span><text:span text:style-name="T97">_DQX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somesa anaawandiika mu</text:span><text:span text:style-name="T8">_TP</text:span> k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somesa awandiika mu</text:span><text:span text:style-name="T8">_TP</text:span> kitab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somesa bw’alijja ng’atuwa ebitabo</text:span><text:span text:style-name="T8">_NC8TX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somesa bw’naajja ng’atuwa ebitabo</text:span><text:span text:style-name="T8">_NC8TX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musomesa yalwala nnyo</text:span><text:span text:style-name="T97">_DQ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omesa yam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omesa yawa abaana emmer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omesa yawa ki abaan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omesa yawandiise mu kitab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omesa ye yamulab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ota bagusse ma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ota bagutta ma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sota banaaguta mang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ota gwakutte emmes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sota gwe gwalya emmes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sumba alannamye mu</text:span><text:span text:style-name="T2">_TP</text:span> ddundir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sumba aleppuka na gwa bwenzi n</text:span><text:span text:style-name="T4">_TC</text:span><text:span text:style-name="T5"> ‘</text:span><text:span text:style-name="T4">_ZW </text:span>obufe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tema gwange gutandise okukeke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24">omuti</text:span><text:span text:style-name="T125">_NC3TX</text:span><text:span text:style-name="T126"> guno</text:span><text:span text:style-name="T127">_NC3TX </text:span><text:span text:style-name="T126"> guvaamu embaawo eŋŋumu ennyo</text:span><text:span text:style-name="T128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tunzi w</text:span><text:span text:style-name="T4">_PB1X </text:span><text:span text:style-name="T5">'</text:span><text:span text:style-name="T4">_ZW </text:span>engoye atunga ngo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tuuze ateesa ku nsonga y’omusolo ekitongole gwe kiwooza ku basuubuzi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twe gunnu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vubuka omwonoonefu okunjoogera mu</text:span><text:span text:style-name="T4">_TP</text:span><text:span text:style-name="T5"> nnyumba yange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a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agenda mukatal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amanyi oluzungu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anaagenda ku l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wala asoma ebitabo</text:span><text:span text:style-name="T8">_NC8TX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wala atudde mu</text:span><text:span text:style-name="T8">_TP </text:span>nte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muwala omucooli yatufumbira omuceere,</text:span><text:span text:style-name="T36">_ZC,</text:span><text:span text:style-name="T37"> capati,</text:span><text:span text:style-name="T38">_ZC,</text:span><text:span text:style-name="T39"> ennyama,</text:span><text:span text:style-name="T36">_ZC,</text:span><text:span text:style-name="T39"> n</text:span><text:span text:style-name="T38">_TC</text:span><text:span text:style-name="T39"> ‘</text:span><text:span text:style-name="T38">_ZW </text:span>akawunga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wala oyo atambuza ssimb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wakudenda ku luz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wala wakutuula mu</text:span><text:span text:style-name="T8">_TP</text:span> nteb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yagenda ku luz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uwala yakubiddwa amasas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uwala yatudde mu</text:span><text:span text:style-name="T8">_TP</text:span> nte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omuyizi bamukutte ng</text:span><text:span text:style-name="T65">_TP</text:span><text:span text:style-name="T66"> '</text:span><text:span text:style-name="T65">_ZW </text:span><text:span text:style-name="T67">amaala obusa bw '</text:span><text:span text:style-name="T68">_ZW’</text:span><text:span text:style-name="T69"> ente</text:span><text:span text:style-name="T70">_NC6TX</text:span><text:span text:style-name="T67"> mu</text:span><text:span text:style-name="T65">_TP</text:span><text:span text:style-name="T67"> kibiina.</text:span><text:span text:style-name="T65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yizi wa yunivaasite asula mu</text:span><text:span text:style-name="T4">_TP</text:span><text:span text:style-name="T5"> muzigo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zigo gwo guwedde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zigo gwo,</text:span><text:span text:style-name="T2">_ZC,</text:span> guwedde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uzigo ogwo</text:span><text:span text:style-name="T2">_PD3X</text:span> guwedde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zimbi yalinnya omugu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uzimbi yanona nyini lumon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uzira gugwa n</text:span><text:span text:style-name="T4">_TC</text:span><text:span text:style-name="T5"> ‘</text:span><text:span text:style-name="T4">_ZW </text:span>enkuba etonn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wagala kaakati oba nkutegekere ensinsinkano gye bujj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wagaza ki,</text:span><text:span text:style-name="T4">_ZC,</text:span><text:span text:style-name="T5"> Mukwano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mwaka</text:span><text:span text:style-name="T4">_NC3TX </text:span><text:span text:style-name="T5"> oguwedde yakwata kyakusatu mu mpaka</text:span><text:span text:style-name="T4">_NC6BX</text:span> ez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kazi gwe walaba mukyala wang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mi anaatugabula ebintu bing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mi asoma amawulir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mi atugabudde ebintu bing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mi yagula ettak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mi yatugabuula ebintu bingi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agenda kusomero 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aja kuluma enjal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akkus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aluma enjala 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anaakut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wana aneebaka talidde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ana aseka bw'o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wana aseka,</text:span><text:span text:style-name="T2">_ZC,</text:span> kaamujje bw'abba lumonde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67">omwana bamuwamba </text:span><text:span text:style-name="T268">ng</text:span><text:span text:style-name="T269">_TP</text:span><text:span text:style-name="T270"> '</text:span><text:span text:style-name="T269">_ZW </text:span>agenda kusamba mup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bamuwambye agenda kusamba mupiir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enjala eja mulum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enjala emulum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enjala yamulum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omwana ng</text:span><text:span text:style-name="T22">_TP</text:span><text:span text:style-name="T23"> '</text:span><text:span text:style-name="T24">_ZW </text:span><text:span text:style-name="T25">ayimiridde ku ludda olulala,</text:span><text:span text:style-name="T24">_ZC,</text:span><text:span text:style-name="T25"> katonda ayogera nti,</text:span><text:span text:style-name="T24">_ZC,</text:span> muwulirize omwana wang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ana omubbe ayonka ebbeere lya mukyala Ssebbo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ana omuwere aka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omwana ono alwala lwala nnyo</text:span><text:span text:style-name="T10">_DQ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ow'myaka 10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oyo anaatuka kikeerezi mu ssomer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oyo atuuse kikeerezi mu ssome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ana oyo ayogeza kyej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oyo yaatuka kikeerezi mu ssomer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yagenda ku somer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yagenze kusomero 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Omwana yalumye enj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ana yaseka bwe w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wana yaseka,</text:span><text:span text:style-name="T2">_ZC,</text:span> kaamujje bwe yabba lumon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mwana yatandiise okumyuka n</text:span><text:span text:style-name="T12">_TC</text:span><text:span text:style-name="T13"> ‘</text:span><text:span text:style-name="T14">_ZW </text:span><text:span text:style-name="T13">agwa be dduuu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mwana yeebase talidde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ana yeesigamye ku kime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mwezi ne</text:span><text:span text:style-name="T12">_TC</text:span><text:span text:style-name="T13"> bwe gwaka gutya era</text:span><text:span text:style-name="T14">_TC</text:span><text:span text:style-name="T13"> mumanya nti obudde bwa kiro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mwezi waawano ayera oluggya buli ku makya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mwoyo gwe Mukama agulamuze kisa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naawandika ennukuta ntono nnyo</text:span><text:span text:style-name="T97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no muvuzi wa mmeeri za mpaka</text:span><text:span text:style-name="T2">_NC6B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no omukyala mulimba,</text:span><text:span text:style-name="T2">_ZC,</text:span> obwedda abuzaabuza n’okuwudiisa abantu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no ye mwan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53">Onoodamu ki nga</text:span><text:span text:style-name="T254">_TP</text:span><text:span text:style-name="T255"> taata akubuuza?</text:span><text:span text:style-name="T256">_TS?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noowandiisa ki ng’ekkalaamu yo emenyese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span text:style-name="T7">Osiibye otya nno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siibye otyanno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tuuka ku ssaawa nnya zennyin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tuuse amangu ag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va w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264">Owaggombolola yaddayo dda era</text:span><text:span text:style-name="T265">_TC</text:span><text:span text:style-name="T266"> </text:span>yatuuka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Owandise ennukuta ntono nnyo</text:span><text:span text:style-name="T97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wange yayita mu</text:span><text:span text:style-name="T2">_TP</text:span> kakuŋŋun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yagala akuyambe aty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yagala kulagaanya nsinsikan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yagala magi oba nnyam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oyinza okuwa omwana omuto ekiwuka ng</text:span><text:span text:style-name="T12">_TP</text:span><text:span text:style-name="T13"> '</text:span><text:span text:style-name="T14">_ZW </text:span><text:span text:style-name="T13">akusabye eggi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oyinza okwekutula ku bikolwa ebib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oyo kizibwe wange Nnamyalo</text:span><text:span text:style-name="T4">_NPXXX</text:span><text:span text:style-name="T5">,</text:span><text:span text:style-name="T4">_ZC,</text:span> abalala be bamu ku mikwano gy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oyo munywi wa mwenge,</text:span><text:span text:style-name="T36">_ZC,</text:span><text:span text:style-name="T37"> ttaaba, vviini,</text:span><text:span text:style-name="T38">_ZC,</text:span><text:span text:style-name="T39"> enguuli,</text:span><text:span text:style-name="T36">_ZC,</text:span><text:span text:style-name="T39"> ssigala n</text:span><text:span text:style-name="T38">_TC</text:span><text:span text:style-name="T39"> ‘</text:span><text:span text:style-name="T38">_ZW </text:span>enjaay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oyo omusajja mugand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Oyo ye mwana wa Mukasa</text:span><text:span text:style-name="T8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Peetero</text:span><text:span text:style-name="T22">_NPXXX</text:span><text:span text:style-name="T23"> e Wandegeya</text:span><text:span text:style-name="T24">_NPXXX</text:span><text:span text:style-name="T25"> yaloota ng</text:span><text:span text:style-name="T24">_TP</text:span><text:span text:style-name="T25"> '</text:span><text:span text:style-name="T24">_ZW </text:span>alaba amalaalo aman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4">Piraato</text:span><text:span text:style-name="T65">_NPXXX</text:span><text:span text:style-name="T66"> n</text:span><text:span text:style-name="T65">_TC</text:span><text:span text:style-name="T67"> ‘</text:span><text:span text:style-name="T68">_ZW </text:span><text:span text:style-name="T69">agamba bakabona abakulu n</text:span><text:span text:style-name="T70">_TC</text:span><text:span text:style-name="T67"> ‘</text:span><text:span text:style-name="T65">_ZW </text:span><text:span text:style-name="T67">ebibiina nti,</text:span><text:span text:style-name="T65">_ZC,</text:span> "siraba nsonga yonna ku muntu ono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Poliisi eyigga ababbi abaayingiridde omukazi e Namuŋŋoona</text:span><text:span text:style-name="T12">_NPXXX</text:span><text:span text:style-name="T13"> ne</text:span><text:span text:style-name="T14">_TC</text:span><text:span text:style-name="T13"> bamutema olubale mu kyenyi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Poliisi yamuggyako sitetiment</text:p>
          </table:table-cell>
          <table:table-cell table:number-columns-repeated="63"/>
        </table:table-row>
        <table:table-row table:style-name="ro2">
          <table:table-cell table:style-name="ce6" office:value-type="string" calcext:value-type="string">
            <text:p>Poliisi yamuggyeko sitetimen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Polofeesa Kateregga</text:span><text:span text:style-name="T12">_NPXXX</text:span><text:span text:style-name="T13"> asonze ku lubaawo n</text:span><text:span text:style-name="T14">_TC</text:span><text:span text:style-name="T13"> ‘</text:span><text:span text:style-name="T14">_ZW </text:span>ennon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ppaasi yayokya bbulawuzi,</text:span><text:span text:style-name="T12">_ZC,</text:span><text:span text:style-name="T13"> ssikaati n</text:span><text:span text:style-name="T14">_TC</text:span><text:span text:style-name="T13"> ‘</text:span><text:span text:style-name="T14">_ZW </text:span>ebiteeteyi by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24">Ppipa eno ey'amafuta g'ennyonyi</text:span><text:span text:style-name="T125">_NCT6X</text:span><text:span text:style-name="T126"> egula 50,</text:span><text:span text:style-name="T127">_ZC,</text:span><text:span text:style-name="T126">000 nga</text:span><text:span text:style-name="T128">_TP</text:span> nkal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Ppookino yasisinkanye Ssaabasajja</text:span><text:span text:style-name="T12">_NPXXX</text:span><text:span text:style-name="T13"> Kabaka</text:span><text:span text:style-name="T14">_NPXXX</text:span><text:span text:style-name="T13"> e Bulemeezi</text:span><text:span text:style-name="T14">_NPXX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Pulizendenti yagula mmoto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Rashida</text:span><text:span text:style-name="T2">_NPXXX</text:span> yaseerera naagwa wans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aalidde magi ku kyank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angula oluba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sanyukiranga nnyo</text:span><text:span text:style-name="T49">_DQX</text:span><text:span text:style-name="T50"> obuvubuka bwo,</text:span><text:span text:style-name="T51">_ZC,</text:span> ggwe omulen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eebaka bulungi</text:span><text:span text:style-name="T4">_DMX</text:span><text:span text:style-name="T5"> kubanga sirya ne</text:span><text:span text:style-name="T4">_TC</text:span> nziku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eewuunya ziva mu</text:span><text:span text:style-name="T4">_TP</text:span><text:span text:style-name="T5"> baMafiya b'e Yitale</text:span><text:span text:style-name="T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erengeta e magom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Shamiimu</text:span><text:span text:style-name="T22">_NPXXX</text:span><text:span text:style-name="T23"> Nnamata</text:span><text:span text:style-name="T24">_NPXXX</text:span><text:span text:style-name="T25"> y</text:span><text:span text:style-name="T24">_PB5X </text:span><text:span text:style-name="T25">'</text:span><text:span text:style-name="T24">_ZW </text:span>akulira akakiiko akafu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 kituufu nti Mugisha</text:span><text:span text:style-name="T2">_NPXXX</text:span> asiika embere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iba bulungi</text:span><text:span text:style-name="T2">_DMX</text:span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span text:style-name="T7">Siiba bulungi</text:span><text:span text:style-name="T8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ikulimba,</text:span><text:span text:style-name="T4">_ZC,</text:span><text:span text:style-name="T5"> muzeeyi Zaawedde</text:span><text:span text:style-name="T4">_NPXXX</text:span> alabye enna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ikyasobola kulengera ebintu ebiri ew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imanyi ani gwe ba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imanyi ddi lwe babimuba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manyi ki kye</text:span><text:span text:style-name="T2">_PR7X</text:span> bamuba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manyi kiki ekibalwisa okumulinnya ku nfeet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imanyi wa gye babimubal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mba emiti ataano oba kikumi kubanga gisobola okukujja mu</text:span><text:span text:style-name="T2">_TP</text:span> bwa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mba mu</text:span><text:span text:style-name="T2">_TP</text:span> mabanga ga ffuuti mukaaga ku mukaaga oba mmita bbiri ku bb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nga banaalemererwa,</text:span><text:span text:style-name="T2">_ZC,</text:span> amagye gajja kugendayo gabasengu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nga wawulira amateeka gange wandiddus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Sirina nnyo</text:span><text:span text:style-name="T10">_DQX</text:span> naye ku mukazi munnange nfiira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irya mmamba,</text:span><text:span text:style-name="T2">_ZC,</text:span> amazzi nny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soma ekitabo</text:span><text:span text:style-name="T36">_NC7TX</text:span><text:span text:style-name="T37"> ekyo,</text:span><text:span text:style-name="T38">_ZC,</text:span><text:span text:style-name="T39"> omuzingo ogw'okusatu n</text:span><text:span text:style-name="T36">_TC</text:span><text:span text:style-name="T39"> ‘</text:span><text:span text:style-name="T38">_ZW </text:span><text:span text:style-name="T39">olupapula olw'amakumi abiri</text:span><text:span text:style-name="T38">_AAT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ooka ogolole ensobi z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ooka onaabe olyoke oyambale engoy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ooka osenye amannyo olyoke onaabe mu maas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saako leediy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satu emirundi munaana ziba abiri mu nny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ssebo emigaati gyo giigi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sebo mbadde sitegedde nti gino micungwa gy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06">sseeka alima ppamba,</text:span><text:span text:style-name="T107">_ZC,</text:span><text:span text:style-name="T108"> emmwanyi,</text:span><text:span text:style-name="T109">_ZC,</text:span><text:span text:style-name="T108"> entungo,</text:span><text:span text:style-name="T110">_ZC,</text:span><text:span text:style-name="T111"> emmuli,</text:span><text:span text:style-name="T109">_ZC,</text:span><text:span text:style-name="T112"> kasooli n</text:span><text:span text:style-name="T107">_TC</text:span><text:span text:style-name="T108"> ‘</text:span><text:span text:style-name="T109">_ZW </text:span><text:span text:style-name="T108">ensujju.</text:span><text:span text:style-name="T107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sempijja yakaabye kajiijiiri olwa ddiifiri okutta ggoolo gye nnateeby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senga y’ayita abaana ba mwanyina nti,</text:span><text:span text:style-name="T4">_ZC,</text:span><text:span text:style-name="T5"> "zzooboota"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sente wazimuweera wan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ssente ze nneeterekeranga ebbanga lye nnamala nga</text:span><text:span text:style-name="T49">_TP</text:span><text:span text:style-name="T50"> nkola,</text:span><text:span text:style-name="T51">_ZC,</text:span> ze nneeyambisa okutandikawo kkampuni<text:span text:style-name="T6">_NC5XX</text:span> eno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ssente ziwereddwa maam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ssentebe akubiriza enkiiko z</text:span><text:span text:style-name="T36">_PB6X</text:span><text:span text:style-name="T37"> ’_</text:span><text:span text:style-name="T38">ZW </text:span><text:span text:style-name="T39">ekyalo n</text:span><text:span text:style-name="T36">_TC</text:span><text:span text:style-name="T39"> ‘</text:span><text:span text:style-name="T38">_ZW </text:span><text:span text:style-name="T39">ez'enkima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24">Ssentebe naye yamusemberera n</text:span><text:span text:style-name="T125">_TC</text:span><text:span text:style-name="T126"> ‘</text:span><text:span text:style-name="T127">_ZW </text:span><text:span text:style-name="T126">amulyako emitwalo nga</text:span><text:span text:style-name="T128">_TP</text:span> giig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Ssentongo yampanga ebirabo buli lwakutaan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sese akolebwa ebizinga ebisoba mu</text:span><text:span text:style-name="T4">_TP</text:span><text:span text:style-name="T5"> kikumi mu</text:span><text:span text:style-name="T4">_TP</text:span> ebita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Ssi kya</text:span><text:span text:style-name="T12">_PB7X</text:span><text:span text:style-name="T13"> buntubulamu okuzuukuka ku makya n’otobuuza abantu be wasuze nabo mu</text:span><text:span text:style-name="T14">_TP</text:span><text:span text:style-name="T13"> nju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ssinga nga</text:span><text:span text:style-name="T49">_TP</text:span><text:span text:style-name="T50"> baakiguze,</text:span><text:span text:style-name="T51">_ZC,</text:span> twandikifumb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ssinga nga</text:span><text:span text:style-name="T49">_TP</text:span><text:span text:style-name="T50"> twakirabye,</text:span><text:span text:style-name="T51">_ZC,</text:span> twandikitutt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57">ssirina ssanyu lingi erisinga lino,</text:span><text:span text:style-name="T258">_ZC,</text:span><text:span text:style-name="T259"> okuwulira abaana bange nga</text:span><text:span text:style-name="T260">_TP</text:span><text:span text:style-name="T261"> batambulira mu</text:span><text:span text:style-name="T262">_TP</text:span><text:span text:style-name="T263"> mazima.</text:span><text:span text:style-name="T262">_ZS.</text:span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span text:style-name="T7">Sula bulungi</text:span><text:span text:style-name="T8">_DM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ula bulungi</text:span><text:span text:style-name="T4">_DMX</text:span><text:span text:style-name="T5">,</text:span><text:span text:style-name="T4">_ZC,</text:span> munn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58">Taaba gwe bafuuyira mu</text:span><text:span text:style-name="T59">_TP</text:span><text:span text:style-name="T60"> nseke amanyiddwa nga</text:span><text:span text:style-name="T61">_TP</text:span><text:span text:style-name="T62"> Shisha</text:span><text:span text:style-name="T63">_NPXXX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Taata agenda e Kampala</text:span><text:span text:style-name="T8">_NPXXX</text:span> buli lunak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aata owange ye Ssamwiri</text:span><text:span text:style-name="T4">_NPXXX</text:span><text:span text:style-name="T5"> Musoke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taata we yafa nga<text:span text:style-name="T6">_TP</text:span> tannaba kuzaalib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akkiriza lugambo nti abalimi</text:span><text:span text:style-name="T2"> </text:span>baaf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akola nga</text:span><text:span text:style-name="T2">_TP</text:span> muka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amanyi bakazi baalaba bikop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atambula nga</text:span><text:span text:style-name="T2">_TP</text:span> mulwadd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agenda na muka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alaba bi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bala bikopo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bala bitabo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laba bas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laba b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laba busaal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ebalina kaabuyonjo ya</text:span><text:span text:style-name="T12">_PB5X</text:span><text:span text:style-name="T13"> lukale n</text:span><text:span text:style-name="T14">_TC</text:span><text:span text:style-name="T13"> ‘</text:span><text:span text:style-name="T14">_ZW </text:span>e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liyimba bu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baliyimba luyi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eeka eŋŋaano ya</text:span><text:span text:style-name="T12">_PB5X</text:span><text:span text:style-name="T13"> ssoya oyo mu mazzi ageesera era</text:span><text:span text:style-name="T14">_TC</text:span><text:span text:style-name="T13"> obitabule bireme okwekwata wansi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Teeka kkiro za ssukaali ssatu n’ekitundu mu</text:span><text:span text:style-name="T22">_TP</text:span><text:span text:style-name="T23"> liita z</text:span><text:span text:style-name="T24">_PB6X</text:span><text:span text:style-name="T25"> ’_</text:span><text:span text:style-name="T24">ZW </text:span><text:span text:style-name="T25">amazzi amakumi abiri</text:span><text:span text:style-name="T24">_AAT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ekako etta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Teekamu ejjiiko emu n</text:span><text:span text:style-name="T36">_TC</text:span><text:span text:style-name="T37"> ‘</text:span><text:span text:style-name="T38">_ZW </text:span><text:span text:style-name="T39">ekitundu ey'ensaano ekyusa langi y</text:span><text:span text:style-name="T36">_PB5X </text:span><text:span text:style-name="T39">'</text:span><text:span text:style-name="T38">_ZW </text:span><text:span text:style-name="T39">amazzi.</text:span><text:span text:style-name="T38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mukolanga bwe mutyo mukama katonda wammwe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mutamiiriranga mu</text:span><text:span text:style-name="T2">_TP</text:span> ba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eri n</text:span><text:span text:style-name="T12">_TC</text:span><text:span text:style-name="T13"> ‘</text:span><text:span text:style-name="T14">_ZW </text:span><text:span text:style-name="T13">ayinza kudda awo mbu akubuuze ki ky'omwagaz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gula bikopo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gula bikopo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gula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gula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kyalaba Walusim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laba bakazi bazi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laba bazi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tulaba b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ulab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ulabye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ulirab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unnalab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uulabe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etwagala kiguumaaza mu</text:span><text:span text:style-name="T4">_TP</text:span><text:span text:style-name="T5"> nsonga za Arusha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walab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walabye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twandirabye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wali ansinga bukulu mu</text:span><text:span text:style-name="T2">_TP</text:span> nnyumba mu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ewali kubuusabuusa,</text:span><text:span text:style-name="T2">_ZC,</text:span> tayinza kunkozesa nsob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ewali kyama kiri mu</text:span><text:span text:style-name="T12">_TP</text:span><text:span text:style-name="T13"> kusaba kiro oba mu</text:span><text:span text:style-name="T14">_TP</text:span><text:span text:style-name="T13"> matumbibudde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wannabawo kikolebwa okulongoosa etteeka ery’amak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yaddamu kutambula wadde okuyimir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eyalya n</text:span><text:span text:style-name="T4">_TC</text:span><text:span text:style-name="T5"> ‘</text:span><text:span text:style-name="T4">_ZW </text:span>akawung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yatuuka buli lunak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yatuuka na bya buli muli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yatuuka na bya muli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eyatuuka na muli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fuka wan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ggyako ssimu 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okwata ku jjembe lya kisolo eky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olabirir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liwulira nti nfootookeredde kubanga bantaddeko akazit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lya mmere ewoze oba encaaf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mala galya buli ky'osanz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omasi akulaga ennonda nga</text:span><text:span text:style-name="T2">_TP</text:span> bwe yabeeran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omucokooza kubanga enkuba ya</text:span><text:span text:style-name="T4">_PB5X</text:span><text:span text:style-name="T5"> kitaawo ogimanyi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nguza ako akanÿ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onjwetekako bigambo kubanga njagala nfe nga</text:span><text:span text:style-name="T4">_TP</text:span><text:span text:style-name="T5"> sirina kibi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nywera wano ssig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Totya ggwe,</text:span><text:span text:style-name="T22">_ZC,</text:span><text:span text:style-name="T23"> ayi Yakobo</text:span><text:span text:style-name="T24">_NPXXX</text:span><text:span text:style-name="T25"> omuddu wange,</text:span><text:span text:style-name="T24">_ZC,</text:span><text:span text:style-name="T25"> bw'ayogera Mukama</text:span><text:span text:style-name="T2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ovaawo W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oyita linnya lya muntu ngali ku nswa y</text:span><text:span text:style-name="T4">_PB5X </text:span><text:span text:style-name="T5">'</text:span><text:span text:style-name="T4">_ZW </text:span>eki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tabamiruka wammwe waakutuula ku lwamukaa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tiimu y</text:span><text:span text:style-name="T4">_PB5X </text:span><text:span text:style-name="T5">'</text:span><text:span text:style-name="T4">_ZW </text:span>omupiira gw'ebigere yeetaaga kuwangula na ggoolo bbiri ku zzeer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toggo guba mwaka muka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genda kulaba ku bakadde baff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Tugenze mu maaso n<text:span text:style-name="T6">_TC</text:span> '<text:span text:style-name="T6">_ZW</text:span> okutumbula_<text:span text:style-name="T6">NCHTX</text:span> ebyemizanny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gula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gula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gula ebikopo bye 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gula kaaw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Tugyagenda ddi okulaba ku mpologoma enfuge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kola kiro na misa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ukusuubira emmere okugiriisa wuuma,</text:span><text:span text:style-name="T12">_ZC,</text:span><text:span text:style-name="T13"> ekijiiko n</text:span><text:span text:style-name="T14">_TC</text:span><text:span text:style-name="T13"> ‘</text:span><text:span text:style-name="T14">_ZW </text:span>akam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kyalab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abakazi abazi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abazin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amafu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b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bikopo binen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bikopo bisat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ebikop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mafut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mukaz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a omuka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lab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labe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ab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labye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uli ku mukutu kinaana mu</text:span><text:span text:style-name="T4">_TP</text:span><text:span text:style-name="T5"> mwenda katonnyeze bbiri ffa mm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uli ku puloti ana mu</text:span><text:span text:style-name="T4">_TP</text:span><text:span text:style-name="T5"> bbiri ku luguudo lw'e Jinja mu</text:span><text:span text:style-name="T4">_TP</text:span> Kamp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ibalab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Tuligenda ddi okulaba ku mpologoma enfuge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Tuligenda okuyi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ulina abakozi bisatu nga</text:span><text:span text:style-name="T12">_TP</text:span><text:span text:style-name="T13"> ku bo kyenda mu</text:span><text:span text:style-name="T14">_TP</text:span><text:span text:style-name="T13"> omu bakazi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ulina emmeeza okubeera ttivvi,</text:span><text:span text:style-name="T12">_ZC,</text:span><text:span text:style-name="T13"> leediyo n</text:span><text:span text:style-name="T14">_TC</text:span><text:span text:style-name="T13"> ‘</text:span><text:span text:style-name="T14">_ZW </text:span>ekitamba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ina okuwagira okuluŋŋamya ebikwata ku bika byaff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lir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lirab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lowooza Nnakato</text:span><text:span text:style-name="T2">_NPXXX</text:span> tunaamu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lowooza tunaalaba Nnakato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naal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naalab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Tunagenda okuyi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unyumye nga</text:span><text:span text:style-name="T2">_TP</text:span> bwe tuwaa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tusaanidde okwewala okubuuzaabuzibwa endowooza z</text:span><text:span text:style-name="T22">_PB6X</text:span><text:span text:style-name="T23"> ’_</text:span><text:span text:style-name="T24">ZW </text:span><text:span text:style-name="T25">abantu abali mu</text:span><text:span text:style-name="T24">_TP</text:span><text:span text:style-name="T25"> nsi ya</text:span><text:span text:style-name="T24">_PB5X</text:span> Sitaan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usange ku mwaliiro ogusooka mu</text:span><text:span text:style-name="T4">_TP</text:span><text:span text:style-name="T5"> kizimbe kya Tashobya e Kansanga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tusisinkanye omusanvu mu</text:span><text:span text:style-name="T12">_TP</text:span><text:span text:style-name="T13"> kkubo ne</text:span><text:span text:style-name="T14">_TC</text:span><text:span text:style-name="T13"> ngubuuk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usobola okuzuuk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buuza lwe y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buuza lwe yag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gala abakyala abalina ssente.</text:span><text:span text:style-name="T2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gala akaab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wagala babirye</text:span><text:span text:style-name="T4">_NPXXX</text:span><text:span text:style-name="T5"> alabe nnakato</text:span><text:span text:style-name="T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gala kukwata lwewunzika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Twagenda ddi okulaba ku mpologoma enfuge?</text:span><text:span text:style-name="T8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genda na bya bawalusimb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gisala na bus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gisala na obus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gula bikopo walusimbi</text:span><text:span text:style-name="T2">_NPXXX</text:span> bye yalee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gula ebikopo walusimbi</text:span><text:span text:style-name="T2">_NPXXX</text:span> bye yaleet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kalab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wakedde kajjaga kumala baana,</text:span><text:span text:style-name="T4">_ZC,</text:span><text:span text:style-name="T5"> ebbwa terinnuma linsalabatta,</text:span><text:span text:style-name="T4">_ZC,</text:span> be jjwi!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kutte abasawo ab'ekinnansi abateeberezebwa okusaddaaka omwana omut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la oluguudo olugenda e Bombo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laba bikopo binen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laba bikopo bya Kinene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laba bya Walusimbi</text:span><text:span text:style-name="T2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laba nnawolovu w'abaana ba muganda wa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lagaanye tusisinkane akawungee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twamuziise mu</text:span><text:span text:style-name="T22">_TP</text:span><text:span text:style-name="T23"> nnamungi w’omuntu mu</text:span><text:span text:style-name="T24">_TP</text:span><text:span text:style-name="T25"> Nnyendo okumpi ne</text:span><text:span text:style-name="T24">_TC</text:span><text:span text:style-name="T25"> Masaka</text:span><text:span text:style-name="T24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ndirab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ndirabye walusimbi</text:span><text:span text:style-name="T2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anyuse dda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seka walusimbi</text:span><text:span text:style-name="T2">_NPXXX</text:span> bwe y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twaseka walusimbi</text:span><text:span text:style-name="T2">_NPXXX</text:span> bwe yazin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71">twazudde nti bacupula nnyo</text:span><text:span text:style-name="T272">_DQX</text:span><text:span text:style-name="T273"> eddagala ly'omusujja,</text:span><text:span text:style-name="T274">_ZC,</text:span><text:span text:style-name="T275"> erya kkwiniini era</text:span><text:span text:style-name="T276">_TC</text:span><text:span text:style-name="T275"> </text:span>ff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etaaga akakadde kamu okumala ennyum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twetaaga enswa n</text:span><text:span text:style-name="T22">_TC</text:span><text:span text:style-name="T23"> ‘</text:span><text:span text:style-name="T24">_ZW </text:span><text:span text:style-name="T25">abantu nga</text:span><text:span text:style-name="T24">_TP</text:span><text:span text:style-name="T25"> babiri.</text:span><text:span text:style-name="T2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etaaga kakadde kamu okumala ennyum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twetaaga obulokozi obujju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Twewale enkola eya kiguumaaza,</text:span><text:span text:style-name="T4">_ZC,</text:span><text:span text:style-name="T5"> egenderera okulowoozesa abantu nti waliwo ekigonjoolwa ku byaff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va mu</text:span><text:span text:style-name="T2">_TP</text:span> nkuba bw'oba toyagala kulw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vvi, ddabiriyu, ekkisi,</text:span><text:span text:style-name="T4">_ZC,</text:span><text:span text:style-name="T5"> wayi,</text:span><text:span text:style-name="T4">_ZC,</text:span> zzeed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 owakulum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waakiri oleme okweyama,</text:span><text:span text:style-name="T12">_ZC,</text:span><text:span text:style-name="T13"> okusinga okweyama n</text:span><text:span text:style-name="T14">_TC</text:span><text:span text:style-name="T13"> ‘</text:span><text:span text:style-name="T14">_ZW </text:span>olema okusasu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abaawo ali omu,</text:span><text:span text:style-name="T4">_ZC,</text:span><text:span text:style-name="T5"> nga</text:span><text:span text:style-name="T4">_TP</text:span> talina wa kub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abula ate</text:span><text:span text:style-name="T4">_TC</text:span><text:span text:style-name="T5"> ye yennyini ye yaŋŋumyanga nti,</text:span><text:span text:style-name="T4">_ZC,</text:span> "tujja kufuna omwana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abula eno y</text:span><text:span text:style-name="T4">_PB5X </text:span><text:span text:style-name="T5">'</text:span><text:span text:style-name="T4">_ZW </text:span>esaawa okuzuukuk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wabula yeeyongera kumasamasa nnyo</text:span><text:span text:style-name="T10">_DQ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fumba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fumba okaab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agula ki e Kampala</text:span><text:span text:style-name="T4">_NPXXX</text:span><text:span text:style-name="T5"> ?</text:span><text:span text:style-name="T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gulayo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kubye an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laba kasedde gwe yagulira kaa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laba lujuuju kasedde gwe yagulira kaa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abye an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agaanyiza ensisinkan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i olidde ku matooke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<text:span text:style-name="T7">wali oyogera n’ani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walibaawo ebikankano ebinene,</text:span><text:span text:style-name="T22">_ZC,</text:span><text:span text:style-name="T23"> ne</text:span><text:span text:style-name="T24">_TC</text:span><text:span text:style-name="T25"> mu</text:span><text:span text:style-name="T24">_TP</text:span><text:span text:style-name="T25"> bifo ebirala enjala ne kawumpuli.</text:span><text:span text:style-name="T2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aliwo abaamutemyako nti bba apepeya n</text:span><text:span text:style-name="T4">_TC</text:span><text:span text:style-name="T5"> ‘</text:span><text:span text:style-name="T4">_ZW </text:span>abakazi abal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aliwo abantu abaagala okuleeta enkaayana mu</text:span><text:span text:style-name="T4">_TP</text:span><text:span text:style-name="T5"> Baganda</text:span><text:span text:style-name="T4">_NPXX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iwo akabenje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liwo ebintu ebitusoomooza bin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iwo ekitalekeka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liwo ensobi mukaaga buli mukazi zasaana okwewal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iwo gwe wandiyagadde okusisinkana oba okwogera naye gye bujj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usimbi</text:span><text:span text:style-name="T2">_NPXXX</text:span> agula lumonde mukasa gw'agenda okuwa abalenz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77">walusimbi</text:span><text:span text:style-name="T278">_NPXXX</text:span> akola nnamuzi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lusimbi</text:span><text:span text:style-name="T279">_NPXXX</text:span><text:span text:style-name="T280"> ayogerera bulungi</text:span><text:span text:style-name="T2">_DMX</text:span> abalim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wamma abamanyi Fiyona</text:span><text:span text:style-name="T12">_NPXXX</text:span><text:span text:style-name="T13"> Mpanga</text:span><text:span text:style-name="T12">_NPXXX</text:span><text:span text:style-name="T13">,</text:span><text:span text:style-name="T12">_ZC,</text:span><text:span text:style-name="T13"> ddala</text:span><text:span text:style-name="T14">_DQX</text:span><text:span text:style-name="T13"> agenda kufumbirwa oba asiba kiwaani?</text:span><text:span text:style-name="T14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wano Nnambajjwe</text:span><text:span text:style-name="T12">_NPXXX</text:span><text:span text:style-name="T13"> we yatandikidde okwogerera Nnabacwa</text:span><text:span text:style-name="T12">_NPXXX</text:span><text:span text:style-name="T13"> ebisongovu n</text:span><text:span text:style-name="T12">_TC</text:span><text:span text:style-name="T13"> ‘</text:span><text:span text:style-name="T14">_ZW </text:span><text:span text:style-name="T13">okumulangira obukopi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no ssi we ŋŋwanidde okusalirwa omusang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no tetukkirizaawo bageny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no we babimubalir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no we tubasuz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ano we tubasuza walung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sibye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asswa alya emmere y’omwana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asswa bwanakeera wano bw’anaawulira nti olwadde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span text:style-name="T7">Wasuze otya nno?</text:span><text:span text:style-name="T8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suze otyanno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watya ng</text:span><text:span text:style-name="T36">_TP</text:span><text:span text:style-name="T37"> '</text:span><text:span text:style-name="T38">_ZW </text:span><text:span text:style-name="T39">omutamiivu ono w</text:span><text:span text:style-name="T36">_PB1X </text:span><text:span text:style-name="T39">'</text:span><text:span text:style-name="T38">_ZW </text:span><text:span text:style-name="T39">amagye?</text:span><text:span text:style-name="T38">_TS?</text:span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7">Wawandiisa ki ng’ekkalaamu yo emenyese?</text:span><text:span text:style-name="T8">_TS?</text:span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span text:style-name="T96">Wawandika ennukuta ntono nnyo</text:span><text:span text:style-name="T97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ayiseewo omwaka</text:span><text:span text:style-name="T2">_NC3TX </text:span> gumu bukya ngobwa ku muli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eebale emirimu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Weebale kulya mwam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eebale kutukubira ssim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9">Weebale nnyo</text:span><text:span text:style-name="T10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eegendereze togwa mu</text:span><text:span text:style-name="T4">_TP</text:span><text:span text:style-name="T5"> kinnya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eer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eereza obubaka ku ssimu 07163456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eetaaga okubeera ekimu naye n</text:span><text:span text:style-name="T4">_TC</text:span><text:span text:style-name="T5"> ‘</text:span><text:span text:style-name="T4">_ZW </text:span>okukoowoola erinnya l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eewaawo, muddeeyo nate,</text:span><text:span text:style-name="T4">_ZC,</text:span><text:span text:style-name="T5"> ensonga yange nnungi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Weewale okulya ebintu ebiwoomerera ekisuss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5">weewale okusaba okukwongezaayo olunaku</text:span><text:span text:style-name="T36">_NCDTX</text:span><text:span text:style-name="T37"> n</text:span><text:span text:style-name="T38">_TC</text:span><text:span text:style-name="T39"> ‘</text:span><text:span text:style-name="T36">_ZW </text:span><text:span text:style-name="T39">okukozesa ffakisi ng</text:span><text:span text:style-name="T38">_TP</text:span><text:span text:style-name="T39"> '</text:span><text:span text:style-name="T38">_ZW </text:span>oweereza ekiwandiiko kya<text:span text:style-name="T6">_PB7X </text:span>pulojekit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wulira okusaba kwange,</text:span><text:span text:style-name="T2">_ZC,</text:span> ayi katon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ummula buli lw '</text:span><text:span text:style-name="T4">_ZW</text:span><text:span text:style-name="T5">owulira obukoowu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wummula ekituli mu</text:span><text:span text:style-name="T4">_TP</text:span><text:span text:style-name="T5"> lupapula luno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y</text:span><text:span text:style-name="T22">_PB5X </text:span><text:span text:style-name="T23">'</text:span><text:span text:style-name="T24">_ZW </text:span><text:span text:style-name="T25">ate</text:span><text:span text:style-name="T24">_TC</text:span><text:span text:style-name="T25"> bw'aba ow'amasannyalaze nga</text:span><text:span text:style-name="T24">_TP</text:span> gg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badde mu</text:span><text:span text:style-name="T12">_TP</text:span><text:span text:style-name="T13"> kivvulu kya Byaruhanga</text:span><text:span text:style-name="T12">_NPXXX</text:span><text:span text:style-name="T13"> e Mukono</text:span><text:span text:style-name="T12">_NPXXX</text:span><text:span text:style-name="T13"> ku bbiici ya</text:span><text:span text:style-name="T14">_PB5X</text:span><text:span text:style-name="T13"> Kiwanuka</text:span><text:span text:style-name="T12">_NPXXX</text:span> gye buvudde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balekera omugagga okubasengula mu</text:span><text:span text:style-name="T4">_TP</text:span><text:span text:style-name="T5"> mancoolo.</text:span><text:span text:style-name="T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buuza ani gwe w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buuza ani gwe walab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fumba nnawol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fumbira ki omupung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fumbira ki omwan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Yafuna obujjanjabi mu</text:span><text:span text:style-name="T22">_TP</text:span><text:span text:style-name="T23"> ddwaliro n</text:span><text:span text:style-name="T24">_TC</text:span><text:span text:style-name="T25"> ‘</text:span><text:span text:style-name="T24">_ZW </text:span><text:span text:style-name="T25">awonera ddala</text:span><text:span text:style-name="T24">_DQ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gamba nti abalimi</text:span><text:span text:style-name="T4"> </text:span><text:span text:style-name="T5">baagula ebitabo</text:span><text:span text:style-name="T4">_NC8T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gamba nti baagw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gamba nti baligw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genda okudda nga</text:span><text:span text:style-name="T2">_TP</text:span> bali baagenze dd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77">yagenda walusimbi</text:span><text:span text:style-name="T278">_NPXXX</text:span> lwe yaj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gguka mu</text:span><text:span text:style-name="T4">_TP</text:span><text:span text:style-name="T5"> Ggulu</text:span><text:span text:style-name="T281">_NPXXX </text:span><text:span text:style-name="T5">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giteekamu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gulidde emmotoka omupiir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gulira abaana ebitabo</text:span><text:span text:style-name="T2">_NC8TX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jja lwa nsong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kiteeseemu ku mupun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kiteeseemuko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kiteesemu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yakola buli kye</text:span><text:span text:style-name="T22">_PR7X</text:span><text:span text:style-name="T23"> yali asoboola okusigala ng</text:span><text:span text:style-name="T24">_TP</text:span><text:span text:style-name="T25"> '</text:span><text:span text:style-name="T24">_ZW </text:span><text:span text:style-name="T25">alabika bulungi</text:span><text:span text:style-name="T24">_DM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kubye omun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a obuliri bwa kitaawo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aba bikopo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labudde ab’obuyinza abaakutte ente</text:span><text:span text:style-name="T4">_NC6TX</text:span><text:span text:style-name="T5"> ezaatoneddwa abasiraamu abaavu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abwa 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labwa 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i anaatera okuyingizibwa mu</text:span><text:span text:style-name="T2">_TP</text:span> kig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ya bi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y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ya ki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lya k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lyaki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lya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muwa ffeeza,</text:span><text:span text:style-name="T4">_ZC,</text:span><text:span text:style-name="T5"> entulege ne</text:span><text:span text:style-name="T4">_TC</text:span> zaabu 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ndaga omugga ogw'amazzi ag'obula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nnyonnyodde nti kati abaana bana basomera bwereer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noga jjembe ddene okuva ku muti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nyiigedde n</text:span><text:span text:style-name="T12">_TC</text:span><text:span text:style-name="T13"> ‘</text:span><text:span text:style-name="T14">_ZW </text:span><text:span text:style-name="T13">ayuuzaayuuza engoye zange zonna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saaba evvu mu</text:span><text:span text:style-name="T12">_TP</text:span><text:span text:style-name="T13"> kyenyi kye</text:span><text:span text:style-name="T14">_PR7X</text:span><text:span text:style-name="T13">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sanze nga</text:span><text:span text:style-name="T2">_TP</text:span> mufu wa jj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sika omuguwa nga</text:span><text:span text:style-name="T4">_TP</text:span><text:span text:style-name="T5"> bwakuba ebiwoob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sima ki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sima wa?</text:span><text:span text:style-name="T2">_TS?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soma ki nabo?</text:span><text:span text:style-name="T2">_TS?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suze atunu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tandiikiriza mpola okunyiig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tandika okuzannya nnamba musanvu mu nkumi bbiri mu mwend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teese ku mupunga mu</text:span><text:span text:style-name="T2">_TP</text:span> kib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1">yatuma ng</text:span><text:span text:style-name="T22">_TP</text:span><text:span text:style-name="T23"> '</text:span><text:span text:style-name="T24">_ZW </text:span><text:span text:style-name="T25">ayima waggulu n</text:span><text:span text:style-name="T24">_TC</text:span><text:span text:style-name="T25"> ‘</text:span><text:span text:style-name="T24">_ZW </text:span>antwala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tuula awo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tuula wansi ng’awulira n’ekantooloze ayagala kumusuula wans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tuula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tuulako wansi n</text:span><text:span text:style-name="T12">_TC</text:span><text:span text:style-name="T13"> ‘</text:span><text:span text:style-name="T14">_ZW </text:span><text:span text:style-name="T13">aweera.</text:span><text:span text:style-name="T14">_ZS.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tuulam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tuula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tuuse n</text:span><text:span text:style-name="T12">_TC</text:span><text:span text:style-name="T13"> ‘</text:span><text:span text:style-name="T14">_ZW </text:span><text:span text:style-name="T13">okulaajana nti,</text:span><text:span text:style-name="T14">_ZC,</text:span> "omuzungu ayagala ku nzita"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vuddeyo ku ssaawa nga</text:span><text:span text:style-name="T2">_TP</text:span> 9:15 ez'olweggu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77">yayagala mulabe walusimbi</text:span><text:span text:style-name="T278">_NPXXX</text:span>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yagala tulabe mulond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77">yayagala walusimbi</text:span><text:span text:style-name="T278">_NPXXX</text:span> ajj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ayera nnyumba yokka,</text:span><text:span text:style-name="T2">_ZC,</text:span> si kiyungu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yera oluggy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yiga okutunga engoye nga</text:span><text:span text:style-name="T4">_TP</text:span><text:span text:style-name="T5"> akozesa ekyalaani mu</text:span><text:span text:style-name="T4">_TP</text:span> 1962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ayita wali okusobola okutuuka okwosa jj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yogedde ne</text:span><text:span text:style-name="T4">_TC</text:span><text:span text:style-name="T5"> Heleni</text:span><text:span text:style-name="T281">_NPXXX</text:span><text:span text:style-name="T5"> ku bintu by'akola okwekuumira ku mulembe.</text:span><text:span text:style-name="T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zaalibwa mu</text:span><text:span text:style-name="T12">_TP</text:span><text:span text:style-name="T13"> lukumi mu</text:span><text:span text:style-name="T14">_TP</text:span><text:span text:style-name="T13"> lwenda asatu mu bbiri mu</text:span><text:span text:style-name="T14">_TP</text:span> ddwaliro ly'e Mmeng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azaalibwa mu</text:span><text:span text:style-name="T12">_TP</text:span><text:span text:style-name="T13"> mwaka ogw'enkumi bbiri mu</text:span><text:span text:style-name="T14">_TP</text:span><text:span text:style-name="T13"> ogumu mu</text:span><text:span text:style-name="T14">_TP</text:span> mwezi ogw'okusatu ku lunaku olubereber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ziikibwa mu</text:span><text:span text:style-name="T4">_TP</text:span><text:span text:style-name="T5"> ntaana eri,</text:span><text:span text:style-name="T4">_ZC,</text:span> ku lunaku olwokusat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azze mpola ku ssiteegi ng</text:span><text:span text:style-name="T4">_TP</text:span><text:span text:style-name="T5"> '</text:span><text:span text:style-name="T4">_ZW </text:span>asooba nga nnawolov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e mukoddomi wange Wumaru yagenda n</text:span><text:span text:style-name="T4">_TC</text:span><text:span text:style-name="T5"> ‘</text:span><text:span text:style-name="T4">_ZW </text:span>abaana be babir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e n</text:span><text:span text:style-name="T4">_TC</text:span><text:span text:style-name="T5"> ‘</text:span><text:span text:style-name="T4">_ZW </text:span>ayongera ku bwenzi bw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e sso mmwe nga</text:span><text:span text:style-name="T2">_TP</text:span> muli ba kyewuunyo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Ye wuuyo azimba amayumba<text:span text:style-name="T6">_NCATX</text:span> mu bire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ee,</text:span><text:span text:style-name="T2">_ZC,</text:span> okuggyako bino ebijja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eemulula mpola n</text:span><text:span text:style-name="T12">_TC</text:span><text:span text:style-name="T13"> ‘</text:span><text:span text:style-name="T14">_ZW </text:span><text:span text:style-name="T13">adda mu</text:span><text:span text:style-name="T14">_TP</text:span> mmotoka y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eesibye katawulo akakoma waggulu w</text:span><text:span text:style-name="T4">_PB1X </text:span><text:span text:style-name="T5">'</text:span><text:span text:style-name="T4">_ZW </text:span>amaviivi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48">yeetawulanga nnyo</text:span><text:span text:style-name="T233">_DQX</text:span><text:span text:style-name="T50"> mu</text:span><text:span text:style-name="T234">_TP</text:span><text:span text:style-name="T235"> nkuubo ne</text:span><text:span text:style-name="T51">_TC</text:span> bubbomu obw'omungal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eewolerezza mu</text:span><text:span text:style-name="T12">_TP</text:span><text:span text:style-name="T13"> biwandiiko eby'enjawulo n</text:span><text:span text:style-name="T14">_TC</text:span><text:span text:style-name="T13"> ‘</text:span><text:span text:style-name="T14">_ZW </text:span>emboozi ku ttivvi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yeewunya ali wan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eewunya bakansala abajeemera mukama waabwe ne</text:span><text:span text:style-name="T4">_TC</text:span><text:span text:style-name="T5"> beetaba mu</text:span><text:span text:style-name="T4">_TP</text:span> lukiik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eyongera okukenkuka mu</text:span><text:span text:style-name="T2">_TP</text:span> ndwadde z’amagumba n’ennying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ii,</text:span><text:span text:style-name="T4">_ZC,</text:span><text:span text:style-name="T5"> ebyennyanja nabyo nga</text:span><text:span text:style-name="T4">_TP</text:span> binene bulala!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invoyisi ngiwadde omucayina omukadde alina envi n</text:span><text:span text:style-name="T12">_TC</text:span><text:span text:style-name="T13"> ‘</text:span><text:span text:style-name="T14">_ZW </text:span><text:span text:style-name="T13">evvu.</text:span><text:span text:style-name="T14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yita omuminsani n</text:span><text:span text:style-name="T4">_TC</text:span><text:span text:style-name="T5"> ‘</text:span><text:span text:style-name="T4">_ZW </text:span>omuntu omulala ali ebweru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Yiwamu akakopo k'amazzi agookya.</text:span><text:span text:style-name="T2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1">yoza ebikopo,</text:span><text:span text:style-name="T12">_ZC,</text:span><text:span text:style-name="T13"> ttawulo n</text:span><text:span text:style-name="T14">_TC</text:span><text:span text:style-name="T13"> ‘</text:span><text:span text:style-name="T14">_ZW </text:span>ekinaabiro kyo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82">Zadooki</text:span><text:span text:style-name="T283">_NPXXX</text:span><text:span text:style-name="T284"> mutabani we n</text:span><text:span text:style-name="T285">_TC</text:span><text:span text:style-name="T286"> ‘</text:span><text:span text:style-name="T285">_ZW </text:span><text:span text:style-name="T286">Akimaazi</text:span><text:span text:style-name="T287">_NPXXX</text:span> mutabani we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zannya olukalala lw'ennyimba zang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58">zino</text:span><text:span text:style-name="T59">_PD6X</text:span><text:span text:style-name="T60"> ensonga nkulu nnyo</text:span><text:span text:style-name="T61">_DQX</text:span><text:span text:style-name="T62"> zoolese kati.</text:span><text:span text:style-name="T63">_ZS.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zisanze oyo awakana n</text:span><text:span text:style-name="T4">_TC</text:span><text:span text:style-name="T5"> ‘</text:span><text:span text:style-name="T4">_ZW </text:span>omukozi w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288">Zzeero,</text:span><text:span text:style-name="T289">_ZC,</text:span><text:span text:style-name="T290"> Emu,</text:span><text:span text:style-name="T289">_ZC,</text:span><text:span text:style-name="T290"> bbiri,</text:span><text:span text:style-name="T291">_ZC,</text:span><text:span text:style-name="T292"> ssatu,</text:span><text:span text:style-name="T293">_ZC,</text:span><text:span text:style-name="T294"> nnya,</text:span><text:span text:style-name="T293">_ZC,</text:span><text:span text:style-name="T290"> ttaano,</text:span><text:span text:style-name="T289">_ZC,</text:span><text:span text:style-name="T294"> mukaaga,</text:span><text:span text:style-name="T295">_ZC,</text:span><text:span text:style-name="T294"> musanvu,</text:span><text:span text:style-name="T293">_ZC,</text:span><text:span text:style-name="T292"> munaana,</text:span><text:span text:style-name="T295">_ZC,</text:span><text:span text:style-name="T294"> mwenda,</text:span><text:span text:style-name="T293">_ZC,</text:span><text:span text:style-name="T294"> kkumi.</text:span><text:span text:style-name="T293">_ZS.</text:span></text:p>
          </table:table-cell>
          <table:table-cell table:number-columns-repeated="63"/>
        </table:table-row>
        <table:table-row table:style-name="ro4" table:number-rows-repeated="104672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3:32:47.994608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23:13:50.590636108</meta:creation-date>
    <dc:date>2020-02-24T01:02:43.578754760</dc:date>
    <meta:editing-duration>PT12H32M38S</meta:editing-duration>
    <meta:editing-cycles>542</meta:editing-cycles>
    <meta:generator>LibreOffice/6.3.4.2$Linux_X86_64 LibreOffice_project/30$Build-2</meta:generator>
    <meta:document-statistic meta:table-count="1" meta:cell-count="1854" meta:object-count="0"/>
  </office:meta>
</office:document-meta>
</file>